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0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40.51pt" fo:break-before="auto" style:use-optimal-row-height="false"/>
    </style:style>
    <style:style style:name="ta1" style:family="table" style:master-page-name="PageStyle_5f_Series_20_Summary">
      <style:table-properties table:display="true" style:writing-mode="lr-tb"/>
    </style:style>
    <style:style style:name="ta2" style:family="table" style:master-page-name="PageStyle_5f_Sample_20_Game">
      <style:table-properties table:display="true" style:writing-mode="lr-tb"/>
    </style:style>
    <style:style style:name="ta3" style:family="table" style:master-page-name="PageStyle_5f_Game_20_1_20__28_Empty_20_Board_29_">
      <style:table-properties table:display="true" style:writing-mode="lr-tb"/>
    </style:style>
    <style:style style:name="ta4" style:family="table" style:master-page-name="PageStyle_5f_Game_20_2_20__28_Empty_20_Board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ce2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b5394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3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4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  <style:map style:condition="is-true-formula(ISEVEN(ROW()))" style:apply-style-name="ConditionalStyle_5f_1" style:base-cell-address="'Series Summary'.A5"/>
    </style:style>
    <style:style style:name="ce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italic" fo:text-shadow="none" style:text-underline-style="none" fo:font-weight="normal" style:font-size-asian="12pt" style:font-style-asian="italic" style:font-weight-asian="normal" style:font-name-complex="Comic Sans MS" style:font-size-complex="12pt" style:font-style-complex="italic" style:font-weight-complex="normal"/>
    </style:style>
    <style:style style:name="ce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7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ce8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45f06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1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b5394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ce1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9pt" fo:font-style="normal" fo:text-shadow="none" style:text-underline-style="none" fo:font-weight="normal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ce1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9pt" fo:font-style="normal" fo:text-shadow="none" style:text-underline-style="none" fo:font-weight="normal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9pt" fo:font-style="normal" fo:text-shadow="none" style:text-underline-style="none" fo:font-weight="normal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9pt" fo:font-style="normal" fo:text-shadow="none" style:text-underline-style="none" fo:font-weight="normal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ce2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Sample Game'.B2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Sample Game'.B2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Sample Game'.B2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Sample Game'.B6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Sample Game'.B6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Sample Game'.B6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Sample Game'.B10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Sample Game'.B10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Sample Game'.B10"/>
    </style:style>
    <style:style style:name="ce30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  <style:map style:condition="cell-content()=&quot;X&quot;" style:apply-style-name="ConditionalStyle_5f_5" style:base-cell-address="'Sample Game'.C1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Sample Game'.B2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Sample Game'.B2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Sample Game'.B2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Sample Game'.B6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Sample Game'.B6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Sample Game'.B6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Sample Game'.B10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Sample Game'.B10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Sample Game'.B10"/>
    </style:style>
    <style:style style:name="ce4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Sample Game'.B2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Sample Game'.B2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Sample Game'.B2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Sample Game'.B6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Sample Game'.B6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Sample Game'.B6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Sample Game'.B10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Sample Game'.B10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Sample Game'.B10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Sample Game'.F2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Sample Game'.F2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Sample Game'.F2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Sample Game'.F6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Sample Game'.F6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Sample Game'.F6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Sample Game'.F10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Sample Game'.F10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Sample Game'.F10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Sample Game'.F2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Sample Game'.F2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Sample Game'.F2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Sample Game'.F6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Sample Game'.F6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Sample Game'.F6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Sample Game'.F10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Sample Game'.F10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Sample Game'.F10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Sample Game'.F2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Sample Game'.F2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Sample Game'.F2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Sample Game'.F6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Sample Game'.F6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Sample Game'.F6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Sample Game'.F10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Sample Game'.F10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Sample Game'.F10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Sample Game'.J2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Sample Game'.J2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Sample Game'.J2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Sample Game'.J6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Sample Game'.J6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Sample Game'.J6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Sample Game'.J10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Sample Game'.J10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Sample Game'.J10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Sample Game'.J2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Sample Game'.J2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Sample Game'.J2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Sample Game'.J6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Sample Game'.J6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Sample Game'.J6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Sample Game'.J10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Sample Game'.J10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Sample Game'.J10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Sample Game'.J2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Sample Game'.J2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Sample Game'.J2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Sample Game'.J6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Sample Game'.J6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Sample Game'.J6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Sample Game'.J10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Sample Game'.J10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Sample Game'.J10"/>
    </style:style>
    <style:style style:name="ce10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ce105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ce10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ce108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109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ISEVEN(ROW()))" style:apply-style-name="ConditionalStyle_5f_1" style:base-cell-address="'Sample Game'.N5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  <style:map style:condition="is-true-formula(ISEVEN(ROW()))" style:apply-style-name="ConditionalStyle_5f_1" style:base-cell-address="'Sample Game'.N5"/>
    </style:style>
    <style:style style:name="ce1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7981d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  <style:map style:condition="is-true-formula(ISEVEN(ROW()))" style:apply-style-name="ConditionalStyle_5f_1" style:base-cell-address="'Sample Game'.N5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name-complex="Comic Sans MS" style:font-size-complex="11pt" style:font-style-complex="normal" style:font-weight-complex="bold"/>
      <style:map style:condition="is-true-formula(ISEVEN(ROW()))" style:apply-style-name="ConditionalStyle_5f_1" style:base-cell-address="'Sample Game'.N5"/>
    </style:style>
    <style:style style:name="ce1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name-complex="Comic Sans MS" style:font-size-complex="11pt" style:font-style-complex="normal" style:font-weight-complex="bold"/>
    </style:style>
    <style:style style:name="ce114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1 (Empty Board)'.B2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1 (Empty Board)'.B2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1 (Empty Board)'.B2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1 (Empty Board)'.B6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1 (Empty Board)'.B6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1 (Empty Board)'.B6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1 (Empty Board)'.B10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1 (Empty Board)'.B10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1 (Empty Board)'.B10"/>
    </style:style>
    <style:style style:name="ce124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  <style:map style:condition="cell-content()=&quot;X&quot;" style:apply-style-name="ConditionalStyle_5f_5" style:base-cell-address="'Game 1 (Empty Board)'.C1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1 (Empty Board)'.B2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1 (Empty Board)'.B2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1 (Empty Board)'.B2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1 (Empty Board)'.B6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1 (Empty Board)'.B6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1 (Empty Board)'.B6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1 (Empty Board)'.B10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1 (Empty Board)'.B10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1 (Empty Board)'.B10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1 (Empty Board)'.B2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1 (Empty Board)'.B2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1 (Empty Board)'.B2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1 (Empty Board)'.B6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1 (Empty Board)'.B6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1 (Empty Board)'.B6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1 (Empty Board)'.B10"/>
    </style:style>
    <style:style style:name="ce1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1 (Empty Board)'.B10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1 (Empty Board)'.B10"/>
    </style:style>
    <style:style style:name="ce1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1 (Empty Board)'.F2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1 (Empty Board)'.F2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1 (Empty Board)'.F2"/>
    </style:style>
    <style:style style:name="ce1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1 (Empty Board)'.F6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1 (Empty Board)'.F6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1 (Empty Board)'.F6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1 (Empty Board)'.F10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1 (Empty Board)'.F10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1 (Empty Board)'.F10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1 (Empty Board)'.F2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1 (Empty Board)'.F2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1 (Empty Board)'.F2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1 (Empty Board)'.F6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1 (Empty Board)'.F6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1 (Empty Board)'.F6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1 (Empty Board)'.F10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1 (Empty Board)'.F10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1 (Empty Board)'.F10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1 (Empty Board)'.F2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1 (Empty Board)'.F2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1 (Empty Board)'.F2"/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1 (Empty Board)'.F6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1 (Empty Board)'.F6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1 (Empty Board)'.F6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1 (Empty Board)'.F10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1 (Empty Board)'.F10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1 (Empty Board)'.F10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1 (Empty Board)'.J2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1 (Empty Board)'.J2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1 (Empty Board)'.J2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1 (Empty Board)'.J6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1 (Empty Board)'.J6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1 (Empty Board)'.J6"/>
    </style:style>
    <style:style style:name="ce1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1 (Empty Board)'.J10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1 (Empty Board)'.J10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1 (Empty Board)'.J10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1 (Empty Board)'.J2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1 (Empty Board)'.J2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1 (Empty Board)'.J2"/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1 (Empty Board)'.J6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1 (Empty Board)'.J6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1 (Empty Board)'.J6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1 (Empty Board)'.J10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1 (Empty Board)'.J10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1 (Empty Board)'.J10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1 (Empty Board)'.J2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1 (Empty Board)'.J2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1 (Empty Board)'.J2"/>
    </style:style>
    <style:style style:name="ce1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1 (Empty Board)'.J6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1 (Empty Board)'.J6"/>
    </style:style>
    <style:style style:name="ce1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1 (Empty Board)'.J6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1 (Empty Board)'.J10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1 (Empty Board)'.J10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1 (Empty Board)'.J10"/>
    </style:style>
    <style:style style:name="ce197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ISEVEN(ROW()))" style:apply-style-name="ConditionalStyle_5f_1" style:base-cell-address="'Game 1 (Empty Board)'.N5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  <style:map style:condition="is-true-formula(ISEVEN(ROW()))" style:apply-style-name="ConditionalStyle_5f_1" style:base-cell-address="'Game 1 (Empty Board)'.N5"/>
    </style:style>
    <style:style style:name="ce1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7981d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  <style:map style:condition="is-true-formula(ISEVEN(ROW()))" style:apply-style-name="ConditionalStyle_5f_1" style:base-cell-address="'Game 1 (Empty Board)'.N5"/>
    </style:style>
    <style:style style:name="ce2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name-complex="Comic Sans MS" style:font-size-complex="11pt" style:font-style-complex="normal" style:font-weight-complex="bold"/>
      <style:map style:condition="is-true-formula(ISEVEN(ROW()))" style:apply-style-name="ConditionalStyle_5f_1" style:base-cell-address="'Game 1 (Empty Board)'.N5"/>
    </style:style>
    <style:style style:name="ce2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7981d" style:text-outline="false" style:text-line-through-style="none" style:text-line-through-type="none" style:font-name="Comic Sans MS" fo:font-size="11pt" fo:font-style="italic" fo:text-shadow="none" style:text-underline-style="none" fo:font-weight="normal" style:font-size-asian="11pt" style:font-style-asian="italic" style:font-weight-asian="normal" style:font-name-complex="Comic Sans MS" style:font-size-complex="11pt" style:font-style-complex="italic" style:font-weight-complex="normal"/>
      <style:map style:condition="is-true-formula(ISEVEN(ROW()))" style:apply-style-name="ConditionalStyle_5f_1" style:base-cell-address="'Game 1 (Empty Board)'.N5"/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is-true-formula(ISEVEN(ROW()))" style:apply-style-name="ConditionalStyle_5f_1" style:base-cell-address="'Game 1 (Empty Board)'.N5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2 (Empty Board)'.B2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2 (Empty Board)'.B2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2 (Empty Board)'.B2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2 (Empty Board)'.B6"/>
    </style:style>
    <style:style style:name="ce2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2 (Empty Board)'.B6"/>
    </style:style>
    <style:style style:name="ce2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2 (Empty Board)'.B6"/>
    </style:style>
    <style:style style:name="ce2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2 (Empty Board)'.B10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2 (Empty Board)'.B10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2 (Empty Board)'.B10"/>
    </style:style>
    <style:style style:name="ce212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  <style:map style:condition="cell-content()=&quot;X&quot;" style:apply-style-name="ConditionalStyle_5f_5" style:base-cell-address="'Game 2 (Empty Board)'.C1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2 (Empty Board)'.B2"/>
    </style:style>
    <style:style style:name="ce2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2 (Empty Board)'.B2"/>
    </style:style>
    <style:style style:name="ce2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2 (Empty Board)'.B2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2 (Empty Board)'.B6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2 (Empty Board)'.B6"/>
    </style:style>
    <style:style style:name="ce2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2 (Empty Board)'.B6"/>
    </style:style>
    <style:style style:name="ce2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2 (Empty Board)'.B10"/>
    </style:style>
    <style:style style:name="ce2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2 (Empty Board)'.B10"/>
    </style:style>
    <style:style style:name="ce2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2 (Empty Board)'.B10"/>
    </style:style>
    <style:style style:name="ce2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2 (Empty Board)'.B2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2 (Empty Board)'.B2"/>
    </style:style>
    <style:style style:name="ce2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2]=&quot;X&quot;;[.$C$1]=&quot;&quot;))" style:apply-style-name="ConditionalStyle_5f_1" style:base-cell-address="'Game 2 (Empty Board)'.B2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2 (Empty Board)'.B6"/>
    </style:style>
    <style:style style:name="ce2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2 (Empty Board)'.B6"/>
    </style:style>
    <style:style style:name="ce2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6]=&quot;X&quot;;[.$C$5]=&quot;&quot;))" style:apply-style-name="ConditionalStyle_5f_1" style:base-cell-address="'Game 2 (Empty Board)'.B6"/>
    </style:style>
    <style:style style:name="ce2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2 (Empty Board)'.B10"/>
    </style:style>
    <style:style style:name="ce2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2 (Empty Board)'.B10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B10]=&quot;X&quot;;[.$C$9]=&quot;&quot;))" style:apply-style-name="ConditionalStyle_5f_1" style:base-cell-address="'Game 2 (Empty Board)'.B10"/>
    </style:style>
    <style:style style:name="ce2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2 (Empty Board)'.F2"/>
    </style:style>
    <style:style style:name="ce2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2 (Empty Board)'.F2"/>
    </style:style>
    <style:style style:name="ce2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2 (Empty Board)'.F2"/>
    </style:style>
    <style:style style:name="ce2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2 (Empty Board)'.F6"/>
    </style:style>
    <style:style style:name="ce2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2 (Empty Board)'.F6"/>
    </style:style>
    <style:style style:name="ce2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2 (Empty Board)'.F6"/>
    </style:style>
    <style:style style:name="ce2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2 (Empty Board)'.F10"/>
    </style:style>
    <style:style style:name="ce2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2 (Empty Board)'.F10"/>
    </style:style>
    <style:style style:name="ce2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2 (Empty Board)'.F10"/>
    </style:style>
    <style:style style:name="ce2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2 (Empty Board)'.F2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2 (Empty Board)'.F2"/>
    </style:style>
    <style:style style:name="ce2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2 (Empty Board)'.F2"/>
    </style:style>
    <style:style style:name="ce2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2 (Empty Board)'.F6"/>
    </style:style>
    <style:style style:name="ce2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2 (Empty Board)'.F6"/>
    </style:style>
    <style:style style:name="ce2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2 (Empty Board)'.F6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2 (Empty Board)'.F10"/>
    </style:style>
    <style:style style:name="ce2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2 (Empty Board)'.F10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2 (Empty Board)'.F10"/>
    </style:style>
    <style:style style:name="ce2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2 (Empty Board)'.F2"/>
    </style:style>
    <style:style style:name="ce2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2 (Empty Board)'.F2"/>
    </style:style>
    <style:style style:name="ce2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2]=&quot;X&quot;;[.$G$1]=&quot;&quot;))" style:apply-style-name="ConditionalStyle_5f_1" style:base-cell-address="'Game 2 (Empty Board)'.F2"/>
    </style:style>
    <style:style style:name="ce2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2 (Empty Board)'.F6"/>
    </style:style>
    <style:style style:name="ce2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2 (Empty Board)'.F6"/>
    </style:style>
    <style:style style:name="ce2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6]=&quot;X&quot;;[.$G$5]=&quot;&quot;))" style:apply-style-name="ConditionalStyle_5f_1" style:base-cell-address="'Game 2 (Empty Board)'.F6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2 (Empty Board)'.F10"/>
    </style:style>
    <style:style style:name="ce2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2 (Empty Board)'.F10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F10]=&quot;X&quot;;[.$G$9]=&quot;&quot;))" style:apply-style-name="ConditionalStyle_5f_1" style:base-cell-address="'Game 2 (Empty Board)'.F10"/>
    </style:style>
    <style:style style:name="ce2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2 (Empty Board)'.J2"/>
    </style:style>
    <style:style style:name="ce2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2 (Empty Board)'.J2"/>
    </style:style>
    <style:style style:name="ce2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2 (Empty Board)'.J2"/>
    </style:style>
    <style:style style:name="ce2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2 (Empty Board)'.J6"/>
    </style:style>
    <style:style style:name="ce2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2 (Empty Board)'.J6"/>
    </style:style>
    <style:style style:name="ce2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2 (Empty Board)'.J6"/>
    </style:style>
    <style:style style:name="ce2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2 (Empty Board)'.J10"/>
    </style:style>
    <style:style style:name="ce2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2 (Empty Board)'.J10"/>
    </style:style>
    <style:style style:name="ce2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2 (Empty Board)'.J10"/>
    </style:style>
    <style:style style:name="ce2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2 (Empty Board)'.J2"/>
    </style:style>
    <style:style style:name="ce2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2 (Empty Board)'.J2"/>
    </style:style>
    <style:style style:name="ce2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2 (Empty Board)'.J2"/>
    </style:style>
    <style:style style:name="ce2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2 (Empty Board)'.J6"/>
    </style:style>
    <style:style style:name="ce2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2 (Empty Board)'.J6"/>
    </style:style>
    <style:style style:name="ce2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2 (Empty Board)'.J6"/>
    </style:style>
    <style:style style:name="ce2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2 (Empty Board)'.J10"/>
    </style:style>
    <style:style style:name="ce2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2 (Empty Board)'.J10"/>
    </style:style>
    <style:style style:name="ce2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2 (Empty Board)'.J10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2 (Empty Board)'.J2"/>
    </style:style>
    <style:style style:name="ce2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2 (Empty Board)'.J2"/>
    </style:style>
    <style:style style:name="ce2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2]=&quot;X&quot;;[.$K$1]=&quot;&quot;))" style:apply-style-name="ConditionalStyle_5f_1" style:base-cell-address="'Game 2 (Empty Board)'.J2"/>
    </style:style>
    <style:style style:name="ce2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2 (Empty Board)'.J6"/>
    </style:style>
    <style:style style:name="ce2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2 (Empty Board)'.J6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6]=&quot;X&quot;;[.$K$5]=&quot;&quot;))" style:apply-style-name="ConditionalStyle_5f_1" style:base-cell-address="'Game 2 (Empty Board)'.J6"/>
    </style:style>
    <style:style style:name="ce2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2 (Empty Board)'.J10"/>
    </style:style>
    <style:style style:name="ce2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2 (Empty Board)'.J10"/>
    </style:style>
    <style:style style:name="ce2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AND([.J10]=&quot;X&quot;;[.$K$9]=&quot;&quot;))" style:apply-style-name="ConditionalStyle_5f_1" style:base-cell-address="'Game 2 (Empty Board)'.J10"/>
    </style:style>
    <style:style style:name="ce285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  <style:map style:condition="is-true-formula(ISEVEN(ROW()))" style:apply-style-name="ConditionalStyle_5f_1" style:base-cell-address="'Game 2 (Empty Board)'.N5"/>
    </style:style>
    <style:style style:name="ce2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  <style:map style:condition="is-true-formula(ISEVEN(ROW()))" style:apply-style-name="ConditionalStyle_5f_1" style:base-cell-address="'Game 2 (Empty Board)'.N5"/>
    </style:style>
    <style:style style:name="ce28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7981d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  <style:map style:condition="is-true-formula(ISEVEN(ROW()))" style:apply-style-name="ConditionalStyle_5f_1" style:base-cell-address="'Game 2 (Empty Board)'.N5"/>
    </style:style>
    <style:style style:name="ce2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name-complex="Comic Sans MS" style:font-size-complex="11pt" style:font-style-complex="normal" style:font-weight-complex="bold"/>
      <style:map style:condition="is-true-formula(ISEVEN(ROW()))" style:apply-style-name="ConditionalStyle_5f_1" style:base-cell-address="'Game 2 (Empty Board)'.N5"/>
    </style:style>
    <style:style style:name="ce2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7981d" style:text-outline="false" style:text-line-through-style="none" style:text-line-through-type="none" style:font-name="Comic Sans MS" fo:font-size="11pt" fo:font-style="italic" fo:text-shadow="none" style:text-underline-style="none" fo:font-weight="normal" style:font-size-asian="11pt" style:font-style-asian="italic" style:font-weight-asian="normal" style:font-name-complex="Comic Sans MS" style:font-size-complex="11pt" style:font-style-complex="italic" style:font-weight-complex="normal"/>
      <style:map style:condition="is-true-formula(ISEVEN(ROW()))" style:apply-style-name="ConditionalStyle_5f_1" style:base-cell-address="'Game 2 (Empty Board)'.N5"/>
    </style:style>
    <style:style style:name="ce2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is-true-formula(ISEVEN(ROW()))" style:apply-style-name="ConditionalStyle_5f_1" style:base-cell-address="'Game 2 (Empty Board)'.N5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ries Summary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3" table:number-rows-spanned="1">
            <text:p>Xavier</text:p>
          </table:table-cell>
          <table:covered-table-cell table:number-columns-repeated="2"/>
          <table:table-cell table:style-name="ce8" office:value-type="string" calcext:value-type="string">
            <text:p>vs</text:p>
          </table:table-cell>
          <table:table-cell table:style-name="ce10" office:value-type="string" calcext:value-type="string" table:number-columns-spanned="3" table:number-rows-spanned="1">
            <text:p>Olivia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Best of 12 (sample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" office:value-type="float" office:value="0" calcext:value-type="float" table:number-columns-spanned="3" table:number-rows-spanned="1">
            <text:p>0</text:p>
          </table:table-cell>
          <table:covered-table-cell table:style-name="ce9"/>
          <table:covered-table-cell table:style-name="ce11"/>
          <table:table-cell table:style-name="ce10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Gam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Forma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Leader</text:p>
          </table:table-cell>
          <table:table-cell table:style-name="ce5" office:value-type="string" calcext:value-type="string">
            <text:p>Outcome</text:p>
          </table:table-cell>
          <table:table-cell table:style-name="ce5" office:value-type="string" calcext:value-type="string">
            <text:p>WLT</text:p>
          </table:table-cell>
          <table:table-cell table:style-name="ce5" office:value-type="string" calcext:value-type="string">
            <text:p>Score (#)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LT</text:p>
          </table:table-cell>
          <table:table-cell table:style-name="ce7" office:value-type="date" office:date-value="2022-09-02" calcext:value-type="date">
            <text:p>9/2</text:p>
          </table:table-cell>
          <table:table-cell table:style-name="ce1" office:value-type="string" calcext:value-type="string">
            <text:p>Olivia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string" calcext:value-type="string">
            <text:p>0-1-0</text:p>
          </table:table-cell>
          <table:table-cell table:style-name="ce1" office:value-type="string" calcext:value-type="string">
            <text:p>0-2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LT</text:p>
          </table:table-cell>
          <table:table-cell table:style-name="ce7" office:value-type="date" office:date-value="2022-09-02" calcext:value-type="date">
            <text:p>9/2</text:p>
          </table:table-cell>
          <table:table-cell table:style-name="ce1" office:value-type="string" calcext:value-type="string">
            <text:p>Xavier</text:p>
          </table:table-cell>
          <table:table-cell table:style-name="ce13" office:value-type="string" calcext:value-type="string">
            <text:p>W</text:p>
          </table:table-cell>
          <table:table-cell table:style-name="ce14" office:value-type="string" calcext:value-type="string">
            <text:p>1-1-0</text:p>
          </table:table-cell>
          <table:table-cell table:style-name="ce15" office:value-type="date" office:date-value="2022-02-02" calcext:value-type="date">
            <text:p>2-2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LT</text:p>
          </table:table-cell>
          <table:table-cell table:style-name="ce7" office:value-type="date" office:date-value="2022-09-09" calcext:value-type="date">
            <text:p>9/9</text:p>
          </table:table-cell>
          <table:table-cell table:style-name="ce1" office:value-type="string" calcext:value-type="string">
            <text:p>Olivia</text:p>
          </table:table-cell>
          <table:table-cell table:style-name="ce13" office:value-type="string" calcext:value-type="string">
            <text:p>L</text:p>
          </table:table-cell>
          <table:table-cell table:style-name="ce14" office:value-type="string" calcext:value-type="string">
            <text:p>2-1-0</text:p>
          </table:table-cell>
          <table:table-cell table:style-name="ce15" office:value-type="date" office:date-value="2022-04-02" calcext:value-type="date">
            <text:p>4-2</text:p>
          </table:table-cell>
          <table:table-cell table:style-name="ce12"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LT</text:p>
          </table:table-cell>
          <table:table-cell table:style-name="ce7" office:value-type="date" office:date-value="2022-09-09" calcext:value-type="date">
            <text:p>9/9</text:p>
          </table:table-cell>
          <table:table-cell table:style-name="ce1" office:value-type="string" calcext:value-type="string">
            <text:p>Xavier</text:p>
          </table:table-cell>
          <table:table-cell table:style-name="ce12" office:value-type="string" calcext:value-type="string">
            <text:p>L</text:p>
          </table:table-cell>
          <table:table-cell table:style-name="ce14" office:value-type="string" calcext:value-type="string">
            <text:p>2-2-0</text:p>
          </table:table-cell>
          <table:table-cell table:style-name="ce15" office:value-type="date" office:date-value="2022-04-04" calcext:value-type="date">
            <text:p>4-4</text:p>
          </table:table-cell>
          <table:table-cell table:style-name="ce13"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LT</text:p>
          </table:table-cell>
          <table:table-cell table:style-name="ce7" office:value-type="date" office:date-value="2022-09-16" calcext:value-type="date">
            <text:p>9/16</text:p>
          </table:table-cell>
          <table:table-cell table:style-name="ce1" office:value-type="string" calcext:value-type="string">
            <text:p>Olivia</text:p>
          </table:table-cell>
          <table:table-cell table:style-name="ce1" office:value-type="string" calcext:value-type="string">
            <text:p>T</text:p>
          </table:table-cell>
          <table:table-cell table:style-name="ce14" office:value-type="string" calcext:value-type="string">
            <text:p>2-2-1</text:p>
          </table:table-cell>
          <table:table-cell table:style-name="ce15" office:value-type="date" office:date-value="2022-05-05" calcext:value-type="date">
            <text:p>5-5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LT</text:p>
          </table:table-cell>
          <table:table-cell table:style-name="ce7" office:value-type="date" office:date-value="2022-09-16" calcext:value-type="date">
            <text:p>9/16</text:p>
          </table:table-cell>
          <table:table-cell table:style-name="ce1" office:value-type="string" calcext:value-type="string">
            <text:p>Xavier</text:p>
          </table:table-cell>
          <table:table-cell table:style-name="ce1" office:value-type="string" calcext:value-type="string">
            <text:p>T</text:p>
          </table:table-cell>
          <table:table-cell table:style-name="ce14" office:value-type="string" calcext:value-type="string">
            <text:p>2-2-2</text:p>
          </table:table-cell>
          <table:table-cell table:style-name="ce15" office:value-type="date" office:date-value="2022-06-06" calcext:value-type="date">
            <text:p>6-6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LT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Olivia</text:p>
          </table:table-cell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LT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avier</text:p>
          </table:table-cell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LT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Olivia</text:p>
          </table:table-cell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LT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avier</text:p>
          </table:table-cell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LT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Olivia</text:p>
          </table:table-cell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LT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Xavier</text:p>
          </table:table-cell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eries Summary'.A5:'Series Summary'.A5">
            <calcext:condition calcext:apply-style-name="ConditionalStyle_1" calcext:value="formula-is(ISEVEN(ROW()))" calcext:base-cell-address="'Series Summary'.A5"/>
          </calcext:conditional-format>
        </calcext:conditional-formats>
      </table:table>
      <table:table table:name="Sample Game" table:style-name="ta2"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number-columns-repeated="7" table:default-cell-style-name="Default"/>
        <table:table-column table:style-name="co1" table:number-columns-repeated="1004" table:default-cell-style-name="Default"/>
        <table:table-row table:style-name="ro3">
          <table:table-cell table:style-name="ce16"/>
          <table:table-cell table:style-name="ce20"/>
          <table:table-cell table:style-name="ce30" office:value-type="string" calcext:value-type="string">
            <text:p>X</text:p>
          </table:table-cell>
          <table:table-cell table:style-name="ce40"/>
          <table:table-cell table:style-name="ce1"/>
          <table:table-cell table:style-name="ce20"/>
          <table:table-cell table:style-name="ce30" office:value-type="string" calcext:value-type="string">
            <text:p>-</text:p>
          </table:table-cell>
          <table:table-cell table:style-name="ce40"/>
          <table:table-cell table:style-name="ce1"/>
          <table:table-cell table:style-name="ce20"/>
          <table:table-cell table:style-name="ce30" office:value-type="string" calcext:value-type="string">
            <text:p>X</text:p>
          </table:table-cell>
          <table:table-cell table:style-name="ce40"/>
          <table:table-cell table:style-name="ce104"/>
          <table:table-cell table:style-name="ce1" table:number-columns-repeated="7"/>
          <table:table-cell table:number-columns-repeated="1004"/>
        </table:table-row>
        <table:table-row table:style-name="ro4">
          <table:table-cell table:style-name="ce16" office:value-type="float" office:value="9" calcext:value-type="float">
            <text:p>9</text:p>
          </table:table-cell>
          <table:table-cell table:style-name="ce21" table:formula="of:=IFERROR(IF(MATCH(&quot;a9&quot;; [.$A$18:.$A$99]; 0);(IF(ISEVEN(MATCH(&quot;a9&quot;; [.$A$18:.$A$99]; 0)); &quot;O&quot;; &quot;X&quot;))); &quot;a9&quot;)" office:value-type="string" office:string-value="X" calcext:value-type="string">
            <text:p>X</text:p>
          </table:table-cell>
          <table:table-cell table:style-name="ce31" table:formula="of:=IFERROR(IF(MATCH(&quot;b9&quot;; [.$A$18:.$A$99]; 0);(IF(ISEVEN(MATCH(&quot;b9&quot;; [.$A$18:.$A$99]; 0)); &quot;O&quot;; &quot;X&quot;))); &quot;b9&quot;)" office:value-type="string" office:string-value="b9" calcext:value-type="string">
            <text:p>b9</text:p>
          </table:table-cell>
          <table:table-cell table:style-name="ce41" table:formula="of:=IFERROR(IF(MATCH(&quot;c9&quot;; [.$A$18:.$A$99]; 0);(IF(ISEVEN(MATCH(&quot;c9&quot;; [.$A$18:.$A$99]; 0)); &quot;O&quot;; &quot;X&quot;))); &quot;c9&quot;)" office:value-type="string" office:string-value="O" calcext:value-type="string">
            <text:p>O</text:p>
          </table:table-cell>
          <table:table-cell table:style-name="ce1"/>
          <table:table-cell table:style-name="ce50" table:formula="of:=IFERROR(IF(MATCH(&quot;d9&quot;; [.$A$18:.$A$99]; 0);(IF(ISEVEN(MATCH(&quot;d9&quot;; [.$A$18:.$A$99]; 0)); &quot;O&quot;; &quot;X&quot;))); &quot;d9&quot;)" office:value-type="string" office:string-value="O" calcext:value-type="string">
            <text:p>O</text:p>
          </table:table-cell>
          <table:table-cell table:style-name="ce59" table:formula="of:=IFERROR(IF(MATCH(&quot;e9&quot;; [.$A$18:.$A$99]; 0);(IF(ISEVEN(MATCH(&quot;e9&quot;; [.$A$18:.$A$99]; 0)); &quot;O&quot;; &quot;X&quot;))); &quot;e9&quot;)" office:value-type="string" office:string-value="X" calcext:value-type="string">
            <text:p>X</text:p>
          </table:table-cell>
          <table:table-cell table:style-name="ce68" table:formula="of:=IFERROR(IF(MATCH(&quot;f9&quot;; [.$A$18:.$A$99]; 0);(IF(ISEVEN(MATCH(&quot;f9&quot;; [.$A$18:.$A$99]; 0)); &quot;O&quot;; &quot;X&quot;))); &quot;f9&quot;)" office:value-type="string" office:string-value="X" calcext:value-type="string">
            <text:p>X</text:p>
          </table:table-cell>
          <table:table-cell table:style-name="ce1"/>
          <table:table-cell table:style-name="ce77" table:formula="of:=IFERROR(IF(MATCH(&quot;g9&quot;; [.$A$18:.$A$99]; 0);(IF(ISEVEN(MATCH(&quot;g9&quot;; [.$A$18:.$A$99]; 0)); &quot;O&quot;; &quot;X&quot;))); &quot;g9&quot;)" office:value-type="string" office:string-value="g9" calcext:value-type="string">
            <text:p>g9</text:p>
          </table:table-cell>
          <table:table-cell table:style-name="ce86" table:formula="of:=IFERROR(IF(MATCH(&quot;h9&quot;; [.$A$18:.$A$99]; 0);(IF(ISEVEN(MATCH(&quot;h9&quot;; [.$A$18:.$A$99]; 0)); &quot;O&quot;; &quot;X&quot;))); &quot;h9&quot;)" office:value-type="string" office:string-value="O" calcext:value-type="string">
            <text:p>O</text:p>
          </table:table-cell>
          <table:table-cell table:style-name="ce95" table:formula="of:=IFERROR(IF(MATCH(&quot;i9&quot;; [.$A$18:.$A$99]; 0);(IF(ISEVEN(MATCH(&quot;i9&quot;; [.$A$18:.$A$99]; 0)); &quot;O&quot;; &quot;X&quot;))); &quot;i9&quot;)" office:value-type="string" office:string-value="X" calcext:value-type="string">
            <text:p>X</text:p>
          </table:table-cell>
          <table:table-cell table:style-name="ce104"/>
          <table:table-cell table:style-name="ce108" office:value-type="string" calcext:value-type="string" table:number-columns-spanned="3" table:number-rows-spanned="1">
            <text:p>Xavier</text:p>
          </table:table-cell>
          <table:covered-table-cell table:number-columns-repeated="2"/>
          <table:table-cell table:style-name="ce8" office:value-type="string" calcext:value-type="string">
            <text:p>vs</text:p>
          </table:table-cell>
          <table:table-cell table:style-name="ce114" office:value-type="string" calcext:value-type="string" table:number-columns-spanned="3" table:number-rows-spanned="1">
            <text:p>Olivia</text:p>
          </table:table-cell>
          <table:covered-table-cell table:number-columns-repeated="2"/>
          <table:table-cell table:number-columns-repeated="1004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2" table:formula="of:=IFERROR(IF(MATCH(&quot;a8&quot;; [.$A$18:.$A$99]; 0);(IF(ISEVEN(MATCH(&quot;a8&quot;; [.$A$18:.$A$99]; 0)); &quot;O&quot;; &quot;X&quot;))); &quot;a8&quot;)" office:value-type="string" office:string-value="a8" calcext:value-type="string">
            <text:p>a8</text:p>
          </table:table-cell>
          <table:table-cell table:style-name="ce32" table:formula="of:=IFERROR(IF(MATCH(&quot;b8&quot;; [.$A$18:.$A$99]; 0);(IF(ISEVEN(MATCH(&quot;b8&quot;; [.$A$18:.$A$99]; 0)); &quot;O&quot;; &quot;X&quot;))); &quot;b8&quot;)" office:value-type="string" office:string-value="X" calcext:value-type="string">
            <text:p>X</text:p>
          </table:table-cell>
          <table:table-cell table:style-name="ce42" table:formula="of:=IFERROR(IF(MATCH(&quot;c8&quot;; [.$A$18:.$A$99]; 0);(IF(ISEVEN(MATCH(&quot;c8&quot;; [.$A$18:.$A$99]; 0)); &quot;O&quot;; &quot;X&quot;))); &quot;c8&quot;)" office:value-type="string" office:string-value="c8" calcext:value-type="string">
            <text:p>c8</text:p>
          </table:table-cell>
          <table:table-cell table:style-name="ce1"/>
          <table:table-cell table:style-name="ce51" table:formula="of:=IFERROR(IF(MATCH(&quot;d8&quot;; [.$A$18:.$A$99]; 0);(IF(ISEVEN(MATCH(&quot;d8&quot;; [.$A$18:.$A$99]; 0)); &quot;O&quot;; &quot;X&quot;))); &quot;d8&quot;)" office:value-type="string" office:string-value="X" calcext:value-type="string">
            <text:p>X</text:p>
          </table:table-cell>
          <table:table-cell table:style-name="ce60" table:formula="of:=IFERROR(IF(MATCH(&quot;e8&quot;; [.$A$18:.$A$99]; 0);(IF(ISEVEN(MATCH(&quot;e8&quot;; [.$A$18:.$A$99]; 0)); &quot;O&quot;; &quot;X&quot;))); &quot;e8&quot;)" office:value-type="string" office:string-value="O" calcext:value-type="string">
            <text:p>O</text:p>
          </table:table-cell>
          <table:table-cell table:style-name="ce69" table:formula="of:=IFERROR(IF(MATCH(&quot;f8&quot;; [.$A$18:.$A$99]; 0);(IF(ISEVEN(MATCH(&quot;f8&quot;; [.$A$18:.$A$99]; 0)); &quot;O&quot;; &quot;X&quot;))); &quot;f8&quot;)" office:value-type="string" office:string-value="O" calcext:value-type="string">
            <text:p>O</text:p>
          </table:table-cell>
          <table:table-cell table:style-name="ce1"/>
          <table:table-cell table:style-name="ce78" table:formula="of:=IFERROR(IF(MATCH(&quot;g8&quot;; [.$A$18:.$A$99]; 0);(IF(ISEVEN(MATCH(&quot;g8&quot;; [.$A$18:.$A$99]; 0)); &quot;O&quot;; &quot;X&quot;))); &quot;g8&quot;)" office:value-type="string" office:string-value="g8" calcext:value-type="string">
            <text:p>g8</text:p>
          </table:table-cell>
          <table:table-cell table:style-name="ce87" table:formula="of:=IFERROR(IF(MATCH(&quot;h8&quot;; [.$A$18:.$A$99]; 0);(IF(ISEVEN(MATCH(&quot;h8&quot;; [.$A$18:.$A$99]; 0)); &quot;O&quot;; &quot;X&quot;))); &quot;h8&quot;)" office:value-type="string" office:string-value="X" calcext:value-type="string">
            <text:p>X</text:p>
          </table:table-cell>
          <table:table-cell table:style-name="ce96" table:formula="of:=IFERROR(IF(MATCH(&quot;i8&quot;; [.$A$18:.$A$99]; 0);(IF(ISEVEN(MATCH(&quot;i8&quot;; [.$A$18:.$A$99]; 0)); &quot;O&quot;; &quot;X&quot;))); &quot;i8&quot;)" office:value-type="string" office:string-value="O" calcext:value-type="string">
            <text:p>O</text:p>
          </table:table-cell>
          <table:table-cell table:style-name="ce104"/>
          <table:table-cell table:style-name="ce3" office:value-type="string" calcext:value-type="string" table:number-columns-spanned="7" table:number-rows-spanned="1">
            <text:p>Game 1</text:p>
          </table:table-cell>
          <table:covered-table-cell table:number-columns-repeated="6"/>
          <table:table-cell table:number-columns-repeated="1004"/>
        </table:table-row>
        <table:table-row table:style-name="ro4">
          <table:table-cell table:style-name="ce16" office:value-type="float" office:value="7" calcext:value-type="float">
            <text:p>7</text:p>
          </table:table-cell>
          <table:table-cell table:style-name="ce23" table:formula="of:=IFERROR(IF(MATCH(&quot;a7&quot;; [.$A$18:.$A$99]; 0);(IF(ISEVEN(MATCH(&quot;a7&quot;; [.$A$18:.$A$99]; 0)); &quot;O&quot;; &quot;X&quot;))); &quot;a7&quot;)" office:value-type="string" office:string-value="a7" calcext:value-type="string">
            <text:p>a7</text:p>
          </table:table-cell>
          <table:table-cell table:style-name="ce33" table:formula="of:=IFERROR(IF(MATCH(&quot;b7&quot;; [.$A$18:.$A$99]; 0);(IF(ISEVEN(MATCH(&quot;b7&quot;; [.$A$18:.$A$99]; 0)); &quot;O&quot;; &quot;X&quot;))); &quot;b7&quot;)" office:value-type="string" office:string-value="b7" calcext:value-type="string">
            <text:p>b7</text:p>
          </table:table-cell>
          <table:table-cell table:style-name="ce43" table:formula="of:=IFERROR(IF(MATCH(&quot;c7&quot;; [.$A$18:.$A$99]; 0);(IF(ISEVEN(MATCH(&quot;c7&quot;; [.$A$18:.$A$99]; 0)); &quot;O&quot;; &quot;X&quot;))); &quot;c7&quot;)" office:value-type="string" office:string-value="X" calcext:value-type="string">
            <text:p>X</text:p>
          </table:table-cell>
          <table:table-cell table:style-name="ce1"/>
          <table:table-cell table:style-name="ce52" table:formula="of:=IFERROR(IF(MATCH(&quot;d7&quot;; [.$A$18:.$A$99]; 0);(IF(ISEVEN(MATCH(&quot;d7&quot;; [.$A$18:.$A$99]; 0)); &quot;O&quot;; &quot;X&quot;))); &quot;d7&quot;)" office:value-type="string" office:string-value="O" calcext:value-type="string">
            <text:p>O</text:p>
          </table:table-cell>
          <table:table-cell table:style-name="ce61" table:formula="of:=IFERROR(IF(MATCH(&quot;e7&quot;; [.$A$18:.$A$99]; 0);(IF(ISEVEN(MATCH(&quot;e7&quot;; [.$A$18:.$A$99]; 0)); &quot;O&quot;; &quot;X&quot;))); &quot;e7&quot;)" office:value-type="string" office:string-value="O" calcext:value-type="string">
            <text:p>O</text:p>
          </table:table-cell>
          <table:table-cell table:style-name="ce70" table:formula="of:=IFERROR(IF(MATCH(&quot;f7&quot;; [.$A$18:.$A$99]; 0);(IF(ISEVEN(MATCH(&quot;f7&quot;; [.$A$18:.$A$99]; 0)); &quot;O&quot;; &quot;X&quot;))); &quot;f7&quot;)" office:value-type="string" office:string-value="X" calcext:value-type="string">
            <text:p>X</text:p>
          </table:table-cell>
          <table:table-cell table:style-name="ce1"/>
          <table:table-cell table:style-name="ce79" table:formula="of:=IFERROR(IF(MATCH(&quot;g7&quot;; [.$A$18:.$A$99]; 0);(IF(ISEVEN(MATCH(&quot;g7&quot;; [.$A$18:.$A$99]; 0)); &quot;O&quot;; &quot;X&quot;))); &quot;g7&quot;)" office:value-type="string" office:string-value="X" calcext:value-type="string">
            <text:p>X</text:p>
          </table:table-cell>
          <table:table-cell table:style-name="ce88" table:formula="of:=IFERROR(IF(MATCH(&quot;h7&quot;; [.$A$18:.$A$99]; 0);(IF(ISEVEN(MATCH(&quot;h7&quot;; [.$A$18:.$A$99]; 0)); &quot;O&quot;; &quot;X&quot;))); &quot;h7&quot;)" office:value-type="string" office:string-value="h7" calcext:value-type="string">
            <text:p>h7</text:p>
          </table:table-cell>
          <table:table-cell table:style-name="ce97" table:formula="of:=IFERROR(IF(MATCH(&quot;i7&quot;; [.$A$18:.$A$99]; 0);(IF(ISEVEN(MATCH(&quot;i7&quot;; [.$A$18:.$A$99]; 0)); &quot;O&quot;; &quot;X&quot;))); &quot;i7&quot;)" office:value-type="string" office:string-value="i7" calcext:value-type="string">
            <text:p>i7</text:p>
          </table:table-cell>
          <table:table-cell table:style-name="ce104"/>
          <table:table-cell table:style-name="ce10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6" office:value-type="float" office:value="0" calcext:value-type="float" table:number-columns-spanned="3" table:number-rows-spanned="1">
            <text:p>0</text:p>
          </table:table-cell>
          <table:covered-table-cell table:style-name="ce9"/>
          <table:covered-table-cell table:style-name="ce11"/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04"/>
        </table:table-row>
        <table:table-row table:style-name="ro3">
          <table:table-cell table:style-name="ce16"/>
          <table:table-cell table:style-name="ce20"/>
          <table:table-cell table:style-name="ce30" office:value-type="string" calcext:value-type="string">
            <text:p>X</text:p>
          </table:table-cell>
          <table:table-cell table:style-name="ce40"/>
          <table:table-cell table:style-name="ce1"/>
          <table:table-cell table:style-name="ce20"/>
          <table:table-cell table:style-name="ce30" office:value-type="string" calcext:value-type="string">
            <text:p>O</text:p>
          </table:table-cell>
          <table:table-cell table:style-name="ce40"/>
          <table:table-cell table:style-name="ce1"/>
          <table:table-cell table:style-name="ce20"/>
          <table:table-cell table:style-name="ce30" office:value-type="string" calcext:value-type="string">
            <text:p>X</text:p>
          </table:table-cell>
          <table:table-cell table:style-name="ce40"/>
          <table:table-cell table:style-name="ce104"/>
          <table:table-cell table:style-name="ce109" office:value-type="string" calcext:value-type="string" table:number-columns-spanned="7" table:number-rows-spanned="1">
            <text:p>Moves</text:p>
          </table:table-cell>
          <table:covered-table-cell table:number-columns-repeated="6"/>
          <table:table-cell table:number-columns-repeated="1004"/>
        </table:table-row>
        <table:table-row table:style-name="ro4">
          <table:table-cell table:style-name="ce16" office:value-type="float" office:value="6" calcext:value-type="float">
            <text:p>6</text:p>
          </table:table-cell>
          <table:table-cell table:style-name="ce24" table:formula="of:=IFERROR(IF(MATCH(&quot;a6&quot;; [.$A$18:.$A$99]; 0);(IF(ISEVEN(MATCH(&quot;a6&quot;; [.$A$18:.$A$99]; 0)); &quot;O&quot;; &quot;X&quot;))); &quot;a6&quot;)" office:value-type="string" office:string-value="a6" calcext:value-type="string">
            <text:p>a6</text:p>
          </table:table-cell>
          <table:table-cell table:style-name="ce34" table:formula="of:=IFERROR(IF(MATCH(&quot;b6&quot;; [.$A$18:.$A$99]; 0);(IF(ISEVEN(MATCH(&quot;b6&quot;; [.$A$18:.$A$99]; 0)); &quot;O&quot;; &quot;X&quot;))); &quot;b6&quot;)" office:value-type="string" office:string-value="b6" calcext:value-type="string">
            <text:p>b6</text:p>
          </table:table-cell>
          <table:table-cell table:style-name="ce44" table:formula="of:=IFERROR(IF(MATCH(&quot;c6&quot;; [.$A$18:.$A$99]; 0);(IF(ISEVEN(MATCH(&quot;c6&quot;; [.$A$18:.$A$99]; 0)); &quot;O&quot;; &quot;X&quot;))); &quot;c6&quot;)" office:value-type="string" office:string-value="c6" calcext:value-type="string">
            <text:p>c6</text:p>
          </table:table-cell>
          <table:table-cell table:style-name="ce1"/>
          <table:table-cell table:style-name="ce53" table:formula="of:=IFERROR(IF(MATCH(&quot;d6&quot;; [.$A$18:.$A$99]; 0);(IF(ISEVEN(MATCH(&quot;d6&quot;; [.$A$18:.$A$99]; 0)); &quot;O&quot;; &quot;X&quot;))); &quot;d6&quot;)" office:value-type="string" office:string-value="O" calcext:value-type="string">
            <text:p>O</text:p>
          </table:table-cell>
          <table:table-cell table:style-name="ce62" table:formula="of:=IFERROR(IF(MATCH(&quot;e6&quot;; [.$A$18:.$A$99]; 0);(IF(ISEVEN(MATCH(&quot;e6&quot;; [.$A$18:.$A$99]; 0)); &quot;O&quot;; &quot;X&quot;))); &quot;e6&quot;)" office:value-type="string" office:string-value="e6" calcext:value-type="string">
            <text:p>e6</text:p>
          </table:table-cell>
          <table:table-cell table:style-name="ce71" table:formula="of:=IFERROR(IF(MATCH(&quot;f6&quot;; [.$A$18:.$A$99]; 0);(IF(ISEVEN(MATCH(&quot;f6&quot;; [.$A$18:.$A$99]; 0)); &quot;O&quot;; &quot;X&quot;))); &quot;f6&quot;)" office:value-type="string" office:string-value="f6" calcext:value-type="string">
            <text:p>f6</text:p>
          </table:table-cell>
          <table:table-cell table:style-name="ce1"/>
          <table:table-cell table:style-name="ce80" table:formula="of:=IFERROR(IF(MATCH(&quot;g6&quot;; [.$A$18:.$A$99]; 0);(IF(ISEVEN(MATCH(&quot;g6&quot;; [.$A$18:.$A$99]; 0)); &quot;O&quot;; &quot;X&quot;))); &quot;g6&quot;)" office:value-type="string" office:string-value="g6" calcext:value-type="string">
            <text:p>g6</text:p>
          </table:table-cell>
          <table:table-cell table:style-name="ce89" table:formula="of:=IFERROR(IF(MATCH(&quot;h6&quot;; [.$A$18:.$A$99]; 0);(IF(ISEVEN(MATCH(&quot;h6&quot;; [.$A$18:.$A$99]; 0)); &quot;O&quot;; &quot;X&quot;))); &quot;h6&quot;)" office:value-type="string" office:string-value="X" calcext:value-type="string">
            <text:p>X</text:p>
          </table:table-cell>
          <table:table-cell table:style-name="ce98" table:formula="of:=IFERROR(IF(MATCH(&quot;i6&quot;; [.$A$18:.$A$99]; 0);(IF(ISEVEN(MATCH(&quot;i6&quot;; [.$A$18:.$A$99]; 0)); &quot;O&quot;; &quot;X&quot;))); &quot;i6&quot;)" office:value-type="string" office:string-value="X" calcext:value-type="string">
            <text:p>X</text:p>
          </table:table-cell>
          <table:table-cell table:style-name="ce104"/>
          <table:table-cell table:style-name="ce110" office:value-type="string" calcext:value-type="string">
            <text:p>e5</text:p>
          </table:table-cell>
          <table:table-cell table:style-name="ce112" office:value-type="string" calcext:value-type="string">
            <text:p>d1</text:p>
          </table:table-cell>
          <table:table-cell table:style-name="ce112" office:value-type="string" calcext:value-type="string">
            <text:p>h6</text:p>
          </table:table-cell>
          <table:table-cell table:style-name="ce112" office:value-type="string" calcext:value-type="string">
            <text:p>b3</text:p>
          </table:table-cell>
          <table:table-cell table:style-name="ce112" table:number-columns-repeated="3"/>
          <table:table-cell table:number-columns-repeated="1004"/>
        </table:table-row>
        <table:table-row table:style-name="ro4">
          <table:table-cell table:style-name="ce16" office:value-type="float" office:value="5" calcext:value-type="float">
            <text:p>5</text:p>
          </table:table-cell>
          <table:table-cell table:style-name="ce25" table:formula="of:=IFERROR(IF(MATCH(&quot;a5&quot;; [.$A$18:.$A$99]; 0);(IF(ISEVEN(MATCH(&quot;a5&quot;; [.$A$18:.$A$99]; 0)); &quot;O&quot;; &quot;X&quot;))); &quot;a5&quot;)" office:value-type="string" office:string-value="X" calcext:value-type="string">
            <text:p>X</text:p>
          </table:table-cell>
          <table:table-cell table:style-name="ce35" table:formula="of:=IFERROR(IF(MATCH(&quot;b5&quot;; [.$A$18:.$A$99]; 0);(IF(ISEVEN(MATCH(&quot;b5&quot;; [.$A$18:.$A$99]; 0)); &quot;O&quot;; &quot;X&quot;))); &quot;b5&quot;)" office:value-type="string" office:string-value="X" calcext:value-type="string">
            <text:p>X</text:p>
          </table:table-cell>
          <table:table-cell table:style-name="ce45" table:formula="of:=IFERROR(IF(MATCH(&quot;c5&quot;; [.$A$18:.$A$99]; 0);(IF(ISEVEN(MATCH(&quot;c5&quot;; [.$A$18:.$A$99]; 0)); &quot;O&quot;; &quot;X&quot;))); &quot;c5&quot;)" office:value-type="string" office:string-value="X" calcext:value-type="string">
            <text:p>X</text:p>
          </table:table-cell>
          <table:table-cell table:style-name="ce1"/>
          <table:table-cell table:style-name="ce54" table:formula="of:=IFERROR(IF(MATCH(&quot;d5&quot;; [.$A$18:.$A$99]; 0);(IF(ISEVEN(MATCH(&quot;d5&quot;; [.$A$18:.$A$99]; 0)); &quot;O&quot;; &quot;X&quot;))); &quot;d5&quot;)" office:value-type="string" office:string-value="O" calcext:value-type="string">
            <text:p>O</text:p>
          </table:table-cell>
          <table:table-cell table:style-name="ce63" table:formula="of:=IFERROR(IF(MATCH(&quot;e5&quot;; [.$A$18:.$A$99]; 0);(IF(ISEVEN(MATCH(&quot;e5&quot;; [.$A$18:.$A$99]; 0)); &quot;O&quot;; &quot;X&quot;))); &quot;e5&quot;)" office:value-type="string" office:string-value="X" calcext:value-type="string">
            <text:p>X</text:p>
          </table:table-cell>
          <table:table-cell table:style-name="ce72" table:formula="of:=IFERROR(IF(MATCH(&quot;f5&quot;; [.$A$18:.$A$99]; 0);(IF(ISEVEN(MATCH(&quot;f5&quot;; [.$A$18:.$A$99]; 0)); &quot;O&quot;; &quot;X&quot;))); &quot;f5&quot;)" office:value-type="string" office:string-value="f5" calcext:value-type="string">
            <text:p>f5</text:p>
          </table:table-cell>
          <table:table-cell table:style-name="ce1"/>
          <table:table-cell table:style-name="ce81" table:formula="of:=IFERROR(IF(MATCH(&quot;g5&quot;; [.$A$18:.$A$99]; 0);(IF(ISEVEN(MATCH(&quot;g5&quot;; [.$A$18:.$A$99]; 0)); &quot;O&quot;; &quot;X&quot;))); &quot;g5&quot;)" office:value-type="string" office:string-value="O" calcext:value-type="string">
            <text:p>O</text:p>
          </table:table-cell>
          <table:table-cell table:style-name="ce90" table:formula="of:=IFERROR(IF(MATCH(&quot;h5&quot;; [.$A$18:.$A$99]; 0);(IF(ISEVEN(MATCH(&quot;h5&quot;; [.$A$18:.$A$99]; 0)); &quot;O&quot;; &quot;X&quot;))); &quot;h5&quot;)" office:value-type="string" office:string-value="h5" calcext:value-type="string">
            <text:p>h5</text:p>
          </table:table-cell>
          <table:table-cell table:style-name="ce99" table:formula="of:=IFERROR(IF(MATCH(&quot;i5&quot;; [.$A$18:.$A$99]; 0);(IF(ISEVEN(MATCH(&quot;i5&quot;; [.$A$18:.$A$99]; 0)); &quot;O&quot;; &quot;X&quot;))); &quot;i5&quot;)" office:value-type="string" office:string-value="X" calcext:value-type="string">
            <text:p>X</text:p>
          </table:table-cell>
          <table:table-cell table:style-name="ce104"/>
          <table:table-cell table:style-name="ce111" office:value-type="string" calcext:value-type="string">
            <text:p>d6</text:p>
          </table:table-cell>
          <table:table-cell table:style-name="ce111" office:value-type="string" calcext:value-type="string">
            <text:p>a3</text:p>
          </table:table-cell>
          <table:table-cell table:style-name="ce111" office:value-type="string" calcext:value-type="string">
            <text:p>f8</text:p>
          </table:table-cell>
          <table:table-cell table:style-name="ce111" office:value-type="string" calcext:value-type="string">
            <text:p>d7</text:p>
          </table:table-cell>
          <table:table-cell table:style-name="ce111" table:number-columns-repeated="3"/>
          <table:table-cell table:number-columns-repeated="1004"/>
        </table:table-row>
        <table:table-row table:style-name="ro4">
          <table:table-cell table:style-name="ce16" office:value-type="float" office:value="4" calcext:value-type="float">
            <text:p>4</text:p>
          </table:table-cell>
          <table:table-cell table:style-name="ce26" table:formula="of:=IFERROR(IF(MATCH(&quot;a4&quot;; [.$A$18:.$A$99]; 0);(IF(ISEVEN(MATCH(&quot;a4&quot;; [.$A$18:.$A$99]; 0)); &quot;O&quot;; &quot;X&quot;))); &quot;a4&quot;)" office:value-type="string" office:string-value="a4" calcext:value-type="string">
            <text:p>a4</text:p>
          </table:table-cell>
          <table:table-cell table:style-name="ce36" table:formula="of:=IFERROR(IF(MATCH(&quot;b4&quot;; [.$A$18:.$A$99]; 0);(IF(ISEVEN(MATCH(&quot;b4&quot;; [.$A$18:.$A$99]; 0)); &quot;O&quot;; &quot;X&quot;))); &quot;b4&quot;)" office:value-type="string" office:string-value="O" calcext:value-type="string">
            <text:p>O</text:p>
          </table:table-cell>
          <table:table-cell table:style-name="ce46" table:formula="of:=IFERROR(IF(MATCH(&quot;c4&quot;; [.$A$18:.$A$99]; 0);(IF(ISEVEN(MATCH(&quot;c4&quot;; [.$A$18:.$A$99]; 0)); &quot;O&quot;; &quot;X&quot;))); &quot;c4&quot;)" office:value-type="string" office:string-value="c4" calcext:value-type="string">
            <text:p>c4</text:p>
          </table:table-cell>
          <table:table-cell table:style-name="ce1"/>
          <table:table-cell table:style-name="ce55" table:formula="of:=IFERROR(IF(MATCH(&quot;d4&quot;; [.$A$18:.$A$99]; 0);(IF(ISEVEN(MATCH(&quot;d4&quot;; [.$A$18:.$A$99]; 0)); &quot;O&quot;; &quot;X&quot;))); &quot;d4&quot;)" office:value-type="string" office:string-value="O" calcext:value-type="string">
            <text:p>O</text:p>
          </table:table-cell>
          <table:table-cell table:style-name="ce64" table:formula="of:=IFERROR(IF(MATCH(&quot;e4&quot;; [.$A$18:.$A$99]; 0);(IF(ISEVEN(MATCH(&quot;e4&quot;; [.$A$18:.$A$99]; 0)); &quot;O&quot;; &quot;X&quot;))); &quot;e4&quot;)" office:value-type="string" office:string-value="e4" calcext:value-type="string">
            <text:p>e4</text:p>
          </table:table-cell>
          <table:table-cell table:style-name="ce73" table:formula="of:=IFERROR(IF(MATCH(&quot;f4&quot;; [.$A$18:.$A$99]; 0);(IF(ISEVEN(MATCH(&quot;f4&quot;; [.$A$18:.$A$99]; 0)); &quot;O&quot;; &quot;X&quot;))); &quot;f4&quot;)" office:value-type="string" office:string-value="f4" calcext:value-type="string">
            <text:p>f4</text:p>
          </table:table-cell>
          <table:table-cell table:style-name="ce1"/>
          <table:table-cell table:style-name="ce82" table:formula="of:=IFERROR(IF(MATCH(&quot;g4&quot;; [.$A$18:.$A$99]; 0);(IF(ISEVEN(MATCH(&quot;g4&quot;; [.$A$18:.$A$99]; 0)); &quot;O&quot;; &quot;X&quot;))); &quot;g4&quot;)" office:value-type="string" office:string-value="g4" calcext:value-type="string">
            <text:p>g4</text:p>
          </table:table-cell>
          <table:table-cell table:style-name="ce91" table:formula="of:=IFERROR(IF(MATCH(&quot;h4&quot;; [.$A$18:.$A$99]; 0);(IF(ISEVEN(MATCH(&quot;h4&quot;; [.$A$18:.$A$99]; 0)); &quot;O&quot;; &quot;X&quot;))); &quot;h4&quot;)" office:value-type="string" office:string-value="O" calcext:value-type="string">
            <text:p>O</text:p>
          </table:table-cell>
          <table:table-cell table:style-name="ce100" table:formula="of:=IFERROR(IF(MATCH(&quot;i4&quot;; [.$A$18:.$A$99]; 0);(IF(ISEVEN(MATCH(&quot;i4&quot;; [.$A$18:.$A$99]; 0)); &quot;O&quot;; &quot;X&quot;))); &quot;i4&quot;)" office:value-type="string" office:string-value="X" calcext:value-type="string">
            <text:p>X</text:p>
          </table:table-cell>
          <table:table-cell table:style-name="ce104"/>
          <table:table-cell table:style-name="ce112" office:value-type="string" calcext:value-type="string">
            <text:p>a9</text:p>
          </table:table-cell>
          <table:table-cell table:style-name="ce112" office:value-type="string" calcext:value-type="string">
            <text:p>c7</text:p>
          </table:table-cell>
          <table:table-cell table:style-name="ce112" office:value-type="string" calcext:value-type="string">
            <text:p>i6</text:p>
          </table:table-cell>
          <table:table-cell table:style-name="ce112" office:value-type="string" calcext:value-type="string">
            <text:p>a1</text:p>
          </table:table-cell>
          <table:table-cell table:style-name="ce112" table:number-columns-repeated="3"/>
          <table:table-cell table:number-columns-repeated="1004"/>
        </table:table-row>
        <table:table-row table:style-name="ro3">
          <table:table-cell table:style-name="ce16"/>
          <table:table-cell table:style-name="ce20"/>
          <table:table-cell table:style-name="ce30" office:value-type="string" calcext:value-type="string">
            <text:p>O</text:p>
          </table:table-cell>
          <table:table-cell table:style-name="ce40"/>
          <table:table-cell table:style-name="ce1"/>
          <table:table-cell table:style-name="ce20"/>
          <table:table-cell table:style-name="ce30" office:value-type="string" calcext:value-type="string">
            <text:p>X</text:p>
          </table:table-cell>
          <table:table-cell table:style-name="ce40"/>
          <table:table-cell table:style-name="ce1"/>
          <table:table-cell table:style-name="ce20"/>
          <table:table-cell table:style-name="ce30" office:value-type="string" calcext:value-type="string">
            <text:p>O</text:p>
          </table:table-cell>
          <table:table-cell table:style-name="ce40"/>
          <table:table-cell table:style-name="ce104"/>
          <table:table-cell table:style-name="ce111" office:value-type="string" calcext:value-type="string">
            <text:p>c9</text:p>
          </table:table-cell>
          <table:table-cell table:style-name="ce111" office:value-type="string" calcext:value-type="string">
            <text:p>i1</text:p>
          </table:table-cell>
          <table:table-cell table:style-name="ce111" office:value-type="string" calcext:value-type="string">
            <text:p>i8</text:p>
          </table:table-cell>
          <table:table-cell table:style-name="ce111" office:value-type="string" calcext:value-type="string">
            <text:p>b2</text:p>
          </table:table-cell>
          <table:table-cell table:style-name="ce111" table:number-columns-repeated="3"/>
          <table:table-cell table:number-columns-repeated="1004"/>
        </table:table-row>
        <table:table-row table:style-name="ro4">
          <table:table-cell table:style-name="ce16" office:value-type="float" office:value="3" calcext:value-type="float">
            <text:p>3</text:p>
          </table:table-cell>
          <table:table-cell table:style-name="ce27" table:formula="of:=IFERROR(IF(MATCH(&quot;a3&quot;; [.$A$18:.$A$99]; 0);(IF(ISEVEN(MATCH(&quot;a3&quot;; [.$A$18:.$A$99]; 0)); &quot;O&quot;; &quot;X&quot;))); &quot;a3&quot;)" office:value-type="string" office:string-value="O" calcext:value-type="string">
            <text:p>O</text:p>
          </table:table-cell>
          <table:table-cell table:style-name="ce37" table:formula="of:=IFERROR(IF(MATCH(&quot;b3&quot;; [.$A$18:.$A$99]; 0);(IF(ISEVEN(MATCH(&quot;b3&quot;; [.$A$18:.$A$99]; 0)); &quot;O&quot;; &quot;X&quot;))); &quot;b3&quot;)" office:value-type="string" office:string-value="X" calcext:value-type="string">
            <text:p>X</text:p>
          </table:table-cell>
          <table:table-cell table:style-name="ce47" table:formula="of:=IFERROR(IF(MATCH(&quot;c3&quot;; [.$A$18:.$A$99]; 0);(IF(ISEVEN(MATCH(&quot;c3&quot;; [.$A$18:.$A$99]; 0)); &quot;O&quot;; &quot;X&quot;))); &quot;c3&quot;)" office:value-type="string" office:string-value="O" calcext:value-type="string">
            <text:p>O</text:p>
          </table:table-cell>
          <table:table-cell table:style-name="ce1"/>
          <table:table-cell table:style-name="ce56" table:formula="of:=IFERROR(IF(MATCH(&quot;d3&quot;; [.$A$18:.$A$99]; 0);(IF(ISEVEN(MATCH(&quot;d3&quot;; [.$A$18:.$A$99]; 0)); &quot;O&quot;; &quot;X&quot;))); &quot;d3&quot;)" office:value-type="string" office:string-value="d3" calcext:value-type="string">
            <text:p>d3</text:p>
          </table:table-cell>
          <table:table-cell table:style-name="ce65" table:formula="of:=IFERROR(IF(MATCH(&quot;e3&quot;; [.$A$18:.$A$99]; 0);(IF(ISEVEN(MATCH(&quot;e3&quot;; [.$A$18:.$A$99]; 0)); &quot;O&quot;; &quot;X&quot;))); &quot;e3&quot;)" office:value-type="string" office:string-value="e3" calcext:value-type="string">
            <text:p>e3</text:p>
          </table:table-cell>
          <table:table-cell table:style-name="ce74" table:formula="of:=IFERROR(IF(MATCH(&quot;f3&quot;; [.$A$18:.$A$99]; 0);(IF(ISEVEN(MATCH(&quot;f3&quot;; [.$A$18:.$A$99]; 0)); &quot;O&quot;; &quot;X&quot;))); &quot;f3&quot;)" office:value-type="string" office:string-value="f3" calcext:value-type="string">
            <text:p>f3</text:p>
          </table:table-cell>
          <table:table-cell table:style-name="ce1"/>
          <table:table-cell table:style-name="ce83" table:formula="of:=IFERROR(IF(MATCH(&quot;g3&quot;; [.$A$18:.$A$99]; 0);(IF(ISEVEN(MATCH(&quot;g3&quot;; [.$A$18:.$A$99]; 0)); &quot;O&quot;; &quot;X&quot;))); &quot;g3&quot;)" office:value-type="string" office:string-value="g3" calcext:value-type="string">
            <text:p>g3</text:p>
          </table:table-cell>
          <table:table-cell table:style-name="ce92" table:formula="of:=IFERROR(IF(MATCH(&quot;h3&quot;; [.$A$18:.$A$99]; 0);(IF(ISEVEN(MATCH(&quot;h3&quot;; [.$A$18:.$A$99]; 0)); &quot;O&quot;; &quot;X&quot;))); &quot;h3&quot;)" office:value-type="string" office:string-value="h3" calcext:value-type="string">
            <text:p>h3</text:p>
          </table:table-cell>
          <table:table-cell table:style-name="ce101" table:formula="of:=IFERROR(IF(MATCH(&quot;i3&quot;; [.$A$18:.$A$99]; 0);(IF(ISEVEN(MATCH(&quot;i3&quot;; [.$A$18:.$A$99]; 0)); &quot;O&quot;; &quot;X&quot;))); &quot;i3&quot;)" office:value-type="string" office:string-value="O" calcext:value-type="string">
            <text:p>O</text:p>
          </table:table-cell>
          <table:table-cell table:style-name="ce104"/>
          <table:table-cell table:style-name="ce112" office:value-type="string" calcext:value-type="string">
            <text:p>i9</text:p>
          </table:table-cell>
          <table:table-cell table:style-name="ce112" office:value-type="string" calcext:value-type="string">
            <text:p>h1</text:p>
          </table:table-cell>
          <table:table-cell table:style-name="ce112" office:value-type="string" calcext:value-type="string">
            <text:p>i4</text:p>
          </table:table-cell>
          <table:table-cell table:style-name="ce112" office:value-type="string" calcext:value-type="string">
            <text:p>b8</text:p>
          </table:table-cell>
          <table:table-cell table:style-name="ce112" table:number-columns-repeated="3"/>
          <table:table-cell table:number-columns-repeated="1004"/>
        </table:table-row>
        <table:table-row table:style-name="ro4">
          <table:table-cell table:style-name="ce16" office:value-type="float" office:value="2" calcext:value-type="float">
            <text:p>2</text:p>
          </table:table-cell>
          <table:table-cell table:style-name="ce28" table:formula="of:=IFERROR(IF(MATCH(&quot;a2&quot;; [.$A$18:.$A$99]; 0);(IF(ISEVEN(MATCH(&quot;a2&quot;; [.$A$18:.$A$99]; 0)); &quot;O&quot;; &quot;X&quot;))); &quot;a2&quot;)" office:value-type="string" office:string-value="a2" calcext:value-type="string">
            <text:p>a2</text:p>
          </table:table-cell>
          <table:table-cell table:style-name="ce38" table:formula="of:=IFERROR(IF(MATCH(&quot;b2&quot;; [.$A$18:.$A$99]; 0);(IF(ISEVEN(MATCH(&quot;b2&quot;; [.$A$18:.$A$99]; 0)); &quot;O&quot;; &quot;X&quot;))); &quot;b2&quot;)" office:value-type="string" office:string-value="O" calcext:value-type="string">
            <text:p>O</text:p>
          </table:table-cell>
          <table:table-cell table:style-name="ce48" table:formula="of:=IFERROR(IF(MATCH(&quot;c2&quot;; [.$A$18:.$A$99]; 0);(IF(ISEVEN(MATCH(&quot;c2&quot;; [.$A$18:.$A$99]; 0)); &quot;O&quot;; &quot;X&quot;))); &quot;c2&quot;)" office:value-type="string" office:string-value="c2" calcext:value-type="string">
            <text:p>c2</text:p>
          </table:table-cell>
          <table:table-cell table:style-name="ce1"/>
          <table:table-cell table:style-name="ce57" table:formula="of:=IFERROR(IF(MATCH(&quot;d2&quot;; [.$A$18:.$A$99]; 0);(IF(ISEVEN(MATCH(&quot;d2&quot;; [.$A$18:.$A$99]; 0)); &quot;O&quot;; &quot;X&quot;))); &quot;d2&quot;)" office:value-type="string" office:string-value="O" calcext:value-type="string">
            <text:p>O</text:p>
          </table:table-cell>
          <table:table-cell table:style-name="ce66" table:formula="of:=IFERROR(IF(MATCH(&quot;e2&quot;; [.$A$18:.$A$99]; 0);(IF(ISEVEN(MATCH(&quot;e2&quot;; [.$A$18:.$A$99]; 0)); &quot;O&quot;; &quot;X&quot;))); &quot;e2&quot;)" office:value-type="string" office:string-value="e2" calcext:value-type="string">
            <text:p>e2</text:p>
          </table:table-cell>
          <table:table-cell table:style-name="ce75" table:formula="of:=IFERROR(IF(MATCH(&quot;f2&quot;; [.$A$18:.$A$99]; 0);(IF(ISEVEN(MATCH(&quot;f2&quot;; [.$A$18:.$A$99]; 0)); &quot;O&quot;; &quot;X&quot;))); &quot;f2&quot;)" office:value-type="string" office:string-value="O" calcext:value-type="string">
            <text:p>O</text:p>
          </table:table-cell>
          <table:table-cell table:style-name="ce1"/>
          <table:table-cell table:style-name="ce84" table:formula="of:=IFERROR(IF(MATCH(&quot;g2&quot;; [.$A$18:.$A$99]; 0);(IF(ISEVEN(MATCH(&quot;g2&quot;; [.$A$18:.$A$99]; 0)); &quot;O&quot;; &quot;X&quot;))); &quot;g2&quot;)" office:value-type="string" office:string-value="g2" calcext:value-type="string">
            <text:p>g2</text:p>
          </table:table-cell>
          <table:table-cell table:style-name="ce93" table:formula="of:=IFERROR(IF(MATCH(&quot;h2&quot;; [.$A$18:.$A$99]; 0);(IF(ISEVEN(MATCH(&quot;h2&quot;; [.$A$18:.$A$99]; 0)); &quot;O&quot;; &quot;X&quot;))); &quot;h2&quot;)" office:value-type="string" office:string-value="h2" calcext:value-type="string">
            <text:p>h2</text:p>
          </table:table-cell>
          <table:table-cell table:style-name="ce102" table:formula="of:=IFERROR(IF(MATCH(&quot;i2&quot;; [.$A$18:.$A$99]; 0);(IF(ISEVEN(MATCH(&quot;i2&quot;; [.$A$18:.$A$99]; 0)); &quot;O&quot;; &quot;X&quot;))); &quot;i2&quot;)" office:value-type="string" office:string-value="O" calcext:value-type="string">
            <text:p>O</text:p>
          </table:table-cell>
          <table:table-cell table:style-name="ce104"/>
          <table:table-cell table:style-name="ce111" office:value-type="string" calcext:value-type="string">
            <text:p>h9</text:p>
          </table:table-cell>
          <table:table-cell table:style-name="ce111" office:value-type="string" calcext:value-type="string">
            <text:p>f2</text:p>
          </table:table-cell>
          <table:table-cell table:style-name="ce111" office:value-type="string" calcext:value-type="string">
            <text:p>i3</text:p>
          </table:table-cell>
          <table:table-cell table:style-name="ce111" office:value-type="string" calcext:value-type="string">
            <text:p>c1</text:p>
          </table:table-cell>
          <table:table-cell table:style-name="ce111" table:number-columns-repeated="3"/>
          <table:table-cell table:number-columns-repeated="1004"/>
        </table:table-row>
        <table:table-row table:style-name="ro4">
          <table:table-cell table:style-name="ce16" office:value-type="float" office:value="1" calcext:value-type="float">
            <text:p>1</text:p>
          </table:table-cell>
          <table:table-cell table:style-name="ce29" table:formula="of:=IFERROR(IF(MATCH(&quot;a1&quot;; [.$A$18:.$A$99]; 0);(IF(ISEVEN(MATCH(&quot;a1&quot;; [.$A$18:.$A$99]; 0)); &quot;O&quot;; &quot;X&quot;))); &quot;a1&quot;)" office:value-type="string" office:string-value="X" calcext:value-type="string">
            <text:p>X</text:p>
          </table:table-cell>
          <table:table-cell table:style-name="ce39" table:formula="of:=IFERROR(IF(MATCH(&quot;b1&quot;; [.$A$18:.$A$99]; 0);(IF(ISEVEN(MATCH(&quot;b1&quot;; [.$A$18:.$A$99]; 0)); &quot;O&quot;; &quot;X&quot;))); &quot;b1&quot;)" office:value-type="string" office:string-value="b1" calcext:value-type="string">
            <text:p>b1</text:p>
          </table:table-cell>
          <table:table-cell table:style-name="ce49" table:formula="of:=IFERROR(IF(MATCH(&quot;c1&quot;; [.$A$18:.$A$99]; 0);(IF(ISEVEN(MATCH(&quot;c1&quot;; [.$A$18:.$A$99]; 0)); &quot;O&quot;; &quot;X&quot;))); &quot;c1&quot;)" office:value-type="string" office:string-value="O" calcext:value-type="string">
            <text:p>O</text:p>
          </table:table-cell>
          <table:table-cell table:style-name="ce1"/>
          <table:table-cell table:style-name="ce58" table:formula="of:=IFERROR(IF(MATCH(&quot;d1&quot;; [.$A$18:.$A$99]; 0);(IF(ISEVEN(MATCH(&quot;d1&quot;; [.$A$18:.$A$99]; 0)); &quot;O&quot;; &quot;X&quot;))); &quot;d1&quot;)" office:value-type="string" office:string-value="X" calcext:value-type="string">
            <text:p>X</text:p>
          </table:table-cell>
          <table:table-cell table:style-name="ce67" table:formula="of:=IFERROR(IF(MATCH(&quot;e1&quot;; [.$A$18:.$A$99]; 0);(IF(ISEVEN(MATCH(&quot;e1&quot;; [.$A$18:.$A$99]; 0)); &quot;O&quot;; &quot;X&quot;))); &quot;e1&quot;)" office:value-type="string" office:string-value="X" calcext:value-type="string">
            <text:p>X</text:p>
          </table:table-cell>
          <table:table-cell table:style-name="ce76" table:formula="of:=IFERROR(IF(MATCH(&quot;f1&quot;; [.$A$18:.$A$99]; 0);(IF(ISEVEN(MATCH(&quot;f1&quot;; [.$A$18:.$A$99]; 0)); &quot;O&quot;; &quot;X&quot;))); &quot;f1&quot;)" office:value-type="string" office:string-value="X" calcext:value-type="string">
            <text:p>X</text:p>
          </table:table-cell>
          <table:table-cell table:style-name="ce1"/>
          <table:table-cell table:style-name="ce85" table:formula="of:=IFERROR(IF(MATCH(&quot;g1&quot;; [.$A$18:.$A$99]; 0);(IF(ISEVEN(MATCH(&quot;g1&quot;; [.$A$18:.$A$99]; 0)); &quot;O&quot;; &quot;X&quot;))); &quot;g1&quot;)" office:value-type="string" office:string-value="g1" calcext:value-type="string">
            <text:p>g1</text:p>
          </table:table-cell>
          <table:table-cell table:style-name="ce94" table:formula="of:=IFERROR(IF(MATCH(&quot;h1&quot;; [.$A$18:.$A$99]; 0);(IF(ISEVEN(MATCH(&quot;h1&quot;; [.$A$18:.$A$99]; 0)); &quot;O&quot;; &quot;X&quot;))); &quot;h1&quot;)" office:value-type="string" office:string-value="X" calcext:value-type="string">
            <text:p>X</text:p>
          </table:table-cell>
          <table:table-cell table:style-name="ce103" table:formula="of:=IFERROR(IF(MATCH(&quot;i1&quot;; [.$A$18:.$A$99]; 0);(IF(ISEVEN(MATCH(&quot;i1&quot;; [.$A$18:.$A$99]; 0)); &quot;O&quot;; &quot;X&quot;))); &quot;i1&quot;)" office:value-type="string" office:string-value="O" calcext:value-type="string">
            <text:p>O</text:p>
          </table:table-cell>
          <table:table-cell table:style-name="ce104"/>
          <table:table-cell table:style-name="ce112" office:value-type="string" calcext:value-type="string">
            <text:p>e9</text:p>
          </table:table-cell>
          <table:table-cell table:style-name="ce112" office:value-type="string" calcext:value-type="string">
            <text:p>i5</text:p>
          </table:table-cell>
          <table:table-cell table:style-name="ce112" office:value-type="string" calcext:value-type="string">
            <text:p>g7</text:p>
          </table:table-cell>
          <table:table-cell table:style-name="ce112" office:value-type="string" calcext:value-type="string">
            <text:p>f7</text:p>
          </table:table-cell>
          <table:table-cell table:style-name="ce112" table:number-columns-repeated="3"/>
          <table:table-cell table:number-columns-repeated="1004"/>
        </table:table-row>
        <table:table-row table:style-name="ro3">
          <table:table-cell table:style-name="ce17"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f</text:p>
          </table:table-cell>
          <table:table-cell table:style-name="ce17"/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i</text:p>
          </table:table-cell>
          <table:table-cell table:style-name="ce104"/>
          <table:table-cell table:style-name="ce111" office:value-type="string" calcext:value-type="string">
            <text:p>e7</text:p>
          </table:table-cell>
          <table:table-cell table:style-name="ce111" office:value-type="string" calcext:value-type="string">
            <text:p>g5</text:p>
          </table:table-cell>
          <table:table-cell table:style-name="ce111" office:value-type="string" calcext:value-type="string">
            <text:p>c3</text:p>
          </table:table-cell>
          <table:table-cell table:style-name="ce111" office:value-type="string" calcext:value-type="string">
            <text:p>d9</text:p>
          </table:table-cell>
          <table:table-cell table:style-name="ce111" table:number-columns-repeated="3"/>
          <table:table-cell table:number-columns-repeated="1004"/>
        </table:table-row>
        <table:table-row table:style-name="ro3">
          <table:table-cell table:style-name="ce18" table:number-columns-repeated="12"/>
          <table:table-cell table:style-name="ce105"/>
          <table:table-cell table:style-name="ce112" office:value-type="string" calcext:value-type="string">
            <text:p>e1</text:p>
          </table:table-cell>
          <table:table-cell table:style-name="ce112" office:value-type="string" calcext:value-type="string">
            <text:p>c5</text:p>
          </table:table-cell>
          <table:table-cell table:style-name="ce112" office:value-type="string" calcext:value-type="string">
            <text:p>h8</text:p>
          </table:table-cell>
          <table:table-cell table:style-name="ce112" office:value-type="string" calcext:value-type="string">
            <text:p>d8</text:p>
          </table:table-cell>
          <table:table-cell table:style-name="ce112" table:number-columns-repeated="3"/>
          <table:table-cell table:number-columns-repeated="1004"/>
        </table:table-row>
        <table:table-row table:style-name="ro3">
          <table:table-cell table:style-name="ce19" table:number-columns-repeated="12"/>
          <table:table-cell table:style-name="ce106"/>
          <table:table-cell table:style-name="ce111" office:value-type="string" calcext:value-type="string">
            <text:p>d2</text:p>
          </table:table-cell>
          <table:table-cell table:style-name="ce111" office:value-type="string" calcext:value-type="string">
            <text:p>h4</text:p>
          </table:table-cell>
          <table:table-cell table:style-name="ce111" office:value-type="string" calcext:value-type="string">
            <text:p>d5</text:p>
          </table:table-cell>
          <table:table-cell table:style-name="ce111" office:value-type="string" calcext:value-type="string">
            <text:p>e8</text:p>
          </table:table-cell>
          <table:table-cell table:style-name="ce111" table:number-columns-repeated="3"/>
          <table:table-cell table:number-columns-repeated="1004"/>
        </table:table-row>
        <table:table-row table:style-name="ro3">
          <table:table-cell table:style-name="ce19" table:number-columns-repeated="12"/>
          <table:table-cell table:style-name="ce106"/>
          <table:table-cell table:style-name="ce112" office:value-type="string" calcext:value-type="string">
            <text:p>a5</text:p>
          </table:table-cell>
          <table:table-cell table:style-name="ce112" office:value-type="string" calcext:value-type="string">
            <text:p>f1</text:p>
          </table:table-cell>
          <table:table-cell table:style-name="ce112" office:value-type="string" calcext:value-type="string">
            <text:p>b5</text:p>
          </table:table-cell>
          <table:table-cell table:style-name="ce112" office:value-type="string" calcext:value-type="string">
            <text:p>f9</text:p>
          </table:table-cell>
          <table:table-cell table:style-name="ce112" table:number-columns-repeated="3"/>
          <table:table-cell table:number-columns-repeated="1004"/>
        </table:table-row>
        <table:table-row table:style-name="ro3">
          <table:table-cell table:style-name="ce19" table:number-columns-repeated="12"/>
          <table:table-cell table:style-name="ce106"/>
          <table:table-cell table:style-name="ce111" office:value-type="string" calcext:value-type="string">
            <text:p>b4</text:p>
          </table:table-cell>
          <table:table-cell table:style-name="ce111" office:value-type="string" calcext:value-type="string">
            <text:p>i2</text:p>
          </table:table-cell>
          <table:table-cell table:style-name="ce111" office:value-type="string" calcext:value-type="string">
            <text:p>d4</text:p>
          </table:table-cell>
          <table:table-cell table:style-name="ce111" table:number-columns-repeated="4"/>
          <table:table-cell table:number-columns-repeated="1004"/>
        </table:table-row>
        <table:table-row table:style-name="ro3">
          <table:table-cell table:style-name="ce19" table:formula="of:=[.$N6]" office:value-type="string" office:string-value="e5" calcext:value-type="string">
            <text:p>e5</text:p>
          </table:table-cell>
          <table:table-cell table:style-name="ce19" table:number-columns-repeated="11"/>
          <table:table-cell table:style-name="ce106"/>
          <table:table-cell table:style-name="ce113" table:number-columns-repeated="7"/>
          <table:table-cell table:number-columns-repeated="1004"/>
        </table:table-row>
        <table:table-row table:style-name="ro3">
          <table:table-cell table:style-name="ce19" table:formula="of:=[.$N7]" office:value-type="string" office:string-value="d6" calcext:value-type="string">
            <text:p>d6</text:p>
          </table:table-cell>
          <table:table-cell table:style-name="ce19" table:number-columns-repeated="11"/>
          <table:table-cell table:style-name="ce106"/>
          <table:table-cell table:style-name="ce113" table:number-columns-repeated="7"/>
          <table:table-cell table:number-columns-repeated="1004"/>
        </table:table-row>
        <table:table-row table:style-name="ro3">
          <table:table-cell table:style-name="ce19" table:formula="of:=[.$N8]" office:value-type="string" office:string-value="a9" calcext:value-type="string">
            <text:p>a9</text:p>
          </table:table-cell>
          <table:table-cell table:style-name="ce19" table:number-columns-repeated="11"/>
          <table:table-cell table:style-name="ce106"/>
          <table:table-cell table:style-name="ce113" table:number-columns-repeated="7"/>
          <table:table-cell table:number-columns-repeated="1004"/>
        </table:table-row>
        <table:table-row table:style-name="ro3">
          <table:table-cell table:style-name="ce19" table:formula="of:=[.$N9]" office:value-type="string" office:string-value="c9" calcext:value-type="string">
            <text:p>c9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0]" office:value-type="string" office:string-value="i9" calcext:value-type="string">
            <text:p>i9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1]" office:value-type="string" office:string-value="h9" calcext:value-type="string">
            <text:p>h9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2]" office:value-type="string" office:string-value="e9" calcext:value-type="string">
            <text:p>e9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3]" office:value-type="string" office:string-value="e7" calcext:value-type="string">
            <text:p>e7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4]" office:value-type="string" office:string-value="e1" calcext:value-type="string">
            <text:p>e1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5]" office:value-type="string" office:string-value="d2" calcext:value-type="string">
            <text:p>d2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6]" office:value-type="string" office:string-value="a5" calcext:value-type="string">
            <text:p>a5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7]" office:value-type="string" office:string-value="b4" calcext:value-type="string">
            <text:p>b4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6]" office:value-type="string" office:string-value="d1" calcext:value-type="string">
            <text:p>d1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7]" office:value-type="string" office:string-value="a3" calcext:value-type="string">
            <text:p>a3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8]" office:value-type="string" office:string-value="c7" calcext:value-type="string">
            <text:p>c7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9]" office:value-type="string" office:string-value="i1" calcext:value-type="string">
            <text:p>i1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0]" office:value-type="string" office:string-value="h1" calcext:value-type="string">
            <text:p>h1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1]" office:value-type="string" office:string-value="f2" calcext:value-type="string">
            <text:p>f2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2]" office:value-type="string" office:string-value="i5" calcext:value-type="string">
            <text:p>i5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3]" office:value-type="string" office:string-value="g5" calcext:value-type="string">
            <text:p>g5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4]" office:value-type="string" office:string-value="c5" calcext:value-type="string">
            <text:p>c5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5]" office:value-type="string" office:string-value="h4" calcext:value-type="string">
            <text:p>h4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6]" office:value-type="string" office:string-value="f1" calcext:value-type="string">
            <text:p>f1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7]" office:value-type="string" office:string-value="i2" calcext:value-type="string">
            <text:p>i2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6]" office:value-type="string" office:string-value="h6" calcext:value-type="string">
            <text:p>h6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7]" office:value-type="string" office:string-value="f8" calcext:value-type="string">
            <text:p>f8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8]" office:value-type="string" office:string-value="i6" calcext:value-type="string">
            <text:p>i6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9]" office:value-type="string" office:string-value="i8" calcext:value-type="string">
            <text:p>i8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0]" office:value-type="string" office:string-value="i4" calcext:value-type="string">
            <text:p>i4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1]" office:value-type="string" office:string-value="i3" calcext:value-type="string">
            <text:p>i3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2]" office:value-type="string" office:string-value="g7" calcext:value-type="string">
            <text:p>g7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3]" office:value-type="string" office:string-value="c3" calcext:value-type="string">
            <text:p>c3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4]" office:value-type="string" office:string-value="h8" calcext:value-type="string">
            <text:p>h8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5]" office:value-type="string" office:string-value="d5" calcext:value-type="string">
            <text:p>d5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6]" office:value-type="string" office:string-value="b5" calcext:value-type="string">
            <text:p>b5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7]" office:value-type="string" office:string-value="d4" calcext:value-type="string">
            <text:p>d4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6]" office:value-type="string" office:string-value="b3" calcext:value-type="string">
            <text:p>b3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7]" office:value-type="string" office:string-value="d7" calcext:value-type="string">
            <text:p>d7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8]" office:value-type="string" office:string-value="a1" calcext:value-type="string">
            <text:p>a1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9]" office:value-type="string" office:string-value="b2" calcext:value-type="string">
            <text:p>b2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0]" office:value-type="string" office:string-value="b8" calcext:value-type="string">
            <text:p>b8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1]" office:value-type="string" office:string-value="c1" calcext:value-type="string">
            <text:p>c1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2]" office:value-type="string" office:string-value="f7" calcext:value-type="string">
            <text:p>f7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3]" office:value-type="string" office:string-value="d9" calcext:value-type="string">
            <text:p>d9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4]" office:value-type="string" office:string-value="d8" calcext:value-type="string">
            <text:p>d8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5]" office:value-type="string" office:string-value="e8" calcext:value-type="string">
            <text:p>e8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6]" office:value-type="string" office:string-value="f9" calcext:value-type="string">
            <text:p>f9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8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9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0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1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2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3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4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5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8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9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10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11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2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3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4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5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6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7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6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7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8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9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10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11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12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13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14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 table:number-rows-repeated="2">
          <table:table-cell table:style-name="ce19" table:number-columns-repeated="12"/>
          <table:table-cell table:style-name="ce107" table:number-columns-repeated="8"/>
          <table:table-cell table:number-columns-repeated="1004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ample Game'.B2:'Sample Game'.D4">
            <calcext:condition calcext:apply-style-name="ConditionalStyle_1" calcext:value="formula-is(AND([.B2]=&quot;X&quot;;[.$C$1]=&quot;&quot;))" calcext:base-cell-address="'Sample Game'.B2"/>
          </calcext:conditional-format>
          <calcext:conditional-format calcext:target-range-address="'Sample Game'.B2:'Sample Game'.D4">
            <calcext:condition calcext:apply-style-name="ConditionalStyle_2" calcext:value="formula-is(AND([.B2]=&quot;O&quot;;[.$C$1]=&quot;&quot;))" calcext:base-cell-address="'Sample Game'.B2"/>
          </calcext:conditional-format>
          <calcext:conditional-format calcext:target-range-address="'Sample Game'.B2:'Sample Game'.D4">
            <calcext:condition calcext:apply-style-name="ConditionalStyle_3" calcext:value="formula-is([.$C$1]=&quot;X&quot;)" calcext:base-cell-address="'Sample Game'.B2"/>
          </calcext:conditional-format>
          <calcext:conditional-format calcext:target-range-address="'Sample Game'.B2:'Sample Game'.D4">
            <calcext:condition calcext:apply-style-name="ConditionalStyle_4" calcext:value="formula-is([.$C$1]=&quot;O&quot;)" calcext:base-cell-address="'Sample Game'.B2"/>
          </calcext:conditional-format>
          <calcext:conditional-format calcext:target-range-address="'Sample Game'.C1:'Sample Game'.C1 'Sample Game'.G1:'Sample Game'.G1 'Sample Game'.K1:'Sample Game'.K1 'Sample Game'.C5:'Sample Game'.C5 'Sample Game'.G5:'Sample Game'.G5 'Sample Game'.K5:'Sample Game'.K5 'Sample Game'.C9:'Sample Game'.C9 'Sample Game'.G9:'Sample Game'.G9 'Sample Game'.K9:'Sample Game'.K9">
            <calcext:condition calcext:apply-style-name="ConditionalStyle_5" calcext:value="=&quot;X&quot;" calcext:base-cell-address="'Sample Game'.C1"/>
          </calcext:conditional-format>
          <calcext:conditional-format calcext:target-range-address="'Sample Game'.C1:'Sample Game'.C1 'Sample Game'.G1:'Sample Game'.G1 'Sample Game'.K1:'Sample Game'.K1 'Sample Game'.C5:'Sample Game'.C5 'Sample Game'.G5:'Sample Game'.G5 'Sample Game'.K5:'Sample Game'.K5 'Sample Game'.C9:'Sample Game'.C9 'Sample Game'.G9:'Sample Game'.G9 'Sample Game'.K9:'Sample Game'.K9">
            <calcext:condition calcext:apply-style-name="ConditionalStyle_6" calcext:value="=&quot;O&quot;" calcext:base-cell-address="'Sample Game'.C1"/>
          </calcext:conditional-format>
          <calcext:conditional-format calcext:target-range-address="'Sample Game'.B2:'Sample Game'.D4">
            <calcext:condition calcext:apply-style-name="ConditionalStyle_7" calcext:value="formula-is(([.$C$1]=&quot;-&quot;))" calcext:base-cell-address="'Sample Game'.B2"/>
          </calcext:conditional-format>
          <calcext:conditional-format calcext:target-range-address="'Sample Game'.N5:'Sample Game'.N17 'Sample Game'.O6:'Sample Game'.T17">
            <calcext:condition calcext:apply-style-name="ConditionalStyle_1" calcext:value="formula-is(ISEVEN(ROW()))" calcext:base-cell-address="'Sample Game'.N5"/>
          </calcext:conditional-format>
          <calcext:conditional-format calcext:target-range-address="'Sample Game'.N6:'Sample Game'.T17">
            <calcext:condition calcext:apply-style-name="ConditionalStyle_2" calcext:value="formula-is(ISODD(ROW()))" calcext:base-cell-address="'Sample Game'.N6"/>
          </calcext:conditional-format>
          <calcext:conditional-format calcext:target-range-address="'Sample Game'.B6:'Sample Game'.D8">
            <calcext:condition calcext:apply-style-name="ConditionalStyle_1" calcext:value="formula-is(AND([.B6]=&quot;X&quot;;[.$C$5]=&quot;&quot;))" calcext:base-cell-address="'Sample Game'.B6"/>
          </calcext:conditional-format>
          <calcext:conditional-format calcext:target-range-address="'Sample Game'.B6:'Sample Game'.D8">
            <calcext:condition calcext:apply-style-name="ConditionalStyle_2" calcext:value="formula-is(AND([.B6]=&quot;O&quot;;[.$C$5]=&quot;&quot;))" calcext:base-cell-address="'Sample Game'.B6"/>
          </calcext:conditional-format>
          <calcext:conditional-format calcext:target-range-address="'Sample Game'.B10:'Sample Game'.D12">
            <calcext:condition calcext:apply-style-name="ConditionalStyle_1" calcext:value="formula-is(AND([.B10]=&quot;X&quot;;[.$C$9]=&quot;&quot;))" calcext:base-cell-address="'Sample Game'.B10"/>
          </calcext:conditional-format>
          <calcext:conditional-format calcext:target-range-address="'Sample Game'.B10:'Sample Game'.D12">
            <calcext:condition calcext:apply-style-name="ConditionalStyle_2" calcext:value="formula-is(AND([.B10]=&quot;O&quot;;[.$C$9]=&quot;&quot;))" calcext:base-cell-address="'Sample Game'.B10"/>
          </calcext:conditional-format>
          <calcext:conditional-format calcext:target-range-address="'Sample Game'.F2:'Sample Game'.H4">
            <calcext:condition calcext:apply-style-name="ConditionalStyle_1" calcext:value="formula-is(AND([.F2]=&quot;X&quot;;[.$G$1]=&quot;&quot;))" calcext:base-cell-address="'Sample Game'.F2"/>
          </calcext:conditional-format>
          <calcext:conditional-format calcext:target-range-address="'Sample Game'.F2:'Sample Game'.H4">
            <calcext:condition calcext:apply-style-name="ConditionalStyle_2" calcext:value="formula-is(AND([.F2]=&quot;O&quot;;[.$G$1]=&quot;&quot;))" calcext:base-cell-address="'Sample Game'.F2"/>
          </calcext:conditional-format>
          <calcext:conditional-format calcext:target-range-address="'Sample Game'.F6:'Sample Game'.H8">
            <calcext:condition calcext:apply-style-name="ConditionalStyle_1" calcext:value="formula-is(AND([.F6]=&quot;X&quot;;[.$G$5]=&quot;&quot;))" calcext:base-cell-address="'Sample Game'.F6"/>
          </calcext:conditional-format>
          <calcext:conditional-format calcext:target-range-address="'Sample Game'.F6:'Sample Game'.H8">
            <calcext:condition calcext:apply-style-name="ConditionalStyle_2" calcext:value="formula-is(AND([.F6]=&quot;O&quot;;[.$G$5]=&quot;&quot;))" calcext:base-cell-address="'Sample Game'.F6"/>
          </calcext:conditional-format>
          <calcext:conditional-format calcext:target-range-address="'Sample Game'.F10:'Sample Game'.H12">
            <calcext:condition calcext:apply-style-name="ConditionalStyle_1" calcext:value="formula-is(AND([.F10]=&quot;X&quot;;[.$G$9]=&quot;&quot;))" calcext:base-cell-address="'Sample Game'.F10"/>
          </calcext:conditional-format>
          <calcext:conditional-format calcext:target-range-address="'Sample Game'.F10:'Sample Game'.H12">
            <calcext:condition calcext:apply-style-name="ConditionalStyle_2" calcext:value="formula-is(AND([.F10]=&quot;O&quot;;[.$G$9]=&quot;&quot;))" calcext:base-cell-address="'Sample Game'.F10"/>
          </calcext:conditional-format>
          <calcext:conditional-format calcext:target-range-address="'Sample Game'.B6:'Sample Game'.D8">
            <calcext:condition calcext:apply-style-name="ConditionalStyle_3" calcext:value="formula-is([.$C$5]=&quot;X&quot;)" calcext:base-cell-address="'Sample Game'.B6"/>
          </calcext:conditional-format>
          <calcext:conditional-format calcext:target-range-address="'Sample Game'.B6:'Sample Game'.D8">
            <calcext:condition calcext:apply-style-name="ConditionalStyle_4" calcext:value="formula-is([.$C$5]=&quot;O&quot;)" calcext:base-cell-address="'Sample Game'.B6"/>
          </calcext:conditional-format>
          <calcext:conditional-format calcext:target-range-address="'Sample Game'.B6:'Sample Game'.D8">
            <calcext:condition calcext:apply-style-name="ConditionalStyle_7" calcext:value="formula-is(([.$C$5]=&quot;-&quot;))" calcext:base-cell-address="'Sample Game'.B6"/>
          </calcext:conditional-format>
          <calcext:conditional-format calcext:target-range-address="'Sample Game'.B10:'Sample Game'.D12">
            <calcext:condition calcext:apply-style-name="ConditionalStyle_3" calcext:value="formula-is([.$C$9]=&quot;X&quot;)" calcext:base-cell-address="'Sample Game'.B10"/>
          </calcext:conditional-format>
          <calcext:conditional-format calcext:target-range-address="'Sample Game'.B10:'Sample Game'.D12">
            <calcext:condition calcext:apply-style-name="ConditionalStyle_4" calcext:value="formula-is([.$C$9]=&quot;O&quot;)" calcext:base-cell-address="'Sample Game'.B10"/>
          </calcext:conditional-format>
          <calcext:conditional-format calcext:target-range-address="'Sample Game'.F2:'Sample Game'.H4">
            <calcext:condition calcext:apply-style-name="ConditionalStyle_3" calcext:value="formula-is([.$G$1]=&quot;X&quot;)" calcext:base-cell-address="'Sample Game'.F2"/>
          </calcext:conditional-format>
          <calcext:conditional-format calcext:target-range-address="'Sample Game'.F2:'Sample Game'.H4">
            <calcext:condition calcext:apply-style-name="ConditionalStyle_4" calcext:value="formula-is([.$G$1]=&quot;O&quot;)" calcext:base-cell-address="'Sample Game'.F2"/>
          </calcext:conditional-format>
          <calcext:conditional-format calcext:target-range-address="'Sample Game'.F6:'Sample Game'.H8">
            <calcext:condition calcext:apply-style-name="ConditionalStyle_3" calcext:value="formula-is([.$G$5]=&quot;X&quot;)" calcext:base-cell-address="'Sample Game'.F6"/>
          </calcext:conditional-format>
          <calcext:conditional-format calcext:target-range-address="'Sample Game'.F6:'Sample Game'.H8">
            <calcext:condition calcext:apply-style-name="ConditionalStyle_4" calcext:value="formula-is([.$G$5]=&quot;O&quot;)" calcext:base-cell-address="'Sample Game'.F6"/>
          </calcext:conditional-format>
          <calcext:conditional-format calcext:target-range-address="'Sample Game'.F10:'Sample Game'.H12">
            <calcext:condition calcext:apply-style-name="ConditionalStyle_3" calcext:value="formula-is([.$G$9]=&quot;X&quot;)" calcext:base-cell-address="'Sample Game'.F10"/>
          </calcext:conditional-format>
          <calcext:conditional-format calcext:target-range-address="'Sample Game'.F10:'Sample Game'.H12">
            <calcext:condition calcext:apply-style-name="ConditionalStyle_4" calcext:value="formula-is([.$G$9]=&quot;O&quot;)" calcext:base-cell-address="'Sample Game'.F10"/>
          </calcext:conditional-format>
          <calcext:conditional-format calcext:target-range-address="'Sample Game'.J2:'Sample Game'.L4">
            <calcext:condition calcext:apply-style-name="ConditionalStyle_1" calcext:value="formula-is(AND([.J2]=&quot;X&quot;;[.$K$1]=&quot;&quot;))" calcext:base-cell-address="'Sample Game'.J2"/>
          </calcext:conditional-format>
          <calcext:conditional-format calcext:target-range-address="'Sample Game'.J2:'Sample Game'.L4">
            <calcext:condition calcext:apply-style-name="ConditionalStyle_2" calcext:value="formula-is(AND([.J2]=&quot;O&quot;;[.$K$1]=&quot;&quot;))" calcext:base-cell-address="'Sample Game'.J2"/>
          </calcext:conditional-format>
          <calcext:conditional-format calcext:target-range-address="'Sample Game'.J2:'Sample Game'.L4">
            <calcext:condition calcext:apply-style-name="ConditionalStyle_3" calcext:value="formula-is([.$K$1]=&quot;X&quot;)" calcext:base-cell-address="'Sample Game'.J2"/>
          </calcext:conditional-format>
          <calcext:conditional-format calcext:target-range-address="'Sample Game'.J2:'Sample Game'.L4">
            <calcext:condition calcext:apply-style-name="ConditionalStyle_4" calcext:value="formula-is([.$K$1]=&quot;O&quot;)" calcext:base-cell-address="'Sample Game'.J2"/>
          </calcext:conditional-format>
          <calcext:conditional-format calcext:target-range-address="'Sample Game'.J6:'Sample Game'.L8">
            <calcext:condition calcext:apply-style-name="ConditionalStyle_1" calcext:value="formula-is(AND([.J6]=&quot;X&quot;;[.$K$5]=&quot;&quot;))" calcext:base-cell-address="'Sample Game'.J6"/>
          </calcext:conditional-format>
          <calcext:conditional-format calcext:target-range-address="'Sample Game'.J6:'Sample Game'.L8">
            <calcext:condition calcext:apply-style-name="ConditionalStyle_2" calcext:value="formula-is(AND([.J6]=&quot;O&quot;;[.$K$5]=&quot;&quot;))" calcext:base-cell-address="'Sample Game'.J6"/>
          </calcext:conditional-format>
          <calcext:conditional-format calcext:target-range-address="'Sample Game'.J6:'Sample Game'.L8">
            <calcext:condition calcext:apply-style-name="ConditionalStyle_3" calcext:value="formula-is([.$K$5]=&quot;X&quot;)" calcext:base-cell-address="'Sample Game'.J6"/>
          </calcext:conditional-format>
          <calcext:conditional-format calcext:target-range-address="'Sample Game'.J6:'Sample Game'.L8">
            <calcext:condition calcext:apply-style-name="ConditionalStyle_4" calcext:value="formula-is([.$K$5]=&quot;O&quot;)" calcext:base-cell-address="'Sample Game'.J6"/>
          </calcext:conditional-format>
          <calcext:conditional-format calcext:target-range-address="'Sample Game'.J10:'Sample Game'.L12">
            <calcext:condition calcext:apply-style-name="ConditionalStyle_1" calcext:value="formula-is(AND([.J10]=&quot;X&quot;;[.$K$9]=&quot;&quot;))" calcext:base-cell-address="'Sample Game'.J10"/>
          </calcext:conditional-format>
          <calcext:conditional-format calcext:target-range-address="'Sample Game'.J10:'Sample Game'.L12">
            <calcext:condition calcext:apply-style-name="ConditionalStyle_2" calcext:value="formula-is(AND([.J10]=&quot;O&quot;;[.$K$9]=&quot;&quot;))" calcext:base-cell-address="'Sample Game'.J10"/>
          </calcext:conditional-format>
          <calcext:conditional-format calcext:target-range-address="'Sample Game'.J10:'Sample Game'.L12">
            <calcext:condition calcext:apply-style-name="ConditionalStyle_3" calcext:value="formula-is([.$K$9]=&quot;X&quot;)" calcext:base-cell-address="'Sample Game'.J10"/>
          </calcext:conditional-format>
          <calcext:conditional-format calcext:target-range-address="'Sample Game'.J10:'Sample Game'.L12">
            <calcext:condition calcext:apply-style-name="ConditionalStyle_4" calcext:value="formula-is([.$K$9]=&quot;O&quot;)" calcext:base-cell-address="'Sample Game'.J10"/>
          </calcext:conditional-format>
          <calcext:conditional-format calcext:target-range-address="'Sample Game'.B10:'Sample Game'.D12">
            <calcext:condition calcext:apply-style-name="ConditionalStyle_7" calcext:value="formula-is(([.$C$9]=&quot;-&quot;))" calcext:base-cell-address="'Sample Game'.B10"/>
          </calcext:conditional-format>
          <calcext:conditional-format calcext:target-range-address="'Sample Game'.F2:'Sample Game'.H4">
            <calcext:condition calcext:apply-style-name="ConditionalStyle_8" calcext:value="formula-is(([.$G$1]=&quot;-&quot;))" calcext:base-cell-address="'Sample Game'.F2"/>
          </calcext:conditional-format>
          <calcext:conditional-format calcext:target-range-address="'Sample Game'.F6:'Sample Game'.H8">
            <calcext:condition calcext:apply-style-name="ConditionalStyle_8" calcext:value="formula-is(([.$G$5]=&quot;-&quot;))" calcext:base-cell-address="'Sample Game'.F6"/>
          </calcext:conditional-format>
          <calcext:conditional-format calcext:target-range-address="'Sample Game'.F10:'Sample Game'.H12">
            <calcext:condition calcext:apply-style-name="ConditionalStyle_8" calcext:value="formula-is(([.$G$9]=&quot;-&quot;))" calcext:base-cell-address="'Sample Game'.F10"/>
          </calcext:conditional-format>
          <calcext:conditional-format calcext:target-range-address="'Sample Game'.J10:'Sample Game'.L12">
            <calcext:condition calcext:apply-style-name="ConditionalStyle_8" calcext:value="formula-is(([.$K$9]=&quot;-&quot;))" calcext:base-cell-address="'Sample Game'.J10"/>
          </calcext:conditional-format>
          <calcext:conditional-format calcext:target-range-address="'Sample Game'.J6:'Sample Game'.L8">
            <calcext:condition calcext:apply-style-name="ConditionalStyle_8" calcext:value="formula-is(([.$K$5]=&quot;-&quot;))" calcext:base-cell-address="'Sample Game'.J6"/>
          </calcext:conditional-format>
          <calcext:conditional-format calcext:target-range-address="'Sample Game'.J2:'Sample Game'.L4">
            <calcext:condition calcext:apply-style-name="ConditionalStyle_8" calcext:value="formula-is(([.$K$1]=&quot;-&quot;))" calcext:base-cell-address="'Sample Game'.J2"/>
          </calcext:conditional-format>
          <calcext:conditional-format calcext:target-range-address="'Sample Game'.B2:'Sample Game'.B2 'Sample Game'.B6:'Sample Game'.B6 'Sample Game'.B10:'Sample Game'.B10 'Sample Game'.F2:'Sample Game'.F2 'Sample Game'.F6:'Sample Game'.F6 'Sample Game'.F10:'Sample Game'.F10 'Sample Game'.J2:'Sample Game'.J2 'Sample Game'.J6:'Sample Game'.J6 'Sample Game'.J10:'Sample Game'.J10">
            <calcext:condition calcext:apply-style-name="ConditionalStyle_9" calcext:value="formula-is(OR([.$C$1]=&quot;X&quot;;[.$C$1]=&quot;O&quot;))" calcext:base-cell-address="'Sample Game'.B2"/>
          </calcext:conditional-format>
          <calcext:conditional-format calcext:target-range-address="'Sample Game'.B7:'Sample Game'.B7 'Sample Game'.B11:'Sample Game'.B11 'Sample Game'.F11:'Sample Game'.F11 'Sample Game'.F7:'Sample Game'.F7 'Sample Game'.F3:'Sample Game'.F3 'Sample Game'.J3:'Sample Game'.J3 'Sample Game'.J7:'Sample Game'.J7 'Sample Game'.J11:'Sample Game'.J11 'Sample Game'.B3:'Sample Game'.B3">
            <calcext:condition calcext:apply-style-name="ConditionalStyle_9" calcext:value="formula-is(OR([.$C$5]=&quot;X&quot;;[.$C$5]=&quot;O&quot;))" calcext:base-cell-address="'Sample Game'.B3"/>
          </calcext:conditional-format>
          <calcext:conditional-format calcext:target-range-address="'Sample Game'.B12:'Sample Game'.B12 'Sample Game'.B4:'Sample Game'.B4 'Sample Game'.B8:'Sample Game'.B8 'Sample Game'.F4:'Sample Game'.F4 'Sample Game'.J4:'Sample Game'.J4 'Sample Game'.J8:'Sample Game'.J8 'Sample Game'.F8:'Sample Game'.F8 'Sample Game'.F12:'Sample Game'.F12 'Sample Game'.J12:'Sample Game'.J12">
            <calcext:condition calcext:apply-style-name="ConditionalStyle_9" calcext:value="formula-is(OR([.$C$9]=&quot;X&quot;;[.$C$9]=&quot;O&quot;))" calcext:base-cell-address="'Sample Game'.B4"/>
          </calcext:conditional-format>
          <calcext:conditional-format calcext:target-range-address="'Sample Game'.C3:'Sample Game'.C3 'Sample Game'.G3:'Sample Game'.G3 'Sample Game'.K3:'Sample Game'.K3 'Sample Game'.K7:'Sample Game'.K7 'Sample Game'.G7:'Sample Game'.G7 'Sample Game'.C7:'Sample Game'.C7 'Sample Game'.C11:'Sample Game'.C11 'Sample Game'.G11:'Sample Game'.G11 'Sample Game'.K11:'Sample Game'.K11">
            <calcext:condition calcext:apply-style-name="ConditionalStyle_9" calcext:value="formula-is(OR([.$G$5]=&quot;X&quot;;[.$G$5]=&quot;O&quot;))" calcext:base-cell-address="'Sample Game'.C3"/>
          </calcext:conditional-format>
          <calcext:conditional-format calcext:target-range-address="'Sample Game'.C2:'Sample Game'.C2 'Sample Game'.C6:'Sample Game'.C6 'Sample Game'.C10:'Sample Game'.C10 'Sample Game'.G10:'Sample Game'.G10 'Sample Game'.G6:'Sample Game'.G6 'Sample Game'.G2:'Sample Game'.G2 'Sample Game'.K2:'Sample Game'.K2 'Sample Game'.K6:'Sample Game'.K6 'Sample Game'.K10:'Sample Game'.K10">
            <calcext:condition calcext:apply-style-name="ConditionalStyle_9" calcext:value="formula-is(OR([.$G$1]=&quot;X&quot;;[.$G$1]=&quot;O&quot;))" calcext:base-cell-address="'Sample Game'.C2"/>
          </calcext:conditional-format>
          <calcext:conditional-format calcext:target-range-address="'Sample Game'.C4:'Sample Game'.C4 'Sample Game'.C8:'Sample Game'.C8 'Sample Game'.C12:'Sample Game'.C12 'Sample Game'.G12:'Sample Game'.G12 'Sample Game'.G8:'Sample Game'.G8 'Sample Game'.G4:'Sample Game'.G4 'Sample Game'.K4:'Sample Game'.K4 'Sample Game'.K8:'Sample Game'.K8 'Sample Game'.K12:'Sample Game'.K12">
            <calcext:condition calcext:apply-style-name="ConditionalStyle_9" calcext:value="formula-is(OR([.$G$9]=&quot;X&quot;;[.$G$9]=&quot;O&quot;))" calcext:base-cell-address="'Sample Game'.C4"/>
          </calcext:conditional-format>
          <calcext:conditional-format calcext:target-range-address="'Sample Game'.D2:'Sample Game'.D2 'Sample Game'.D6:'Sample Game'.D6 'Sample Game'.D10:'Sample Game'.D10 'Sample Game'.H2:'Sample Game'.H2 'Sample Game'.H6:'Sample Game'.H6 'Sample Game'.H10:'Sample Game'.H10 'Sample Game'.L10:'Sample Game'.L10 'Sample Game'.L2:'Sample Game'.L2 'Sample Game'.L6:'Sample Game'.L6">
            <calcext:condition calcext:apply-style-name="ConditionalStyle_9" calcext:value="formula-is(OR([.$K$1]=&quot;X&quot;;[.$K$1]=&quot;O&quot;))" calcext:base-cell-address="'Sample Game'.D2"/>
          </calcext:conditional-format>
          <calcext:conditional-format calcext:target-range-address="'Sample Game'.D3:'Sample Game'.D3 'Sample Game'.H3:'Sample Game'.H3 'Sample Game'.L3:'Sample Game'.L3 'Sample Game'.D7:'Sample Game'.D7 'Sample Game'.H7:'Sample Game'.H7 'Sample Game'.L7:'Sample Game'.L7 'Sample Game'.D11:'Sample Game'.D11 'Sample Game'.H11:'Sample Game'.H11 'Sample Game'.L11:'Sample Game'.L11">
            <calcext:condition calcext:apply-style-name="ConditionalStyle_9" calcext:value="formula-is(OR([.$K$5]=&quot;X&quot;;[.$K$5]=&quot;O&quot;))" calcext:base-cell-address="'Sample Game'.D3"/>
          </calcext:conditional-format>
          <calcext:conditional-format calcext:target-range-address="'Sample Game'.D4:'Sample Game'.D4 'Sample Game'.D8:'Sample Game'.D8 'Sample Game'.D12:'Sample Game'.D12 'Sample Game'.H4:'Sample Game'.H4 'Sample Game'.H8:'Sample Game'.H8 'Sample Game'.H12:'Sample Game'.H12 'Sample Game'.L4:'Sample Game'.L4 'Sample Game'.L8:'Sample Game'.L8 'Sample Game'.L12:'Sample Game'.L12">
            <calcext:condition calcext:apply-style-name="ConditionalStyle_9" calcext:value="formula-is(OR([.$K$9]=&quot;X&quot;;[.$K$9]=&quot;O&quot;))" calcext:base-cell-address="'Sample Game'.D4"/>
          </calcext:conditional-format>
        </calcext:conditional-formats>
      </table:table>
      <table:table table:name="Game 1 (Empty Board)" table:style-name="ta3"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number-columns-repeated="7" table:default-cell-style-name="Default"/>
        <table:table-column table:style-name="co1" table:number-columns-repeated="1004" table:default-cell-style-name="Default"/>
        <table:table-row table:style-name="ro3">
          <table:table-cell table:style-name="ce16"/>
          <table:table-cell table:style-name="ce20"/>
          <table:table-cell table:style-name="ce124"/>
          <table:table-cell table:style-name="ce40"/>
          <table:table-cell table:style-name="ce1"/>
          <table:table-cell table:style-name="ce20"/>
          <table:table-cell table:style-name="ce124"/>
          <table:table-cell table:style-name="ce40"/>
          <table:table-cell table:style-name="ce1"/>
          <table:table-cell table:style-name="ce20"/>
          <table:table-cell table:style-name="ce124"/>
          <table:table-cell table:style-name="ce40"/>
          <table:table-cell table:style-name="ce104"/>
          <table:table-cell table:style-name="ce1" table:number-columns-repeated="7"/>
          <table:table-cell table:number-columns-repeated="1004"/>
        </table:table-row>
        <table:table-row table:style-name="ro4">
          <table:table-cell table:style-name="ce16" office:value-type="float" office:value="9" calcext:value-type="float">
            <text:p>9</text:p>
          </table:table-cell>
          <table:table-cell table:style-name="ce115" table:formula="of:=IFERROR(IF(MATCH(&quot;a9&quot;; [.$A$18:.$A$99]; 0);(IF(ISEVEN(MATCH(&quot;a9&quot;; [.$A$18:.$A$99]; 0)); &quot;O&quot;; &quot;X&quot;))); &quot;a9&quot;)" office:value-type="string" office:string-value="a9" calcext:value-type="string">
            <text:p>a9</text:p>
          </table:table-cell>
          <table:table-cell table:style-name="ce125" table:formula="of:=IFERROR(IF(MATCH(&quot;b9&quot;; [.$A$18:.$A$99]; 0);(IF(ISEVEN(MATCH(&quot;b9&quot;; [.$A$18:.$A$99]; 0)); &quot;O&quot;; &quot;X&quot;))); &quot;b9&quot;)" office:value-type="string" office:string-value="b9" calcext:value-type="string">
            <text:p>b9</text:p>
          </table:table-cell>
          <table:table-cell table:style-name="ce134" table:formula="of:=IFERROR(IF(MATCH(&quot;c9&quot;; [.$A$18:.$A$99]; 0);(IF(ISEVEN(MATCH(&quot;c9&quot;; [.$A$18:.$A$99]; 0)); &quot;O&quot;; &quot;X&quot;))); &quot;c9&quot;)" office:value-type="string" office:string-value="c9" calcext:value-type="string">
            <text:p>c9</text:p>
          </table:table-cell>
          <table:table-cell table:style-name="ce1"/>
          <table:table-cell table:style-name="ce143" table:formula="of:=IFERROR(IF(MATCH(&quot;d9&quot;; [.$A$18:.$A$99]; 0);(IF(ISEVEN(MATCH(&quot;d9&quot;; [.$A$18:.$A$99]; 0)); &quot;O&quot;; &quot;X&quot;))); &quot;d9&quot;)" office:value-type="string" office:string-value="d9" calcext:value-type="string">
            <text:p>d9</text:p>
          </table:table-cell>
          <table:table-cell table:style-name="ce152" table:formula="of:=IFERROR(IF(MATCH(&quot;e9&quot;; [.$A$18:.$A$99]; 0);(IF(ISEVEN(MATCH(&quot;e9&quot;; [.$A$18:.$A$99]; 0)); &quot;O&quot;; &quot;X&quot;))); &quot;e9&quot;)" office:value-type="string" office:string-value="e9" calcext:value-type="string">
            <text:p>e9</text:p>
          </table:table-cell>
          <table:table-cell table:style-name="ce161" table:formula="of:=IFERROR(IF(MATCH(&quot;f9&quot;; [.$A$18:.$A$99]; 0);(IF(ISEVEN(MATCH(&quot;f9&quot;; [.$A$18:.$A$99]; 0)); &quot;O&quot;; &quot;X&quot;))); &quot;f9&quot;)" office:value-type="string" office:string-value="f9" calcext:value-type="string">
            <text:p>f9</text:p>
          </table:table-cell>
          <table:table-cell table:style-name="ce1"/>
          <table:table-cell table:style-name="ce170" table:formula="of:=IFERROR(IF(MATCH(&quot;g9&quot;; [.$A$18:.$A$99]; 0);(IF(ISEVEN(MATCH(&quot;g9&quot;; [.$A$18:.$A$99]; 0)); &quot;O&quot;; &quot;X&quot;))); &quot;g9&quot;)" office:value-type="string" office:string-value="g9" calcext:value-type="string">
            <text:p>g9</text:p>
          </table:table-cell>
          <table:table-cell table:style-name="ce179" table:formula="of:=IFERROR(IF(MATCH(&quot;h9&quot;; [.$A$18:.$A$99]; 0);(IF(ISEVEN(MATCH(&quot;h9&quot;; [.$A$18:.$A$99]; 0)); &quot;O&quot;; &quot;X&quot;))); &quot;h9&quot;)" office:value-type="string" office:string-value="h9" calcext:value-type="string">
            <text:p>h9</text:p>
          </table:table-cell>
          <table:table-cell table:style-name="ce188" table:formula="of:=IFERROR(IF(MATCH(&quot;i9&quot;; [.$A$18:.$A$99]; 0);(IF(ISEVEN(MATCH(&quot;i9&quot;; [.$A$18:.$A$99]; 0)); &quot;O&quot;; &quot;X&quot;))); &quot;i9&quot;)" office:value-type="string" office:string-value="i9" calcext:value-type="string">
            <text:p>i9</text:p>
          </table:table-cell>
          <table:table-cell table:style-name="ce104"/>
          <table:table-cell table:style-name="ce108" office:value-type="string" calcext:value-type="string" table:number-columns-spanned="3" table:number-rows-spanned="1">
            <text:p>Xavier</text:p>
          </table:table-cell>
          <table:covered-table-cell table:number-columns-repeated="2"/>
          <table:table-cell table:style-name="ce8" office:value-type="string" calcext:value-type="string">
            <text:p>vs</text:p>
          </table:table-cell>
          <table:table-cell table:style-name="ce114" office:value-type="string" calcext:value-type="string" table:number-columns-spanned="3" table:number-rows-spanned="1">
            <text:p>Olivia</text:p>
          </table:table-cell>
          <table:covered-table-cell table:number-columns-repeated="2"/>
          <table:table-cell table:number-columns-repeated="1004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116" table:formula="of:=IFERROR(IF(MATCH(&quot;a8&quot;; [.$A$18:.$A$99]; 0);(IF(ISEVEN(MATCH(&quot;a8&quot;; [.$A$18:.$A$99]; 0)); &quot;O&quot;; &quot;X&quot;))); &quot;a8&quot;)" office:value-type="string" office:string-value="a8" calcext:value-type="string">
            <text:p>a8</text:p>
          </table:table-cell>
          <table:table-cell table:style-name="ce126" table:formula="of:=IFERROR(IF(MATCH(&quot;b8&quot;; [.$A$18:.$A$99]; 0);(IF(ISEVEN(MATCH(&quot;b8&quot;; [.$A$18:.$A$99]; 0)); &quot;O&quot;; &quot;X&quot;))); &quot;b8&quot;)" office:value-type="string" office:string-value="b8" calcext:value-type="string">
            <text:p>b8</text:p>
          </table:table-cell>
          <table:table-cell table:style-name="ce135" table:formula="of:=IFERROR(IF(MATCH(&quot;c8&quot;; [.$A$18:.$A$99]; 0);(IF(ISEVEN(MATCH(&quot;c8&quot;; [.$A$18:.$A$99]; 0)); &quot;O&quot;; &quot;X&quot;))); &quot;c8&quot;)" office:value-type="string" office:string-value="c8" calcext:value-type="string">
            <text:p>c8</text:p>
          </table:table-cell>
          <table:table-cell table:style-name="ce1"/>
          <table:table-cell table:style-name="ce144" table:formula="of:=IFERROR(IF(MATCH(&quot;d8&quot;; [.$A$18:.$A$99]; 0);(IF(ISEVEN(MATCH(&quot;d8&quot;; [.$A$18:.$A$99]; 0)); &quot;O&quot;; &quot;X&quot;))); &quot;d8&quot;)" office:value-type="string" office:string-value="d8" calcext:value-type="string">
            <text:p>d8</text:p>
          </table:table-cell>
          <table:table-cell table:style-name="ce153" table:formula="of:=IFERROR(IF(MATCH(&quot;e8&quot;; [.$A$18:.$A$99]; 0);(IF(ISEVEN(MATCH(&quot;e8&quot;; [.$A$18:.$A$99]; 0)); &quot;O&quot;; &quot;X&quot;))); &quot;e8&quot;)" office:value-type="string" office:string-value="e8" calcext:value-type="string">
            <text:p>e8</text:p>
          </table:table-cell>
          <table:table-cell table:style-name="ce162" table:formula="of:=IFERROR(IF(MATCH(&quot;f8&quot;; [.$A$18:.$A$99]; 0);(IF(ISEVEN(MATCH(&quot;f8&quot;; [.$A$18:.$A$99]; 0)); &quot;O&quot;; &quot;X&quot;))); &quot;f8&quot;)" office:value-type="string" office:string-value="f8" calcext:value-type="string">
            <text:p>f8</text:p>
          </table:table-cell>
          <table:table-cell table:style-name="ce1"/>
          <table:table-cell table:style-name="ce171" table:formula="of:=IFERROR(IF(MATCH(&quot;g8&quot;; [.$A$18:.$A$99]; 0);(IF(ISEVEN(MATCH(&quot;g8&quot;; [.$A$18:.$A$99]; 0)); &quot;O&quot;; &quot;X&quot;))); &quot;g8&quot;)" office:value-type="string" office:string-value="g8" calcext:value-type="string">
            <text:p>g8</text:p>
          </table:table-cell>
          <table:table-cell table:style-name="ce180" table:formula="of:=IFERROR(IF(MATCH(&quot;h8&quot;; [.$A$18:.$A$99]; 0);(IF(ISEVEN(MATCH(&quot;h8&quot;; [.$A$18:.$A$99]; 0)); &quot;O&quot;; &quot;X&quot;))); &quot;h8&quot;)" office:value-type="string" office:string-value="h8" calcext:value-type="string">
            <text:p>h8</text:p>
          </table:table-cell>
          <table:table-cell table:style-name="ce189" table:formula="of:=IFERROR(IF(MATCH(&quot;i8&quot;; [.$A$18:.$A$99]; 0);(IF(ISEVEN(MATCH(&quot;i8&quot;; [.$A$18:.$A$99]; 0)); &quot;O&quot;; &quot;X&quot;))); &quot;i8&quot;)" office:value-type="string" office:string-value="i8" calcext:value-type="string">
            <text:p>i8</text:p>
          </table:table-cell>
          <table:table-cell table:style-name="ce104"/>
          <table:table-cell table:style-name="ce3" office:value-type="string" calcext:value-type="string" table:number-columns-spanned="7" table:number-rows-spanned="1">
            <text:p>Game 1</text:p>
          </table:table-cell>
          <table:covered-table-cell table:number-columns-repeated="6"/>
          <table:table-cell table:number-columns-repeated="1004"/>
        </table:table-row>
        <table:table-row table:style-name="ro4">
          <table:table-cell table:style-name="ce16" office:value-type="float" office:value="7" calcext:value-type="float">
            <text:p>7</text:p>
          </table:table-cell>
          <table:table-cell table:style-name="ce117" table:formula="of:=IFERROR(IF(MATCH(&quot;a7&quot;; [.$A$18:.$A$99]; 0);(IF(ISEVEN(MATCH(&quot;a7&quot;; [.$A$18:.$A$99]; 0)); &quot;O&quot;; &quot;X&quot;))); &quot;a7&quot;)" office:value-type="string" office:string-value="a7" calcext:value-type="string">
            <text:p>a7</text:p>
          </table:table-cell>
          <table:table-cell table:style-name="ce127" table:formula="of:=IFERROR(IF(MATCH(&quot;b7&quot;; [.$A$18:.$A$99]; 0);(IF(ISEVEN(MATCH(&quot;b7&quot;; [.$A$18:.$A$99]; 0)); &quot;O&quot;; &quot;X&quot;))); &quot;b7&quot;)" office:value-type="string" office:string-value="b7" calcext:value-type="string">
            <text:p>b7</text:p>
          </table:table-cell>
          <table:table-cell table:style-name="ce136" table:formula="of:=IFERROR(IF(MATCH(&quot;c7&quot;; [.$A$18:.$A$99]; 0);(IF(ISEVEN(MATCH(&quot;c7&quot;; [.$A$18:.$A$99]; 0)); &quot;O&quot;; &quot;X&quot;))); &quot;c7&quot;)" office:value-type="string" office:string-value="c7" calcext:value-type="string">
            <text:p>c7</text:p>
          </table:table-cell>
          <table:table-cell table:style-name="ce1"/>
          <table:table-cell table:style-name="ce145" table:formula="of:=IFERROR(IF(MATCH(&quot;d7&quot;; [.$A$18:.$A$99]; 0);(IF(ISEVEN(MATCH(&quot;d7&quot;; [.$A$18:.$A$99]; 0)); &quot;O&quot;; &quot;X&quot;))); &quot;d7&quot;)" office:value-type="string" office:string-value="d7" calcext:value-type="string">
            <text:p>d7</text:p>
          </table:table-cell>
          <table:table-cell table:style-name="ce154" table:formula="of:=IFERROR(IF(MATCH(&quot;e7&quot;; [.$A$18:.$A$99]; 0);(IF(ISEVEN(MATCH(&quot;e7&quot;; [.$A$18:.$A$99]; 0)); &quot;O&quot;; &quot;X&quot;))); &quot;e7&quot;)" office:value-type="string" office:string-value="e7" calcext:value-type="string">
            <text:p>e7</text:p>
          </table:table-cell>
          <table:table-cell table:style-name="ce163" table:formula="of:=IFERROR(IF(MATCH(&quot;f7&quot;; [.$A$18:.$A$99]; 0);(IF(ISEVEN(MATCH(&quot;f7&quot;; [.$A$18:.$A$99]; 0)); &quot;O&quot;; &quot;X&quot;))); &quot;f7&quot;)" office:value-type="string" office:string-value="f7" calcext:value-type="string">
            <text:p>f7</text:p>
          </table:table-cell>
          <table:table-cell table:style-name="ce1"/>
          <table:table-cell table:style-name="ce172" table:formula="of:=IFERROR(IF(MATCH(&quot;g7&quot;; [.$A$18:.$A$99]; 0);(IF(ISEVEN(MATCH(&quot;g7&quot;; [.$A$18:.$A$99]; 0)); &quot;O&quot;; &quot;X&quot;))); &quot;g7&quot;)" office:value-type="string" office:string-value="g7" calcext:value-type="string">
            <text:p>g7</text:p>
          </table:table-cell>
          <table:table-cell table:style-name="ce181" table:formula="of:=IFERROR(IF(MATCH(&quot;h7&quot;; [.$A$18:.$A$99]; 0);(IF(ISEVEN(MATCH(&quot;h7&quot;; [.$A$18:.$A$99]; 0)); &quot;O&quot;; &quot;X&quot;))); &quot;h7&quot;)" office:value-type="string" office:string-value="h7" calcext:value-type="string">
            <text:p>h7</text:p>
          </table:table-cell>
          <table:table-cell table:style-name="ce190" table:formula="of:=IFERROR(IF(MATCH(&quot;i7&quot;; [.$A$18:.$A$99]; 0);(IF(ISEVEN(MATCH(&quot;i7&quot;; [.$A$18:.$A$99]; 0)); &quot;O&quot;; &quot;X&quot;))); &quot;i7&quot;)" office:value-type="string" office:string-value="i7" calcext:value-type="string">
            <text:p>i7</text:p>
          </table:table-cell>
          <table:table-cell table:style-name="ce104"/>
          <table:table-cell table:style-name="ce10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6" office:value-type="float" office:value="0" calcext:value-type="float" table:number-columns-spanned="3" table:number-rows-spanned="1">
            <text:p>0</text:p>
          </table:table-cell>
          <table:covered-table-cell table:style-name="ce9"/>
          <table:covered-table-cell table:style-name="ce11"/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04"/>
        </table:table-row>
        <table:table-row table:style-name="ro3">
          <table:table-cell table:style-name="ce16"/>
          <table:table-cell table:style-name="ce20"/>
          <table:table-cell table:style-name="ce124"/>
          <table:table-cell table:style-name="ce40"/>
          <table:table-cell table:style-name="ce1"/>
          <table:table-cell table:style-name="ce20"/>
          <table:table-cell table:style-name="ce124"/>
          <table:table-cell table:style-name="ce40"/>
          <table:table-cell table:style-name="ce1"/>
          <table:table-cell table:style-name="ce20"/>
          <table:table-cell table:style-name="ce124"/>
          <table:table-cell table:style-name="ce40"/>
          <table:table-cell table:style-name="ce104"/>
          <table:table-cell table:style-name="ce197" office:value-type="string" calcext:value-type="string" table:number-columns-spanned="7" table:number-rows-spanned="1">
            <text:p>Moves</text:p>
          </table:table-cell>
          <table:covered-table-cell table:number-columns-repeated="6"/>
          <table:table-cell table:number-columns-repeated="1004"/>
        </table:table-row>
        <table:table-row table:style-name="ro4">
          <table:table-cell table:style-name="ce16" office:value-type="float" office:value="6" calcext:value-type="float">
            <text:p>6</text:p>
          </table:table-cell>
          <table:table-cell table:style-name="ce118" table:formula="of:=IFERROR(IF(MATCH(&quot;a6&quot;; [.$A$18:.$A$99]; 0);(IF(ISEVEN(MATCH(&quot;a6&quot;; [.$A$18:.$A$99]; 0)); &quot;O&quot;; &quot;X&quot;))); &quot;a6&quot;)" office:value-type="string" office:string-value="a6" calcext:value-type="string">
            <text:p>a6</text:p>
          </table:table-cell>
          <table:table-cell table:style-name="ce128" table:formula="of:=IFERROR(IF(MATCH(&quot;b6&quot;; [.$A$18:.$A$99]; 0);(IF(ISEVEN(MATCH(&quot;b6&quot;; [.$A$18:.$A$99]; 0)); &quot;O&quot;; &quot;X&quot;))); &quot;b6&quot;)" office:value-type="string" office:string-value="b6" calcext:value-type="string">
            <text:p>b6</text:p>
          </table:table-cell>
          <table:table-cell table:style-name="ce137" table:formula="of:=IFERROR(IF(MATCH(&quot;c6&quot;; [.$A$18:.$A$99]; 0);(IF(ISEVEN(MATCH(&quot;c6&quot;; [.$A$18:.$A$99]; 0)); &quot;O&quot;; &quot;X&quot;))); &quot;c6&quot;)" office:value-type="string" office:string-value="c6" calcext:value-type="string">
            <text:p>c6</text:p>
          </table:table-cell>
          <table:table-cell table:style-name="ce1"/>
          <table:table-cell table:style-name="ce146" table:formula="of:=IFERROR(IF(MATCH(&quot;d6&quot;; [.$A$18:.$A$99]; 0);(IF(ISEVEN(MATCH(&quot;d6&quot;; [.$A$18:.$A$99]; 0)); &quot;O&quot;; &quot;X&quot;))); &quot;d6&quot;)" office:value-type="string" office:string-value="d6" calcext:value-type="string">
            <text:p>d6</text:p>
          </table:table-cell>
          <table:table-cell table:style-name="ce155" table:formula="of:=IFERROR(IF(MATCH(&quot;e6&quot;; [.$A$18:.$A$99]; 0);(IF(ISEVEN(MATCH(&quot;e6&quot;; [.$A$18:.$A$99]; 0)); &quot;O&quot;; &quot;X&quot;))); &quot;e6&quot;)" office:value-type="string" office:string-value="e6" calcext:value-type="string">
            <text:p>e6</text:p>
          </table:table-cell>
          <table:table-cell table:style-name="ce164" table:formula="of:=IFERROR(IF(MATCH(&quot;f6&quot;; [.$A$18:.$A$99]; 0);(IF(ISEVEN(MATCH(&quot;f6&quot;; [.$A$18:.$A$99]; 0)); &quot;O&quot;; &quot;X&quot;))); &quot;f6&quot;)" office:value-type="string" office:string-value="f6" calcext:value-type="string">
            <text:p>f6</text:p>
          </table:table-cell>
          <table:table-cell table:style-name="ce1"/>
          <table:table-cell table:style-name="ce173" table:formula="of:=IFERROR(IF(MATCH(&quot;g6&quot;; [.$A$18:.$A$99]; 0);(IF(ISEVEN(MATCH(&quot;g6&quot;; [.$A$18:.$A$99]; 0)); &quot;O&quot;; &quot;X&quot;))); &quot;g6&quot;)" office:value-type="string" office:string-value="g6" calcext:value-type="string">
            <text:p>g6</text:p>
          </table:table-cell>
          <table:table-cell table:style-name="ce182" table:formula="of:=IFERROR(IF(MATCH(&quot;h6&quot;; [.$A$18:.$A$99]; 0);(IF(ISEVEN(MATCH(&quot;h6&quot;; [.$A$18:.$A$99]; 0)); &quot;O&quot;; &quot;X&quot;))); &quot;h6&quot;)" office:value-type="string" office:string-value="h6" calcext:value-type="string">
            <text:p>h6</text:p>
          </table:table-cell>
          <table:table-cell table:style-name="ce191" table:formula="of:=IFERROR(IF(MATCH(&quot;i6&quot;; [.$A$18:.$A$99]; 0);(IF(ISEVEN(MATCH(&quot;i6&quot;; [.$A$18:.$A$99]; 0)); &quot;O&quot;; &quot;X&quot;))); &quot;i6&quot;)" office:value-type="string" office:string-value="i6" calcext:value-type="string">
            <text:p>i6</text:p>
          </table:table-cell>
          <table:table-cell table:style-name="ce104"/>
          <table:table-cell table:style-name="ce198"/>
          <table:table-cell table:style-name="ce200" table:number-columns-repeated="2"/>
          <table:table-cell table:style-name="ce202"/>
          <table:table-cell table:style-name="ce200" table:number-columns-repeated="3"/>
          <table:table-cell table:number-columns-repeated="1004"/>
        </table:table-row>
        <table:table-row table:style-name="ro4">
          <table:table-cell table:style-name="ce16" office:value-type="float" office:value="5" calcext:value-type="float">
            <text:p>5</text:p>
          </table:table-cell>
          <table:table-cell table:style-name="ce119" table:formula="of:=IFERROR(IF(MATCH(&quot;a5&quot;; [.$A$18:.$A$99]; 0);(IF(ISEVEN(MATCH(&quot;a5&quot;; [.$A$18:.$A$99]; 0)); &quot;O&quot;; &quot;X&quot;))); &quot;a5&quot;)" office:value-type="string" office:string-value="a5" calcext:value-type="string">
            <text:p>a5</text:p>
          </table:table-cell>
          <table:table-cell table:style-name="ce129" table:formula="of:=IFERROR(IF(MATCH(&quot;b5&quot;; [.$A$18:.$A$99]; 0);(IF(ISEVEN(MATCH(&quot;b5&quot;; [.$A$18:.$A$99]; 0)); &quot;O&quot;; &quot;X&quot;))); &quot;b5&quot;)" office:value-type="string" office:string-value="b5" calcext:value-type="string">
            <text:p>b5</text:p>
          </table:table-cell>
          <table:table-cell table:style-name="ce138" table:formula="of:=IFERROR(IF(MATCH(&quot;c5&quot;; [.$A$18:.$A$99]; 0);(IF(ISEVEN(MATCH(&quot;c5&quot;; [.$A$18:.$A$99]; 0)); &quot;O&quot;; &quot;X&quot;))); &quot;c5&quot;)" office:value-type="string" office:string-value="c5" calcext:value-type="string">
            <text:p>c5</text:p>
          </table:table-cell>
          <table:table-cell table:style-name="ce1"/>
          <table:table-cell table:style-name="ce147" table:formula="of:=IFERROR(IF(MATCH(&quot;d5&quot;; [.$A$18:.$A$99]; 0);(IF(ISEVEN(MATCH(&quot;d5&quot;; [.$A$18:.$A$99]; 0)); &quot;O&quot;; &quot;X&quot;))); &quot;d5&quot;)" office:value-type="string" office:string-value="d5" calcext:value-type="string">
            <text:p>d5</text:p>
          </table:table-cell>
          <table:table-cell table:style-name="ce156" table:formula="of:=IFERROR(IF(MATCH(&quot;e5&quot;; [.$A$18:.$A$99]; 0);(IF(ISEVEN(MATCH(&quot;e5&quot;; [.$A$18:.$A$99]; 0)); &quot;O&quot;; &quot;X&quot;))); &quot;e5&quot;)" office:value-type="string" office:string-value="e5" calcext:value-type="string">
            <text:p>e5</text:p>
          </table:table-cell>
          <table:table-cell table:style-name="ce165" table:formula="of:=IFERROR(IF(MATCH(&quot;f5&quot;; [.$A$18:.$A$99]; 0);(IF(ISEVEN(MATCH(&quot;f5&quot;; [.$A$18:.$A$99]; 0)); &quot;O&quot;; &quot;X&quot;))); &quot;f5&quot;)" office:value-type="string" office:string-value="f5" calcext:value-type="string">
            <text:p>f5</text:p>
          </table:table-cell>
          <table:table-cell table:style-name="ce1"/>
          <table:table-cell table:style-name="ce174" table:formula="of:=IFERROR(IF(MATCH(&quot;g5&quot;; [.$A$18:.$A$99]; 0);(IF(ISEVEN(MATCH(&quot;g5&quot;; [.$A$18:.$A$99]; 0)); &quot;O&quot;; &quot;X&quot;))); &quot;g5&quot;)" office:value-type="string" office:string-value="g5" calcext:value-type="string">
            <text:p>g5</text:p>
          </table:table-cell>
          <table:table-cell table:style-name="ce183" table:formula="of:=IFERROR(IF(MATCH(&quot;h5&quot;; [.$A$18:.$A$99]; 0);(IF(ISEVEN(MATCH(&quot;h5&quot;; [.$A$18:.$A$99]; 0)); &quot;O&quot;; &quot;X&quot;))); &quot;h5&quot;)" office:value-type="string" office:string-value="h5" calcext:value-type="string">
            <text:p>h5</text:p>
          </table:table-cell>
          <table:table-cell table:style-name="ce192" table:formula="of:=IFERROR(IF(MATCH(&quot;i5&quot;; [.$A$18:.$A$99]; 0);(IF(ISEVEN(MATCH(&quot;i5&quot;; [.$A$18:.$A$99]; 0)); &quot;O&quot;; &quot;X&quot;))); &quot;i5&quot;)" office:value-type="string" office:string-value="i5" calcext:value-type="string">
            <text:p>i5</text:p>
          </table:table-cell>
          <table:table-cell table:style-name="ce104"/>
          <table:table-cell table:style-name="ce199" table:number-columns-repeated="3"/>
          <table:table-cell table:style-name="ce201"/>
          <table:table-cell table:style-name="ce199" table:number-columns-repeated="3"/>
          <table:table-cell table:number-columns-repeated="1004"/>
        </table:table-row>
        <table:table-row table:style-name="ro4">
          <table:table-cell table:style-name="ce16" office:value-type="float" office:value="4" calcext:value-type="float">
            <text:p>4</text:p>
          </table:table-cell>
          <table:table-cell table:style-name="ce120" table:formula="of:=IFERROR(IF(MATCH(&quot;a4&quot;; [.$A$18:.$A$99]; 0);(IF(ISEVEN(MATCH(&quot;a4&quot;; [.$A$18:.$A$99]; 0)); &quot;O&quot;; &quot;X&quot;))); &quot;a4&quot;)" office:value-type="string" office:string-value="a4" calcext:value-type="string">
            <text:p>a4</text:p>
          </table:table-cell>
          <table:table-cell table:style-name="ce130" table:formula="of:=IFERROR(IF(MATCH(&quot;b4&quot;; [.$A$18:.$A$99]; 0);(IF(ISEVEN(MATCH(&quot;b4&quot;; [.$A$18:.$A$99]; 0)); &quot;O&quot;; &quot;X&quot;))); &quot;b4&quot;)" office:value-type="string" office:string-value="b4" calcext:value-type="string">
            <text:p>b4</text:p>
          </table:table-cell>
          <table:table-cell table:style-name="ce139" table:formula="of:=IFERROR(IF(MATCH(&quot;c4&quot;; [.$A$18:.$A$99]; 0);(IF(ISEVEN(MATCH(&quot;c4&quot;; [.$A$18:.$A$99]; 0)); &quot;O&quot;; &quot;X&quot;))); &quot;c4&quot;)" office:value-type="string" office:string-value="c4" calcext:value-type="string">
            <text:p>c4</text:p>
          </table:table-cell>
          <table:table-cell table:style-name="ce1"/>
          <table:table-cell table:style-name="ce148" table:formula="of:=IFERROR(IF(MATCH(&quot;d4&quot;; [.$A$18:.$A$99]; 0);(IF(ISEVEN(MATCH(&quot;d4&quot;; [.$A$18:.$A$99]; 0)); &quot;O&quot;; &quot;X&quot;))); &quot;d4&quot;)" office:value-type="string" office:string-value="d4" calcext:value-type="string">
            <text:p>d4</text:p>
          </table:table-cell>
          <table:table-cell table:style-name="ce157" table:formula="of:=IFERROR(IF(MATCH(&quot;e4&quot;; [.$A$18:.$A$99]; 0);(IF(ISEVEN(MATCH(&quot;e4&quot;; [.$A$18:.$A$99]; 0)); &quot;O&quot;; &quot;X&quot;))); &quot;e4&quot;)" office:value-type="string" office:string-value="e4" calcext:value-type="string">
            <text:p>e4</text:p>
          </table:table-cell>
          <table:table-cell table:style-name="ce166" table:formula="of:=IFERROR(IF(MATCH(&quot;f4&quot;; [.$A$18:.$A$99]; 0);(IF(ISEVEN(MATCH(&quot;f4&quot;; [.$A$18:.$A$99]; 0)); &quot;O&quot;; &quot;X&quot;))); &quot;f4&quot;)" office:value-type="string" office:string-value="f4" calcext:value-type="string">
            <text:p>f4</text:p>
          </table:table-cell>
          <table:table-cell table:style-name="ce1"/>
          <table:table-cell table:style-name="ce175" table:formula="of:=IFERROR(IF(MATCH(&quot;g4&quot;; [.$A$18:.$A$99]; 0);(IF(ISEVEN(MATCH(&quot;g4&quot;; [.$A$18:.$A$99]; 0)); &quot;O&quot;; &quot;X&quot;))); &quot;g4&quot;)" office:value-type="string" office:string-value="g4" calcext:value-type="string">
            <text:p>g4</text:p>
          </table:table-cell>
          <table:table-cell table:style-name="ce184" table:formula="of:=IFERROR(IF(MATCH(&quot;h4&quot;; [.$A$18:.$A$99]; 0);(IF(ISEVEN(MATCH(&quot;h4&quot;; [.$A$18:.$A$99]; 0)); &quot;O&quot;; &quot;X&quot;))); &quot;h4&quot;)" office:value-type="string" office:string-value="h4" calcext:value-type="string">
            <text:p>h4</text:p>
          </table:table-cell>
          <table:table-cell table:style-name="ce193" table:formula="of:=IFERROR(IF(MATCH(&quot;i4&quot;; [.$A$18:.$A$99]; 0);(IF(ISEVEN(MATCH(&quot;i4&quot;; [.$A$18:.$A$99]; 0)); &quot;O&quot;; &quot;X&quot;))); &quot;i4&quot;)" office:value-type="string" office:string-value="i4" calcext:value-type="string">
            <text:p>i4</text:p>
          </table:table-cell>
          <table:table-cell table:style-name="ce104"/>
          <table:table-cell table:style-name="ce200" table:number-columns-repeated="3"/>
          <table:table-cell table:style-name="ce202"/>
          <table:table-cell table:style-name="ce200" table:number-columns-repeated="3"/>
          <table:table-cell table:number-columns-repeated="1004"/>
        </table:table-row>
        <table:table-row table:style-name="ro3">
          <table:table-cell table:style-name="ce16"/>
          <table:table-cell table:style-name="ce20"/>
          <table:table-cell table:style-name="ce124"/>
          <table:table-cell table:style-name="ce40"/>
          <table:table-cell table:style-name="ce1"/>
          <table:table-cell table:style-name="ce20"/>
          <table:table-cell table:style-name="ce124"/>
          <table:table-cell table:style-name="ce40"/>
          <table:table-cell table:style-name="ce1"/>
          <table:table-cell table:style-name="ce20"/>
          <table:table-cell table:style-name="ce124"/>
          <table:table-cell table:style-name="ce40"/>
          <table:table-cell table:style-name="ce104"/>
          <table:table-cell table:style-name="ce199" table:number-columns-repeated="3"/>
          <table:table-cell table:style-name="ce201"/>
          <table:table-cell table:style-name="ce199" table:number-columns-repeated="3"/>
          <table:table-cell table:number-columns-repeated="1004"/>
        </table:table-row>
        <table:table-row table:style-name="ro4">
          <table:table-cell table:style-name="ce16" office:value-type="float" office:value="3" calcext:value-type="float">
            <text:p>3</text:p>
          </table:table-cell>
          <table:table-cell table:style-name="ce121" table:formula="of:=IFERROR(IF(MATCH(&quot;a3&quot;; [.$A$18:.$A$99]; 0);(IF(ISEVEN(MATCH(&quot;a3&quot;; [.$A$18:.$A$99]; 0)); &quot;O&quot;; &quot;X&quot;))); &quot;a3&quot;)" office:value-type="string" office:string-value="a3" calcext:value-type="string">
            <text:p>a3</text:p>
          </table:table-cell>
          <table:table-cell table:style-name="ce131" table:formula="of:=IFERROR(IF(MATCH(&quot;b3&quot;; [.$A$18:.$A$99]; 0);(IF(ISEVEN(MATCH(&quot;b3&quot;; [.$A$18:.$A$99]; 0)); &quot;O&quot;; &quot;X&quot;))); &quot;b3&quot;)" office:value-type="string" office:string-value="b3" calcext:value-type="string">
            <text:p>b3</text:p>
          </table:table-cell>
          <table:table-cell table:style-name="ce140" table:formula="of:=IFERROR(IF(MATCH(&quot;c3&quot;; [.$A$18:.$A$99]; 0);(IF(ISEVEN(MATCH(&quot;c3&quot;; [.$A$18:.$A$99]; 0)); &quot;O&quot;; &quot;X&quot;))); &quot;c3&quot;)" office:value-type="string" office:string-value="c3" calcext:value-type="string">
            <text:p>c3</text:p>
          </table:table-cell>
          <table:table-cell table:style-name="ce1"/>
          <table:table-cell table:style-name="ce149" table:formula="of:=IFERROR(IF(MATCH(&quot;d3&quot;; [.$A$18:.$A$99]; 0);(IF(ISEVEN(MATCH(&quot;d3&quot;; [.$A$18:.$A$99]; 0)); &quot;O&quot;; &quot;X&quot;))); &quot;d3&quot;)" office:value-type="string" office:string-value="d3" calcext:value-type="string">
            <text:p>d3</text:p>
          </table:table-cell>
          <table:table-cell table:style-name="ce158" table:formula="of:=IFERROR(IF(MATCH(&quot;e3&quot;; [.$A$18:.$A$99]; 0);(IF(ISEVEN(MATCH(&quot;e3&quot;; [.$A$18:.$A$99]; 0)); &quot;O&quot;; &quot;X&quot;))); &quot;e3&quot;)" office:value-type="string" office:string-value="e3" calcext:value-type="string">
            <text:p>e3</text:p>
          </table:table-cell>
          <table:table-cell table:style-name="ce167" table:formula="of:=IFERROR(IF(MATCH(&quot;f3&quot;; [.$A$18:.$A$99]; 0);(IF(ISEVEN(MATCH(&quot;f3&quot;; [.$A$18:.$A$99]; 0)); &quot;O&quot;; &quot;X&quot;))); &quot;f3&quot;)" office:value-type="string" office:string-value="f3" calcext:value-type="string">
            <text:p>f3</text:p>
          </table:table-cell>
          <table:table-cell table:style-name="ce1"/>
          <table:table-cell table:style-name="ce176" table:formula="of:=IFERROR(IF(MATCH(&quot;g3&quot;; [.$A$18:.$A$99]; 0);(IF(ISEVEN(MATCH(&quot;g3&quot;; [.$A$18:.$A$99]; 0)); &quot;O&quot;; &quot;X&quot;))); &quot;g3&quot;)" office:value-type="string" office:string-value="g3" calcext:value-type="string">
            <text:p>g3</text:p>
          </table:table-cell>
          <table:table-cell table:style-name="ce185" table:formula="of:=IFERROR(IF(MATCH(&quot;h3&quot;; [.$A$18:.$A$99]; 0);(IF(ISEVEN(MATCH(&quot;h3&quot;; [.$A$18:.$A$99]; 0)); &quot;O&quot;; &quot;X&quot;))); &quot;h3&quot;)" office:value-type="string" office:string-value="h3" calcext:value-type="string">
            <text:p>h3</text:p>
          </table:table-cell>
          <table:table-cell table:style-name="ce194" table:formula="of:=IFERROR(IF(MATCH(&quot;i3&quot;; [.$A$18:.$A$99]; 0);(IF(ISEVEN(MATCH(&quot;i3&quot;; [.$A$18:.$A$99]; 0)); &quot;O&quot;; &quot;X&quot;))); &quot;i3&quot;)" office:value-type="string" office:string-value="i3" calcext:value-type="string">
            <text:p>i3</text:p>
          </table:table-cell>
          <table:table-cell table:style-name="ce104"/>
          <table:table-cell table:style-name="ce200" table:number-columns-repeated="3"/>
          <table:table-cell table:style-name="ce202"/>
          <table:table-cell table:style-name="ce200" table:number-columns-repeated="3"/>
          <table:table-cell table:number-columns-repeated="1004"/>
        </table:table-row>
        <table:table-row table:style-name="ro4">
          <table:table-cell table:style-name="ce16" office:value-type="float" office:value="2" calcext:value-type="float">
            <text:p>2</text:p>
          </table:table-cell>
          <table:table-cell table:style-name="ce122" table:formula="of:=IFERROR(IF(MATCH(&quot;a2&quot;; [.$A$18:.$A$99]; 0);(IF(ISEVEN(MATCH(&quot;a2&quot;; [.$A$18:.$A$99]; 0)); &quot;O&quot;; &quot;X&quot;))); &quot;a2&quot;)" office:value-type="string" office:string-value="a2" calcext:value-type="string">
            <text:p>a2</text:p>
          </table:table-cell>
          <table:table-cell table:style-name="ce132" table:formula="of:=IFERROR(IF(MATCH(&quot;b2&quot;; [.$A$18:.$A$99]; 0);(IF(ISEVEN(MATCH(&quot;b2&quot;; [.$A$18:.$A$99]; 0)); &quot;O&quot;; &quot;X&quot;))); &quot;b2&quot;)" office:value-type="string" office:string-value="b2" calcext:value-type="string">
            <text:p>b2</text:p>
          </table:table-cell>
          <table:table-cell table:style-name="ce141" table:formula="of:=IFERROR(IF(MATCH(&quot;c2&quot;; [.$A$18:.$A$99]; 0);(IF(ISEVEN(MATCH(&quot;c2&quot;; [.$A$18:.$A$99]; 0)); &quot;O&quot;; &quot;X&quot;))); &quot;c2&quot;)" office:value-type="string" office:string-value="c2" calcext:value-type="string">
            <text:p>c2</text:p>
          </table:table-cell>
          <table:table-cell table:style-name="ce1"/>
          <table:table-cell table:style-name="ce150" table:formula="of:=IFERROR(IF(MATCH(&quot;d2&quot;; [.$A$18:.$A$99]; 0);(IF(ISEVEN(MATCH(&quot;d2&quot;; [.$A$18:.$A$99]; 0)); &quot;O&quot;; &quot;X&quot;))); &quot;d2&quot;)" office:value-type="string" office:string-value="d2" calcext:value-type="string">
            <text:p>d2</text:p>
          </table:table-cell>
          <table:table-cell table:style-name="ce159" table:formula="of:=IFERROR(IF(MATCH(&quot;e2&quot;; [.$A$18:.$A$99]; 0);(IF(ISEVEN(MATCH(&quot;e2&quot;; [.$A$18:.$A$99]; 0)); &quot;O&quot;; &quot;X&quot;))); &quot;e2&quot;)" office:value-type="string" office:string-value="e2" calcext:value-type="string">
            <text:p>e2</text:p>
          </table:table-cell>
          <table:table-cell table:style-name="ce168" table:formula="of:=IFERROR(IF(MATCH(&quot;f2&quot;; [.$A$18:.$A$99]; 0);(IF(ISEVEN(MATCH(&quot;f2&quot;; [.$A$18:.$A$99]; 0)); &quot;O&quot;; &quot;X&quot;))); &quot;f2&quot;)" office:value-type="string" office:string-value="f2" calcext:value-type="string">
            <text:p>f2</text:p>
          </table:table-cell>
          <table:table-cell table:style-name="ce1"/>
          <table:table-cell table:style-name="ce177" table:formula="of:=IFERROR(IF(MATCH(&quot;g2&quot;; [.$A$18:.$A$99]; 0);(IF(ISEVEN(MATCH(&quot;g2&quot;; [.$A$18:.$A$99]; 0)); &quot;O&quot;; &quot;X&quot;))); &quot;g2&quot;)" office:value-type="string" office:string-value="g2" calcext:value-type="string">
            <text:p>g2</text:p>
          </table:table-cell>
          <table:table-cell table:style-name="ce186" table:formula="of:=IFERROR(IF(MATCH(&quot;h2&quot;; [.$A$18:.$A$99]; 0);(IF(ISEVEN(MATCH(&quot;h2&quot;; [.$A$18:.$A$99]; 0)); &quot;O&quot;; &quot;X&quot;))); &quot;h2&quot;)" office:value-type="string" office:string-value="h2" calcext:value-type="string">
            <text:p>h2</text:p>
          </table:table-cell>
          <table:table-cell table:style-name="ce195" table:formula="of:=IFERROR(IF(MATCH(&quot;i2&quot;; [.$A$18:.$A$99]; 0);(IF(ISEVEN(MATCH(&quot;i2&quot;; [.$A$18:.$A$99]; 0)); &quot;O&quot;; &quot;X&quot;))); &quot;i2&quot;)" office:value-type="string" office:string-value="i2" calcext:value-type="string">
            <text:p>i2</text:p>
          </table:table-cell>
          <table:table-cell table:style-name="ce104"/>
          <table:table-cell table:style-name="ce199" table:number-columns-repeated="7"/>
          <table:table-cell table:number-columns-repeated="1004"/>
        </table:table-row>
        <table:table-row table:style-name="ro4">
          <table:table-cell table:style-name="ce16" office:value-type="float" office:value="1" calcext:value-type="float">
            <text:p>1</text:p>
          </table:table-cell>
          <table:table-cell table:style-name="ce123" table:formula="of:=IFERROR(IF(MATCH(&quot;a1&quot;; [.$A$18:.$A$99]; 0);(IF(ISEVEN(MATCH(&quot;a1&quot;; [.$A$18:.$A$99]; 0)); &quot;O&quot;; &quot;X&quot;))); &quot;a1&quot;)" office:value-type="string" office:string-value="a1" calcext:value-type="string">
            <text:p>a1</text:p>
          </table:table-cell>
          <table:table-cell table:style-name="ce133" table:formula="of:=IFERROR(IF(MATCH(&quot;b1&quot;; [.$A$18:.$A$99]; 0);(IF(ISEVEN(MATCH(&quot;b1&quot;; [.$A$18:.$A$99]; 0)); &quot;O&quot;; &quot;X&quot;))); &quot;b1&quot;)" office:value-type="string" office:string-value="b1" calcext:value-type="string">
            <text:p>b1</text:p>
          </table:table-cell>
          <table:table-cell table:style-name="ce142" table:formula="of:=IFERROR(IF(MATCH(&quot;c1&quot;; [.$A$18:.$A$99]; 0);(IF(ISEVEN(MATCH(&quot;c1&quot;; [.$A$18:.$A$99]; 0)); &quot;O&quot;; &quot;X&quot;))); &quot;c1&quot;)" office:value-type="string" office:string-value="c1" calcext:value-type="string">
            <text:p>c1</text:p>
          </table:table-cell>
          <table:table-cell table:style-name="ce1"/>
          <table:table-cell table:style-name="ce151" table:formula="of:=IFERROR(IF(MATCH(&quot;d1&quot;; [.$A$18:.$A$99]; 0);(IF(ISEVEN(MATCH(&quot;d1&quot;; [.$A$18:.$A$99]; 0)); &quot;O&quot;; &quot;X&quot;))); &quot;d1&quot;)" office:value-type="string" office:string-value="d1" calcext:value-type="string">
            <text:p>d1</text:p>
          </table:table-cell>
          <table:table-cell table:style-name="ce160" table:formula="of:=IFERROR(IF(MATCH(&quot;e1&quot;; [.$A$18:.$A$99]; 0);(IF(ISEVEN(MATCH(&quot;e1&quot;; [.$A$18:.$A$99]; 0)); &quot;O&quot;; &quot;X&quot;))); &quot;e1&quot;)" office:value-type="string" office:string-value="e1" calcext:value-type="string">
            <text:p>e1</text:p>
          </table:table-cell>
          <table:table-cell table:style-name="ce169" table:formula="of:=IFERROR(IF(MATCH(&quot;f1&quot;; [.$A$18:.$A$99]; 0);(IF(ISEVEN(MATCH(&quot;f1&quot;; [.$A$18:.$A$99]; 0)); &quot;O&quot;; &quot;X&quot;))); &quot;f1&quot;)" office:value-type="string" office:string-value="f1" calcext:value-type="string">
            <text:p>f1</text:p>
          </table:table-cell>
          <table:table-cell table:style-name="ce1"/>
          <table:table-cell table:style-name="ce178" table:formula="of:=IFERROR(IF(MATCH(&quot;g1&quot;; [.$A$18:.$A$99]; 0);(IF(ISEVEN(MATCH(&quot;g1&quot;; [.$A$18:.$A$99]; 0)); &quot;O&quot;; &quot;X&quot;))); &quot;g1&quot;)" office:value-type="string" office:string-value="g1" calcext:value-type="string">
            <text:p>g1</text:p>
          </table:table-cell>
          <table:table-cell table:style-name="ce187" table:formula="of:=IFERROR(IF(MATCH(&quot;h1&quot;; [.$A$18:.$A$99]; 0);(IF(ISEVEN(MATCH(&quot;h1&quot;; [.$A$18:.$A$99]; 0)); &quot;O&quot;; &quot;X&quot;))); &quot;h1&quot;)" office:value-type="string" office:string-value="h1" calcext:value-type="string">
            <text:p>h1</text:p>
          </table:table-cell>
          <table:table-cell table:style-name="ce196" table:formula="of:=IFERROR(IF(MATCH(&quot;i1&quot;; [.$A$18:.$A$99]; 0);(IF(ISEVEN(MATCH(&quot;i1&quot;; [.$A$18:.$A$99]; 0)); &quot;O&quot;; &quot;X&quot;))); &quot;i1&quot;)" office:value-type="string" office:string-value="i1" calcext:value-type="string">
            <text:p>i1</text:p>
          </table:table-cell>
          <table:table-cell table:style-name="ce104"/>
          <table:table-cell table:style-name="ce200" table:number-columns-repeated="7"/>
          <table:table-cell table:number-columns-repeated="1004"/>
        </table:table-row>
        <table:table-row table:style-name="ro3">
          <table:table-cell table:style-name="ce17"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f</text:p>
          </table:table-cell>
          <table:table-cell table:style-name="ce17"/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i</text:p>
          </table:table-cell>
          <table:table-cell table:style-name="ce104"/>
          <table:table-cell table:style-name="ce199" table:number-columns-repeated="7"/>
          <table:table-cell table:number-columns-repeated="1004"/>
        </table:table-row>
        <table:table-row table:style-name="ro3">
          <table:table-cell table:style-name="ce18" table:number-columns-repeated="12"/>
          <table:table-cell table:style-name="ce105"/>
          <table:table-cell table:style-name="ce200" table:number-columns-repeated="7"/>
          <table:table-cell table:number-columns-repeated="1004"/>
        </table:table-row>
        <table:table-row table:style-name="ro3">
          <table:table-cell table:style-name="ce19" table:number-columns-repeated="12"/>
          <table:table-cell table:style-name="ce106"/>
          <table:table-cell table:style-name="ce199" table:number-columns-repeated="7"/>
          <table:table-cell table:number-columns-repeated="1004"/>
        </table:table-row>
        <table:table-row table:style-name="ro3">
          <table:table-cell table:style-name="ce19" table:number-columns-repeated="12"/>
          <table:table-cell table:style-name="ce106"/>
          <table:table-cell table:style-name="ce200" table:number-columns-repeated="7"/>
          <table:table-cell table:number-columns-repeated="1004"/>
        </table:table-row>
        <table:table-row table:style-name="ro3">
          <table:table-cell table:style-name="ce19" table:number-columns-repeated="12"/>
          <table:table-cell table:style-name="ce106"/>
          <table:table-cell table:style-name="ce199" table:number-columns-repeated="2"/>
          <table:table-cell table:style-name="ce201"/>
          <table:table-cell table:style-name="ce199" table:number-columns-repeated="4"/>
          <table:table-cell table:number-columns-repeated="1004"/>
        </table:table-row>
        <table:table-row table:style-name="ro3">
          <table:table-cell table:style-name="ce19" table:formula="of:=[.$N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13" table:number-columns-repeated="7"/>
          <table:table-cell table:number-columns-repeated="1004"/>
        </table:table-row>
        <table:table-row table:style-name="ro3">
          <table:table-cell table:style-name="ce19" table:formula="of:=[.$N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13" table:number-columns-repeated="7"/>
          <table:table-cell table:number-columns-repeated="1004"/>
        </table:table-row>
        <table:table-row table:style-name="ro3">
          <table:table-cell table:style-name="ce19" table:formula="of:=[.$N8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13" table:number-columns-repeated="7"/>
          <table:table-cell table:number-columns-repeated="1004"/>
        </table:table-row>
        <table:table-row table:style-name="ro3">
          <table:table-cell table:style-name="ce19" table:formula="of:=[.$N9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0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1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2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3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4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5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8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9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0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1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2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3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4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5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8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9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0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1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2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3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4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5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8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9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0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1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2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3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4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5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8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9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0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1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2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3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4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5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8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9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10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11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2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3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4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5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6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7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6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7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8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9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10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11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12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13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14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 table:number-rows-repeated="2">
          <table:table-cell table:style-name="ce19" table:number-columns-repeated="12"/>
          <table:table-cell table:style-name="ce107" table:number-columns-repeated="8"/>
          <table:table-cell table:number-columns-repeated="1004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me 1 (Empty Board)'.B2:'Game 1 (Empty Board)'.D4">
            <calcext:condition calcext:apply-style-name="ConditionalStyle_1" calcext:value="formula-is(AND([.B2]=&quot;X&quot;;[.$C$1]=&quot;&quot;))" calcext:base-cell-address="'Game 1 (Empty Board)'.B2"/>
          </calcext:conditional-format>
          <calcext:conditional-format calcext:target-range-address="'Game 1 (Empty Board)'.B2:'Game 1 (Empty Board)'.D4">
            <calcext:condition calcext:apply-style-name="ConditionalStyle_2" calcext:value="formula-is(AND([.B2]=&quot;O&quot;;[.$C$1]=&quot;&quot;))" calcext:base-cell-address="'Game 1 (Empty Board)'.B2"/>
          </calcext:conditional-format>
          <calcext:conditional-format calcext:target-range-address="'Game 1 (Empty Board)'.B2:'Game 1 (Empty Board)'.D4">
            <calcext:condition calcext:apply-style-name="ConditionalStyle_3" calcext:value="formula-is([.$C$1]=&quot;X&quot;)" calcext:base-cell-address="'Game 1 (Empty Board)'.B2"/>
          </calcext:conditional-format>
          <calcext:conditional-format calcext:target-range-address="'Game 1 (Empty Board)'.B2:'Game 1 (Empty Board)'.D4">
            <calcext:condition calcext:apply-style-name="ConditionalStyle_4" calcext:value="formula-is([.$C$1]=&quot;O&quot;)" calcext:base-cell-address="'Game 1 (Empty Board)'.B2"/>
          </calcext:conditional-format>
          <calcext:conditional-format calcext:target-range-address="'Game 1 (Empty Board)'.C1:'Game 1 (Empty Board)'.C1 'Game 1 (Empty Board)'.G1:'Game 1 (Empty Board)'.G1 'Game 1 (Empty Board)'.K1:'Game 1 (Empty Board)'.K1 'Game 1 (Empty Board)'.C5:'Game 1 (Empty Board)'.C5 'Game 1 (Empty Board)'.G5:'Game 1 (Empty Board)'.G5 'Game 1 (Empty Board)'.K5:'Game 1 (Empty Board)'.K5 'Game 1 (Empty Board)'.C9:'Game 1 (Empty Board)'.C9 'Game 1 (Empty Board)'.G9:'Game 1 (Empty Board)'.G9 'Game 1 (Empty Board)'.K9:'Game 1 (Empty Board)'.K9">
            <calcext:condition calcext:apply-style-name="ConditionalStyle_5" calcext:value="=&quot;X&quot;" calcext:base-cell-address="'Game 1 (Empty Board)'.C1"/>
          </calcext:conditional-format>
          <calcext:conditional-format calcext:target-range-address="'Game 1 (Empty Board)'.C1:'Game 1 (Empty Board)'.C1 'Game 1 (Empty Board)'.G1:'Game 1 (Empty Board)'.G1 'Game 1 (Empty Board)'.K1:'Game 1 (Empty Board)'.K1 'Game 1 (Empty Board)'.C5:'Game 1 (Empty Board)'.C5 'Game 1 (Empty Board)'.G5:'Game 1 (Empty Board)'.G5 'Game 1 (Empty Board)'.K5:'Game 1 (Empty Board)'.K5 'Game 1 (Empty Board)'.C9:'Game 1 (Empty Board)'.C9 'Game 1 (Empty Board)'.G9:'Game 1 (Empty Board)'.G9 'Game 1 (Empty Board)'.K9:'Game 1 (Empty Board)'.K9">
            <calcext:condition calcext:apply-style-name="ConditionalStyle_6" calcext:value="=&quot;O&quot;" calcext:base-cell-address="'Game 1 (Empty Board)'.C1"/>
          </calcext:conditional-format>
          <calcext:conditional-format calcext:target-range-address="'Game 1 (Empty Board)'.B2:'Game 1 (Empty Board)'.D4">
            <calcext:condition calcext:apply-style-name="ConditionalStyle_7" calcext:value="formula-is(([.$C$1]=&quot;-&quot;))" calcext:base-cell-address="'Game 1 (Empty Board)'.B2"/>
          </calcext:conditional-format>
          <calcext:conditional-format calcext:target-range-address="'Game 1 (Empty Board)'.N5:'Game 1 (Empty Board)'.N17 'Game 1 (Empty Board)'.O6:'Game 1 (Empty Board)'.T17">
            <calcext:condition calcext:apply-style-name="ConditionalStyle_1" calcext:value="formula-is(ISEVEN(ROW()))" calcext:base-cell-address="'Game 1 (Empty Board)'.N5"/>
          </calcext:conditional-format>
          <calcext:conditional-format calcext:target-range-address="'Game 1 (Empty Board)'.N6:'Game 1 (Empty Board)'.T17">
            <calcext:condition calcext:apply-style-name="ConditionalStyle_2" calcext:value="formula-is(ISODD(ROW()))" calcext:base-cell-address="'Game 1 (Empty Board)'.N6"/>
          </calcext:conditional-format>
          <calcext:conditional-format calcext:target-range-address="'Game 1 (Empty Board)'.B6:'Game 1 (Empty Board)'.D8">
            <calcext:condition calcext:apply-style-name="ConditionalStyle_1" calcext:value="formula-is(AND([.B6]=&quot;X&quot;;[.$C$5]=&quot;&quot;))" calcext:base-cell-address="'Game 1 (Empty Board)'.B6"/>
          </calcext:conditional-format>
          <calcext:conditional-format calcext:target-range-address="'Game 1 (Empty Board)'.B6:'Game 1 (Empty Board)'.D8">
            <calcext:condition calcext:apply-style-name="ConditionalStyle_2" calcext:value="formula-is(AND([.B6]=&quot;O&quot;;[.$C$5]=&quot;&quot;))" calcext:base-cell-address="'Game 1 (Empty Board)'.B6"/>
          </calcext:conditional-format>
          <calcext:conditional-format calcext:target-range-address="'Game 1 (Empty Board)'.B10:'Game 1 (Empty Board)'.D12">
            <calcext:condition calcext:apply-style-name="ConditionalStyle_1" calcext:value="formula-is(AND([.B10]=&quot;X&quot;;[.$C$9]=&quot;&quot;))" calcext:base-cell-address="'Game 1 (Empty Board)'.B10"/>
          </calcext:conditional-format>
          <calcext:conditional-format calcext:target-range-address="'Game 1 (Empty Board)'.B10:'Game 1 (Empty Board)'.D12">
            <calcext:condition calcext:apply-style-name="ConditionalStyle_2" calcext:value="formula-is(AND([.B10]=&quot;O&quot;;[.$C$9]=&quot;&quot;))" calcext:base-cell-address="'Game 1 (Empty Board)'.B10"/>
          </calcext:conditional-format>
          <calcext:conditional-format calcext:target-range-address="'Game 1 (Empty Board)'.F2:'Game 1 (Empty Board)'.H4">
            <calcext:condition calcext:apply-style-name="ConditionalStyle_1" calcext:value="formula-is(AND([.F2]=&quot;X&quot;;[.$G$1]=&quot;&quot;))" calcext:base-cell-address="'Game 1 (Empty Board)'.F2"/>
          </calcext:conditional-format>
          <calcext:conditional-format calcext:target-range-address="'Game 1 (Empty Board)'.F2:'Game 1 (Empty Board)'.H4">
            <calcext:condition calcext:apply-style-name="ConditionalStyle_2" calcext:value="formula-is(AND([.F2]=&quot;O&quot;;[.$G$1]=&quot;&quot;))" calcext:base-cell-address="'Game 1 (Empty Board)'.F2"/>
          </calcext:conditional-format>
          <calcext:conditional-format calcext:target-range-address="'Game 1 (Empty Board)'.F6:'Game 1 (Empty Board)'.H8">
            <calcext:condition calcext:apply-style-name="ConditionalStyle_1" calcext:value="formula-is(AND([.F6]=&quot;X&quot;;[.$G$5]=&quot;&quot;))" calcext:base-cell-address="'Game 1 (Empty Board)'.F6"/>
          </calcext:conditional-format>
          <calcext:conditional-format calcext:target-range-address="'Game 1 (Empty Board)'.F6:'Game 1 (Empty Board)'.H8">
            <calcext:condition calcext:apply-style-name="ConditionalStyle_2" calcext:value="formula-is(AND([.F6]=&quot;O&quot;;[.$G$5]=&quot;&quot;))" calcext:base-cell-address="'Game 1 (Empty Board)'.F6"/>
          </calcext:conditional-format>
          <calcext:conditional-format calcext:target-range-address="'Game 1 (Empty Board)'.F10:'Game 1 (Empty Board)'.H12">
            <calcext:condition calcext:apply-style-name="ConditionalStyle_1" calcext:value="formula-is(AND([.F10]=&quot;X&quot;;[.$G$9]=&quot;&quot;))" calcext:base-cell-address="'Game 1 (Empty Board)'.F10"/>
          </calcext:conditional-format>
          <calcext:conditional-format calcext:target-range-address="'Game 1 (Empty Board)'.F10:'Game 1 (Empty Board)'.H12">
            <calcext:condition calcext:apply-style-name="ConditionalStyle_2" calcext:value="formula-is(AND([.F10]=&quot;O&quot;;[.$G$9]=&quot;&quot;))" calcext:base-cell-address="'Game 1 (Empty Board)'.F10"/>
          </calcext:conditional-format>
          <calcext:conditional-format calcext:target-range-address="'Game 1 (Empty Board)'.B6:'Game 1 (Empty Board)'.D8">
            <calcext:condition calcext:apply-style-name="ConditionalStyle_3" calcext:value="formula-is([.$C$5]=&quot;X&quot;)" calcext:base-cell-address="'Game 1 (Empty Board)'.B6"/>
          </calcext:conditional-format>
          <calcext:conditional-format calcext:target-range-address="'Game 1 (Empty Board)'.B6:'Game 1 (Empty Board)'.D8">
            <calcext:condition calcext:apply-style-name="ConditionalStyle_4" calcext:value="formula-is([.$C$5]=&quot;O&quot;)" calcext:base-cell-address="'Game 1 (Empty Board)'.B6"/>
          </calcext:conditional-format>
          <calcext:conditional-format calcext:target-range-address="'Game 1 (Empty Board)'.B6:'Game 1 (Empty Board)'.D8">
            <calcext:condition calcext:apply-style-name="ConditionalStyle_7" calcext:value="formula-is(([.$C$5]=&quot;-&quot;))" calcext:base-cell-address="'Game 1 (Empty Board)'.B6"/>
          </calcext:conditional-format>
          <calcext:conditional-format calcext:target-range-address="'Game 1 (Empty Board)'.B10:'Game 1 (Empty Board)'.D12">
            <calcext:condition calcext:apply-style-name="ConditionalStyle_3" calcext:value="formula-is([.$C$9]=&quot;X&quot;)" calcext:base-cell-address="'Game 1 (Empty Board)'.B10"/>
          </calcext:conditional-format>
          <calcext:conditional-format calcext:target-range-address="'Game 1 (Empty Board)'.B10:'Game 1 (Empty Board)'.D12">
            <calcext:condition calcext:apply-style-name="ConditionalStyle_4" calcext:value="formula-is([.$C$9]=&quot;O&quot;)" calcext:base-cell-address="'Game 1 (Empty Board)'.B10"/>
          </calcext:conditional-format>
          <calcext:conditional-format calcext:target-range-address="'Game 1 (Empty Board)'.F2:'Game 1 (Empty Board)'.H4">
            <calcext:condition calcext:apply-style-name="ConditionalStyle_3" calcext:value="formula-is([.$G$1]=&quot;X&quot;)" calcext:base-cell-address="'Game 1 (Empty Board)'.F2"/>
          </calcext:conditional-format>
          <calcext:conditional-format calcext:target-range-address="'Game 1 (Empty Board)'.F2:'Game 1 (Empty Board)'.H4">
            <calcext:condition calcext:apply-style-name="ConditionalStyle_4" calcext:value="formula-is([.$G$1]=&quot;O&quot;)" calcext:base-cell-address="'Game 1 (Empty Board)'.F2"/>
          </calcext:conditional-format>
          <calcext:conditional-format calcext:target-range-address="'Game 1 (Empty Board)'.F6:'Game 1 (Empty Board)'.H8">
            <calcext:condition calcext:apply-style-name="ConditionalStyle_3" calcext:value="formula-is([.$G$5]=&quot;X&quot;)" calcext:base-cell-address="'Game 1 (Empty Board)'.F6"/>
          </calcext:conditional-format>
          <calcext:conditional-format calcext:target-range-address="'Game 1 (Empty Board)'.F6:'Game 1 (Empty Board)'.H8">
            <calcext:condition calcext:apply-style-name="ConditionalStyle_4" calcext:value="formula-is([.$G$5]=&quot;O&quot;)" calcext:base-cell-address="'Game 1 (Empty Board)'.F6"/>
          </calcext:conditional-format>
          <calcext:conditional-format calcext:target-range-address="'Game 1 (Empty Board)'.F10:'Game 1 (Empty Board)'.H12">
            <calcext:condition calcext:apply-style-name="ConditionalStyle_3" calcext:value="formula-is([.$G$9]=&quot;X&quot;)" calcext:base-cell-address="'Game 1 (Empty Board)'.F10"/>
          </calcext:conditional-format>
          <calcext:conditional-format calcext:target-range-address="'Game 1 (Empty Board)'.F10:'Game 1 (Empty Board)'.H12">
            <calcext:condition calcext:apply-style-name="ConditionalStyle_4" calcext:value="formula-is([.$G$9]=&quot;O&quot;)" calcext:base-cell-address="'Game 1 (Empty Board)'.F10"/>
          </calcext:conditional-format>
          <calcext:conditional-format calcext:target-range-address="'Game 1 (Empty Board)'.J2:'Game 1 (Empty Board)'.L4">
            <calcext:condition calcext:apply-style-name="ConditionalStyle_1" calcext:value="formula-is(AND([.J2]=&quot;X&quot;;[.$K$1]=&quot;&quot;))" calcext:base-cell-address="'Game 1 (Empty Board)'.J2"/>
          </calcext:conditional-format>
          <calcext:conditional-format calcext:target-range-address="'Game 1 (Empty Board)'.J2:'Game 1 (Empty Board)'.L4">
            <calcext:condition calcext:apply-style-name="ConditionalStyle_2" calcext:value="formula-is(AND([.J2]=&quot;O&quot;;[.$K$1]=&quot;&quot;))" calcext:base-cell-address="'Game 1 (Empty Board)'.J2"/>
          </calcext:conditional-format>
          <calcext:conditional-format calcext:target-range-address="'Game 1 (Empty Board)'.J2:'Game 1 (Empty Board)'.L4">
            <calcext:condition calcext:apply-style-name="ConditionalStyle_3" calcext:value="formula-is([.$K$1]=&quot;X&quot;)" calcext:base-cell-address="'Game 1 (Empty Board)'.J2"/>
          </calcext:conditional-format>
          <calcext:conditional-format calcext:target-range-address="'Game 1 (Empty Board)'.J2:'Game 1 (Empty Board)'.L4">
            <calcext:condition calcext:apply-style-name="ConditionalStyle_4" calcext:value="formula-is([.$K$1]=&quot;O&quot;)" calcext:base-cell-address="'Game 1 (Empty Board)'.J2"/>
          </calcext:conditional-format>
          <calcext:conditional-format calcext:target-range-address="'Game 1 (Empty Board)'.J6:'Game 1 (Empty Board)'.L8">
            <calcext:condition calcext:apply-style-name="ConditionalStyle_1" calcext:value="formula-is(AND([.J6]=&quot;X&quot;;[.$K$5]=&quot;&quot;))" calcext:base-cell-address="'Game 1 (Empty Board)'.J6"/>
          </calcext:conditional-format>
          <calcext:conditional-format calcext:target-range-address="'Game 1 (Empty Board)'.J6:'Game 1 (Empty Board)'.L8">
            <calcext:condition calcext:apply-style-name="ConditionalStyle_2" calcext:value="formula-is(AND([.J6]=&quot;O&quot;;[.$K$5]=&quot;&quot;))" calcext:base-cell-address="'Game 1 (Empty Board)'.J6"/>
          </calcext:conditional-format>
          <calcext:conditional-format calcext:target-range-address="'Game 1 (Empty Board)'.J6:'Game 1 (Empty Board)'.L8">
            <calcext:condition calcext:apply-style-name="ConditionalStyle_3" calcext:value="formula-is([.$K$5]=&quot;X&quot;)" calcext:base-cell-address="'Game 1 (Empty Board)'.J6"/>
          </calcext:conditional-format>
          <calcext:conditional-format calcext:target-range-address="'Game 1 (Empty Board)'.J6:'Game 1 (Empty Board)'.L8">
            <calcext:condition calcext:apply-style-name="ConditionalStyle_4" calcext:value="formula-is([.$K$5]=&quot;O&quot;)" calcext:base-cell-address="'Game 1 (Empty Board)'.J6"/>
          </calcext:conditional-format>
          <calcext:conditional-format calcext:target-range-address="'Game 1 (Empty Board)'.J10:'Game 1 (Empty Board)'.L12">
            <calcext:condition calcext:apply-style-name="ConditionalStyle_1" calcext:value="formula-is(AND([.J10]=&quot;X&quot;;[.$K$9]=&quot;&quot;))" calcext:base-cell-address="'Game 1 (Empty Board)'.J10"/>
          </calcext:conditional-format>
          <calcext:conditional-format calcext:target-range-address="'Game 1 (Empty Board)'.J10:'Game 1 (Empty Board)'.L12">
            <calcext:condition calcext:apply-style-name="ConditionalStyle_2" calcext:value="formula-is(AND([.J10]=&quot;O&quot;;[.$K$9]=&quot;&quot;))" calcext:base-cell-address="'Game 1 (Empty Board)'.J10"/>
          </calcext:conditional-format>
          <calcext:conditional-format calcext:target-range-address="'Game 1 (Empty Board)'.J10:'Game 1 (Empty Board)'.L12">
            <calcext:condition calcext:apply-style-name="ConditionalStyle_3" calcext:value="formula-is([.$K$9]=&quot;X&quot;)" calcext:base-cell-address="'Game 1 (Empty Board)'.J10"/>
          </calcext:conditional-format>
          <calcext:conditional-format calcext:target-range-address="'Game 1 (Empty Board)'.J10:'Game 1 (Empty Board)'.L12">
            <calcext:condition calcext:apply-style-name="ConditionalStyle_4" calcext:value="formula-is([.$K$9]=&quot;O&quot;)" calcext:base-cell-address="'Game 1 (Empty Board)'.J10"/>
          </calcext:conditional-format>
          <calcext:conditional-format calcext:target-range-address="'Game 1 (Empty Board)'.B10:'Game 1 (Empty Board)'.D12">
            <calcext:condition calcext:apply-style-name="ConditionalStyle_7" calcext:value="formula-is(([.$C$9]=&quot;-&quot;))" calcext:base-cell-address="'Game 1 (Empty Board)'.B10"/>
          </calcext:conditional-format>
          <calcext:conditional-format calcext:target-range-address="'Game 1 (Empty Board)'.F2:'Game 1 (Empty Board)'.H4">
            <calcext:condition calcext:apply-style-name="ConditionalStyle_8" calcext:value="formula-is(([.$G$1]=&quot;-&quot;))" calcext:base-cell-address="'Game 1 (Empty Board)'.F2"/>
          </calcext:conditional-format>
          <calcext:conditional-format calcext:target-range-address="'Game 1 (Empty Board)'.F6:'Game 1 (Empty Board)'.H8">
            <calcext:condition calcext:apply-style-name="ConditionalStyle_8" calcext:value="formula-is(([.$G$5]=&quot;-&quot;))" calcext:base-cell-address="'Game 1 (Empty Board)'.F6"/>
          </calcext:conditional-format>
          <calcext:conditional-format calcext:target-range-address="'Game 1 (Empty Board)'.F10:'Game 1 (Empty Board)'.H12">
            <calcext:condition calcext:apply-style-name="ConditionalStyle_8" calcext:value="formula-is(([.$G$9]=&quot;-&quot;))" calcext:base-cell-address="'Game 1 (Empty Board)'.F10"/>
          </calcext:conditional-format>
          <calcext:conditional-format calcext:target-range-address="'Game 1 (Empty Board)'.J10:'Game 1 (Empty Board)'.L12">
            <calcext:condition calcext:apply-style-name="ConditionalStyle_8" calcext:value="formula-is(([.$K$9]=&quot;-&quot;))" calcext:base-cell-address="'Game 1 (Empty Board)'.J10"/>
          </calcext:conditional-format>
          <calcext:conditional-format calcext:target-range-address="'Game 1 (Empty Board)'.J6:'Game 1 (Empty Board)'.L8">
            <calcext:condition calcext:apply-style-name="ConditionalStyle_8" calcext:value="formula-is(([.$K$5]=&quot;-&quot;))" calcext:base-cell-address="'Game 1 (Empty Board)'.J6"/>
          </calcext:conditional-format>
          <calcext:conditional-format calcext:target-range-address="'Game 1 (Empty Board)'.J2:'Game 1 (Empty Board)'.L4">
            <calcext:condition calcext:apply-style-name="ConditionalStyle_8" calcext:value="formula-is(([.$K$1]=&quot;-&quot;))" calcext:base-cell-address="'Game 1 (Empty Board)'.J2"/>
          </calcext:conditional-format>
          <calcext:conditional-format calcext:target-range-address="'Game 1 (Empty Board)'.B2:'Game 1 (Empty Board)'.B2 'Game 1 (Empty Board)'.B6:'Game 1 (Empty Board)'.B6 'Game 1 (Empty Board)'.B10:'Game 1 (Empty Board)'.B10 'Game 1 (Empty Board)'.F2:'Game 1 (Empty Board)'.F2 'Game 1 (Empty Board)'.F6:'Game 1 (Empty Board)'.F6 'Game 1 (Empty Board)'.F10:'Game 1 (Empty Board)'.F10 'Game 1 (Empty Board)'.J2:'Game 1 (Empty Board)'.J2 'Game 1 (Empty Board)'.J6:'Game 1 (Empty Board)'.J6 'Game 1 (Empty Board)'.J10:'Game 1 (Empty Board)'.J10">
            <calcext:condition calcext:apply-style-name="ConditionalStyle_9" calcext:value="formula-is(OR([.$C$1]=&quot;X&quot;;[.$C$1]=&quot;O&quot;))" calcext:base-cell-address="'Game 1 (Empty Board)'.B2"/>
          </calcext:conditional-format>
          <calcext:conditional-format calcext:target-range-address="'Game 1 (Empty Board)'.B7:'Game 1 (Empty Board)'.B7 'Game 1 (Empty Board)'.B11:'Game 1 (Empty Board)'.B11 'Game 1 (Empty Board)'.F11:'Game 1 (Empty Board)'.F11 'Game 1 (Empty Board)'.F7:'Game 1 (Empty Board)'.F7 'Game 1 (Empty Board)'.F3:'Game 1 (Empty Board)'.F3 'Game 1 (Empty Board)'.J3:'Game 1 (Empty Board)'.J3 'Game 1 (Empty Board)'.J7:'Game 1 (Empty Board)'.J7 'Game 1 (Empty Board)'.J11:'Game 1 (Empty Board)'.J11 'Game 1 (Empty Board)'.B3:'Game 1 (Empty Board)'.B3">
            <calcext:condition calcext:apply-style-name="ConditionalStyle_9" calcext:value="formula-is(OR([.$C$5]=&quot;X&quot;;[.$C$5]=&quot;O&quot;))" calcext:base-cell-address="'Game 1 (Empty Board)'.B3"/>
          </calcext:conditional-format>
          <calcext:conditional-format calcext:target-range-address="'Game 1 (Empty Board)'.B12:'Game 1 (Empty Board)'.B12 'Game 1 (Empty Board)'.B4:'Game 1 (Empty Board)'.B4 'Game 1 (Empty Board)'.B8:'Game 1 (Empty Board)'.B8 'Game 1 (Empty Board)'.F4:'Game 1 (Empty Board)'.F4 'Game 1 (Empty Board)'.J4:'Game 1 (Empty Board)'.J4 'Game 1 (Empty Board)'.J8:'Game 1 (Empty Board)'.J8 'Game 1 (Empty Board)'.F8:'Game 1 (Empty Board)'.F8 'Game 1 (Empty Board)'.F12:'Game 1 (Empty Board)'.F12 'Game 1 (Empty Board)'.J12:'Game 1 (Empty Board)'.J12">
            <calcext:condition calcext:apply-style-name="ConditionalStyle_9" calcext:value="formula-is(OR([.$C$9]=&quot;X&quot;;[.$C$9]=&quot;O&quot;))" calcext:base-cell-address="'Game 1 (Empty Board)'.B4"/>
          </calcext:conditional-format>
          <calcext:conditional-format calcext:target-range-address="'Game 1 (Empty Board)'.C3:'Game 1 (Empty Board)'.C3 'Game 1 (Empty Board)'.G3:'Game 1 (Empty Board)'.G3 'Game 1 (Empty Board)'.K3:'Game 1 (Empty Board)'.K3 'Game 1 (Empty Board)'.K7:'Game 1 (Empty Board)'.K7 'Game 1 (Empty Board)'.G7:'Game 1 (Empty Board)'.G7 'Game 1 (Empty Board)'.C7:'Game 1 (Empty Board)'.C7 'Game 1 (Empty Board)'.C11:'Game 1 (Empty Board)'.C11 'Game 1 (Empty Board)'.G11:'Game 1 (Empty Board)'.G11 'Game 1 (Empty Board)'.K11:'Game 1 (Empty Board)'.K11">
            <calcext:condition calcext:apply-style-name="ConditionalStyle_9" calcext:value="formula-is(OR([.$G$5]=&quot;X&quot;;[.$G$5]=&quot;O&quot;))" calcext:base-cell-address="'Game 1 (Empty Board)'.C3"/>
          </calcext:conditional-format>
          <calcext:conditional-format calcext:target-range-address="'Game 1 (Empty Board)'.C2:'Game 1 (Empty Board)'.C2 'Game 1 (Empty Board)'.C6:'Game 1 (Empty Board)'.C6 'Game 1 (Empty Board)'.C10:'Game 1 (Empty Board)'.C10 'Game 1 (Empty Board)'.G10:'Game 1 (Empty Board)'.G10 'Game 1 (Empty Board)'.G6:'Game 1 (Empty Board)'.G6 'Game 1 (Empty Board)'.G2:'Game 1 (Empty Board)'.G2 'Game 1 (Empty Board)'.K2:'Game 1 (Empty Board)'.K2 'Game 1 (Empty Board)'.K6:'Game 1 (Empty Board)'.K6 'Game 1 (Empty Board)'.K10:'Game 1 (Empty Board)'.K10">
            <calcext:condition calcext:apply-style-name="ConditionalStyle_9" calcext:value="formula-is(OR([.$G$1]=&quot;X&quot;;[.$G$1]=&quot;O&quot;))" calcext:base-cell-address="'Game 1 (Empty Board)'.C2"/>
          </calcext:conditional-format>
          <calcext:conditional-format calcext:target-range-address="'Game 1 (Empty Board)'.C4:'Game 1 (Empty Board)'.C4 'Game 1 (Empty Board)'.C8:'Game 1 (Empty Board)'.C8 'Game 1 (Empty Board)'.C12:'Game 1 (Empty Board)'.C12 'Game 1 (Empty Board)'.G12:'Game 1 (Empty Board)'.G12 'Game 1 (Empty Board)'.G8:'Game 1 (Empty Board)'.G8 'Game 1 (Empty Board)'.G4:'Game 1 (Empty Board)'.G4 'Game 1 (Empty Board)'.K4:'Game 1 (Empty Board)'.K4 'Game 1 (Empty Board)'.K8:'Game 1 (Empty Board)'.K8 'Game 1 (Empty Board)'.K12:'Game 1 (Empty Board)'.K12">
            <calcext:condition calcext:apply-style-name="ConditionalStyle_9" calcext:value="formula-is(OR([.$G$9]=&quot;X&quot;;[.$G$9]=&quot;O&quot;))" calcext:base-cell-address="'Game 1 (Empty Board)'.C4"/>
          </calcext:conditional-format>
          <calcext:conditional-format calcext:target-range-address="'Game 1 (Empty Board)'.D2:'Game 1 (Empty Board)'.D2 'Game 1 (Empty Board)'.D6:'Game 1 (Empty Board)'.D6 'Game 1 (Empty Board)'.D10:'Game 1 (Empty Board)'.D10 'Game 1 (Empty Board)'.H2:'Game 1 (Empty Board)'.H2 'Game 1 (Empty Board)'.H6:'Game 1 (Empty Board)'.H6 'Game 1 (Empty Board)'.H10:'Game 1 (Empty Board)'.H10 'Game 1 (Empty Board)'.L10:'Game 1 (Empty Board)'.L10 'Game 1 (Empty Board)'.L2:'Game 1 (Empty Board)'.L2 'Game 1 (Empty Board)'.L6:'Game 1 (Empty Board)'.L6">
            <calcext:condition calcext:apply-style-name="ConditionalStyle_9" calcext:value="formula-is(OR([.$K$1]=&quot;X&quot;;[.$K$1]=&quot;O&quot;))" calcext:base-cell-address="'Game 1 (Empty Board)'.D2"/>
          </calcext:conditional-format>
          <calcext:conditional-format calcext:target-range-address="'Game 1 (Empty Board)'.D3:'Game 1 (Empty Board)'.D3 'Game 1 (Empty Board)'.H3:'Game 1 (Empty Board)'.H3 'Game 1 (Empty Board)'.L3:'Game 1 (Empty Board)'.L3 'Game 1 (Empty Board)'.D7:'Game 1 (Empty Board)'.D7 'Game 1 (Empty Board)'.H7:'Game 1 (Empty Board)'.H7 'Game 1 (Empty Board)'.L7:'Game 1 (Empty Board)'.L7 'Game 1 (Empty Board)'.D11:'Game 1 (Empty Board)'.D11 'Game 1 (Empty Board)'.H11:'Game 1 (Empty Board)'.H11 'Game 1 (Empty Board)'.L11:'Game 1 (Empty Board)'.L11">
            <calcext:condition calcext:apply-style-name="ConditionalStyle_9" calcext:value="formula-is(OR([.$K$5]=&quot;X&quot;;[.$K$5]=&quot;O&quot;))" calcext:base-cell-address="'Game 1 (Empty Board)'.D3"/>
          </calcext:conditional-format>
          <calcext:conditional-format calcext:target-range-address="'Game 1 (Empty Board)'.D4:'Game 1 (Empty Board)'.D4 'Game 1 (Empty Board)'.D8:'Game 1 (Empty Board)'.D8 'Game 1 (Empty Board)'.D12:'Game 1 (Empty Board)'.D12 'Game 1 (Empty Board)'.H4:'Game 1 (Empty Board)'.H4 'Game 1 (Empty Board)'.H8:'Game 1 (Empty Board)'.H8 'Game 1 (Empty Board)'.H12:'Game 1 (Empty Board)'.H12 'Game 1 (Empty Board)'.L4:'Game 1 (Empty Board)'.L4 'Game 1 (Empty Board)'.L8:'Game 1 (Empty Board)'.L8 'Game 1 (Empty Board)'.L12:'Game 1 (Empty Board)'.L12">
            <calcext:condition calcext:apply-style-name="ConditionalStyle_9" calcext:value="formula-is(OR([.$K$9]=&quot;X&quot;;[.$K$9]=&quot;O&quot;))" calcext:base-cell-address="'Game 1 (Empty Board)'.D4"/>
          </calcext:conditional-format>
        </calcext:conditional-formats>
      </table:table>
      <table:table table:name="Game 2 (Empty Board)" table:style-name="ta4"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number-columns-repeated="7" table:default-cell-style-name="Default"/>
        <table:table-column table:style-name="co1" table:number-columns-repeated="1004" table:default-cell-style-name="Default"/>
        <table:table-row table:style-name="ro3">
          <table:table-cell table:style-name="ce16"/>
          <table:table-cell table:style-name="ce20"/>
          <table:table-cell table:style-name="ce212"/>
          <table:table-cell table:style-name="ce40"/>
          <table:table-cell table:style-name="ce1"/>
          <table:table-cell table:style-name="ce20"/>
          <table:table-cell table:style-name="ce212"/>
          <table:table-cell table:style-name="ce40"/>
          <table:table-cell table:style-name="ce1"/>
          <table:table-cell table:style-name="ce20"/>
          <table:table-cell table:style-name="ce212"/>
          <table:table-cell table:style-name="ce40"/>
          <table:table-cell table:style-name="ce104"/>
          <table:table-cell table:style-name="ce1" table:number-columns-repeated="7"/>
          <table:table-cell table:number-columns-repeated="1004"/>
        </table:table-row>
        <table:table-row table:style-name="ro4">
          <table:table-cell table:style-name="ce16" office:value-type="float" office:value="9" calcext:value-type="float">
            <text:p>9</text:p>
          </table:table-cell>
          <table:table-cell table:style-name="ce203" table:formula="of:=IFERROR(IF(MATCH(&quot;a9&quot;; [.$A$18:.$A$99]; 0);(IF(ISEVEN(MATCH(&quot;a9&quot;; [.$A$18:.$A$99]; 0)); &quot;O&quot;; &quot;X&quot;))); &quot;a9&quot;)" office:value-type="string" office:string-value="a9" calcext:value-type="string">
            <text:p>a9</text:p>
          </table:table-cell>
          <table:table-cell table:style-name="ce213" table:formula="of:=IFERROR(IF(MATCH(&quot;b9&quot;; [.$A$18:.$A$99]; 0);(IF(ISEVEN(MATCH(&quot;b9&quot;; [.$A$18:.$A$99]; 0)); &quot;O&quot;; &quot;X&quot;))); &quot;b9&quot;)" office:value-type="string" office:string-value="b9" calcext:value-type="string">
            <text:p>b9</text:p>
          </table:table-cell>
          <table:table-cell table:style-name="ce222" table:formula="of:=IFERROR(IF(MATCH(&quot;c9&quot;; [.$A$18:.$A$99]; 0);(IF(ISEVEN(MATCH(&quot;c9&quot;; [.$A$18:.$A$99]; 0)); &quot;O&quot;; &quot;X&quot;))); &quot;c9&quot;)" office:value-type="string" office:string-value="c9" calcext:value-type="string">
            <text:p>c9</text:p>
          </table:table-cell>
          <table:table-cell table:style-name="ce1"/>
          <table:table-cell table:style-name="ce231" table:formula="of:=IFERROR(IF(MATCH(&quot;d9&quot;; [.$A$18:.$A$99]; 0);(IF(ISEVEN(MATCH(&quot;d9&quot;; [.$A$18:.$A$99]; 0)); &quot;O&quot;; &quot;X&quot;))); &quot;d9&quot;)" office:value-type="string" office:string-value="d9" calcext:value-type="string">
            <text:p>d9</text:p>
          </table:table-cell>
          <table:table-cell table:style-name="ce240" table:formula="of:=IFERROR(IF(MATCH(&quot;e9&quot;; [.$A$18:.$A$99]; 0);(IF(ISEVEN(MATCH(&quot;e9&quot;; [.$A$18:.$A$99]; 0)); &quot;O&quot;; &quot;X&quot;))); &quot;e9&quot;)" office:value-type="string" office:string-value="e9" calcext:value-type="string">
            <text:p>e9</text:p>
          </table:table-cell>
          <table:table-cell table:style-name="ce249" table:formula="of:=IFERROR(IF(MATCH(&quot;f9&quot;; [.$A$18:.$A$99]; 0);(IF(ISEVEN(MATCH(&quot;f9&quot;; [.$A$18:.$A$99]; 0)); &quot;O&quot;; &quot;X&quot;))); &quot;f9&quot;)" office:value-type="string" office:string-value="f9" calcext:value-type="string">
            <text:p>f9</text:p>
          </table:table-cell>
          <table:table-cell table:style-name="ce1"/>
          <table:table-cell table:style-name="ce258" table:formula="of:=IFERROR(IF(MATCH(&quot;g9&quot;; [.$A$18:.$A$99]; 0);(IF(ISEVEN(MATCH(&quot;g9&quot;; [.$A$18:.$A$99]; 0)); &quot;O&quot;; &quot;X&quot;))); &quot;g9&quot;)" office:value-type="string" office:string-value="g9" calcext:value-type="string">
            <text:p>g9</text:p>
          </table:table-cell>
          <table:table-cell table:style-name="ce267" table:formula="of:=IFERROR(IF(MATCH(&quot;h9&quot;; [.$A$18:.$A$99]; 0);(IF(ISEVEN(MATCH(&quot;h9&quot;; [.$A$18:.$A$99]; 0)); &quot;O&quot;; &quot;X&quot;))); &quot;h9&quot;)" office:value-type="string" office:string-value="h9" calcext:value-type="string">
            <text:p>h9</text:p>
          </table:table-cell>
          <table:table-cell table:style-name="ce276" table:formula="of:=IFERROR(IF(MATCH(&quot;i9&quot;; [.$A$18:.$A$99]; 0);(IF(ISEVEN(MATCH(&quot;i9&quot;; [.$A$18:.$A$99]; 0)); &quot;O&quot;; &quot;X&quot;))); &quot;i9&quot;)" office:value-type="string" office:string-value="i9" calcext:value-type="string">
            <text:p>i9</text:p>
          </table:table-cell>
          <table:table-cell table:style-name="ce104"/>
          <table:table-cell table:style-name="ce108" office:value-type="string" calcext:value-type="string" table:number-columns-spanned="3" table:number-rows-spanned="1">
            <text:p>Olivia</text:p>
          </table:table-cell>
          <table:covered-table-cell table:number-columns-repeated="2"/>
          <table:table-cell table:style-name="ce8" office:value-type="string" calcext:value-type="string">
            <text:p>vs</text:p>
          </table:table-cell>
          <table:table-cell table:style-name="ce114" office:value-type="string" calcext:value-type="string" table:number-columns-spanned="3" table:number-rows-spanned="1">
            <text:p>Xavier</text:p>
          </table:table-cell>
          <table:covered-table-cell table:number-columns-repeated="2"/>
          <table:table-cell table:number-columns-repeated="1004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style-name="ce204" table:formula="of:=IFERROR(IF(MATCH(&quot;a8&quot;; [.$A$18:.$A$99]; 0);(IF(ISEVEN(MATCH(&quot;a8&quot;; [.$A$18:.$A$99]; 0)); &quot;O&quot;; &quot;X&quot;))); &quot;a8&quot;)" office:value-type="string" office:string-value="a8" calcext:value-type="string">
            <text:p>a8</text:p>
          </table:table-cell>
          <table:table-cell table:style-name="ce214" table:formula="of:=IFERROR(IF(MATCH(&quot;b8&quot;; [.$A$18:.$A$99]; 0);(IF(ISEVEN(MATCH(&quot;b8&quot;; [.$A$18:.$A$99]; 0)); &quot;O&quot;; &quot;X&quot;))); &quot;b8&quot;)" office:value-type="string" office:string-value="b8" calcext:value-type="string">
            <text:p>b8</text:p>
          </table:table-cell>
          <table:table-cell table:style-name="ce223" table:formula="of:=IFERROR(IF(MATCH(&quot;c8&quot;; [.$A$18:.$A$99]; 0);(IF(ISEVEN(MATCH(&quot;c8&quot;; [.$A$18:.$A$99]; 0)); &quot;O&quot;; &quot;X&quot;))); &quot;c8&quot;)" office:value-type="string" office:string-value="c8" calcext:value-type="string">
            <text:p>c8</text:p>
          </table:table-cell>
          <table:table-cell table:style-name="ce1"/>
          <table:table-cell table:style-name="ce232" table:formula="of:=IFERROR(IF(MATCH(&quot;d8&quot;; [.$A$18:.$A$99]; 0);(IF(ISEVEN(MATCH(&quot;d8&quot;; [.$A$18:.$A$99]; 0)); &quot;O&quot;; &quot;X&quot;))); &quot;d8&quot;)" office:value-type="string" office:string-value="d8" calcext:value-type="string">
            <text:p>d8</text:p>
          </table:table-cell>
          <table:table-cell table:style-name="ce241" table:formula="of:=IFERROR(IF(MATCH(&quot;e8&quot;; [.$A$18:.$A$99]; 0);(IF(ISEVEN(MATCH(&quot;e8&quot;; [.$A$18:.$A$99]; 0)); &quot;O&quot;; &quot;X&quot;))); &quot;e8&quot;)" office:value-type="string" office:string-value="e8" calcext:value-type="string">
            <text:p>e8</text:p>
          </table:table-cell>
          <table:table-cell table:style-name="ce250" table:formula="of:=IFERROR(IF(MATCH(&quot;f8&quot;; [.$A$18:.$A$99]; 0);(IF(ISEVEN(MATCH(&quot;f8&quot;; [.$A$18:.$A$99]; 0)); &quot;O&quot;; &quot;X&quot;))); &quot;f8&quot;)" office:value-type="string" office:string-value="f8" calcext:value-type="string">
            <text:p>f8</text:p>
          </table:table-cell>
          <table:table-cell table:style-name="ce1"/>
          <table:table-cell table:style-name="ce259" table:formula="of:=IFERROR(IF(MATCH(&quot;g8&quot;; [.$A$18:.$A$99]; 0);(IF(ISEVEN(MATCH(&quot;g8&quot;; [.$A$18:.$A$99]; 0)); &quot;O&quot;; &quot;X&quot;))); &quot;g8&quot;)" office:value-type="string" office:string-value="g8" calcext:value-type="string">
            <text:p>g8</text:p>
          </table:table-cell>
          <table:table-cell table:style-name="ce268" table:formula="of:=IFERROR(IF(MATCH(&quot;h8&quot;; [.$A$18:.$A$99]; 0);(IF(ISEVEN(MATCH(&quot;h8&quot;; [.$A$18:.$A$99]; 0)); &quot;O&quot;; &quot;X&quot;))); &quot;h8&quot;)" office:value-type="string" office:string-value="h8" calcext:value-type="string">
            <text:p>h8</text:p>
          </table:table-cell>
          <table:table-cell table:style-name="ce277" table:formula="of:=IFERROR(IF(MATCH(&quot;i8&quot;; [.$A$18:.$A$99]; 0);(IF(ISEVEN(MATCH(&quot;i8&quot;; [.$A$18:.$A$99]; 0)); &quot;O&quot;; &quot;X&quot;))); &quot;i8&quot;)" office:value-type="string" office:string-value="i8" calcext:value-type="string">
            <text:p>i8</text:p>
          </table:table-cell>
          <table:table-cell table:style-name="ce104"/>
          <table:table-cell table:style-name="ce3" office:value-type="string" calcext:value-type="string" table:number-columns-spanned="7" table:number-rows-spanned="1">
            <text:p>Game 2</text:p>
          </table:table-cell>
          <table:covered-table-cell table:number-columns-repeated="6"/>
          <table:table-cell table:number-columns-repeated="1004"/>
        </table:table-row>
        <table:table-row table:style-name="ro4">
          <table:table-cell table:style-name="ce16" office:value-type="float" office:value="7" calcext:value-type="float">
            <text:p>7</text:p>
          </table:table-cell>
          <table:table-cell table:style-name="ce205" table:formula="of:=IFERROR(IF(MATCH(&quot;a7&quot;; [.$A$18:.$A$99]; 0);(IF(ISEVEN(MATCH(&quot;a7&quot;; [.$A$18:.$A$99]; 0)); &quot;O&quot;; &quot;X&quot;))); &quot;a7&quot;)" office:value-type="string" office:string-value="a7" calcext:value-type="string">
            <text:p>a7</text:p>
          </table:table-cell>
          <table:table-cell table:style-name="ce215" table:formula="of:=IFERROR(IF(MATCH(&quot;b7&quot;; [.$A$18:.$A$99]; 0);(IF(ISEVEN(MATCH(&quot;b7&quot;; [.$A$18:.$A$99]; 0)); &quot;O&quot;; &quot;X&quot;))); &quot;b7&quot;)" office:value-type="string" office:string-value="b7" calcext:value-type="string">
            <text:p>b7</text:p>
          </table:table-cell>
          <table:table-cell table:style-name="ce224" table:formula="of:=IFERROR(IF(MATCH(&quot;c7&quot;; [.$A$18:.$A$99]; 0);(IF(ISEVEN(MATCH(&quot;c7&quot;; [.$A$18:.$A$99]; 0)); &quot;O&quot;; &quot;X&quot;))); &quot;c7&quot;)" office:value-type="string" office:string-value="c7" calcext:value-type="string">
            <text:p>c7</text:p>
          </table:table-cell>
          <table:table-cell table:style-name="ce1"/>
          <table:table-cell table:style-name="ce233" table:formula="of:=IFERROR(IF(MATCH(&quot;d7&quot;; [.$A$18:.$A$99]; 0);(IF(ISEVEN(MATCH(&quot;d7&quot;; [.$A$18:.$A$99]; 0)); &quot;O&quot;; &quot;X&quot;))); &quot;d7&quot;)" office:value-type="string" office:string-value="d7" calcext:value-type="string">
            <text:p>d7</text:p>
          </table:table-cell>
          <table:table-cell table:style-name="ce242" table:formula="of:=IFERROR(IF(MATCH(&quot;e7&quot;; [.$A$18:.$A$99]; 0);(IF(ISEVEN(MATCH(&quot;e7&quot;; [.$A$18:.$A$99]; 0)); &quot;O&quot;; &quot;X&quot;))); &quot;e7&quot;)" office:value-type="string" office:string-value="e7" calcext:value-type="string">
            <text:p>e7</text:p>
          </table:table-cell>
          <table:table-cell table:style-name="ce251" table:formula="of:=IFERROR(IF(MATCH(&quot;f7&quot;; [.$A$18:.$A$99]; 0);(IF(ISEVEN(MATCH(&quot;f7&quot;; [.$A$18:.$A$99]; 0)); &quot;O&quot;; &quot;X&quot;))); &quot;f7&quot;)" office:value-type="string" office:string-value="f7" calcext:value-type="string">
            <text:p>f7</text:p>
          </table:table-cell>
          <table:table-cell table:style-name="ce1"/>
          <table:table-cell table:style-name="ce260" table:formula="of:=IFERROR(IF(MATCH(&quot;g7&quot;; [.$A$18:.$A$99]; 0);(IF(ISEVEN(MATCH(&quot;g7&quot;; [.$A$18:.$A$99]; 0)); &quot;O&quot;; &quot;X&quot;))); &quot;g7&quot;)" office:value-type="string" office:string-value="g7" calcext:value-type="string">
            <text:p>g7</text:p>
          </table:table-cell>
          <table:table-cell table:style-name="ce269" table:formula="of:=IFERROR(IF(MATCH(&quot;h7&quot;; [.$A$18:.$A$99]; 0);(IF(ISEVEN(MATCH(&quot;h7&quot;; [.$A$18:.$A$99]; 0)); &quot;O&quot;; &quot;X&quot;))); &quot;h7&quot;)" office:value-type="string" office:string-value="h7" calcext:value-type="string">
            <text:p>h7</text:p>
          </table:table-cell>
          <table:table-cell table:style-name="ce278" table:formula="of:=IFERROR(IF(MATCH(&quot;i7&quot;; [.$A$18:.$A$99]; 0);(IF(ISEVEN(MATCH(&quot;i7&quot;; [.$A$18:.$A$99]; 0)); &quot;O&quot;; &quot;X&quot;))); &quot;i7&quot;)" office:value-type="string" office:string-value="i7" calcext:value-type="string">
            <text:p>i7</text:p>
          </table:table-cell>
          <table:table-cell table:style-name="ce104"/>
          <table:table-cell table:style-name="ce108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6" office:value-type="float" office:value="0" calcext:value-type="float" table:number-columns-spanned="3" table:number-rows-spanned="1">
            <text:p>0</text:p>
          </table:table-cell>
          <table:covered-table-cell table:style-name="ce9"/>
          <table:covered-table-cell table:style-name="ce11"/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1004"/>
        </table:table-row>
        <table:table-row table:style-name="ro3">
          <table:table-cell table:style-name="ce16"/>
          <table:table-cell table:style-name="ce20"/>
          <table:table-cell table:style-name="ce212"/>
          <table:table-cell table:style-name="ce40"/>
          <table:table-cell table:style-name="ce1"/>
          <table:table-cell table:style-name="ce20"/>
          <table:table-cell table:style-name="ce212"/>
          <table:table-cell table:style-name="ce40"/>
          <table:table-cell table:style-name="ce1"/>
          <table:table-cell table:style-name="ce20"/>
          <table:table-cell table:style-name="ce212"/>
          <table:table-cell table:style-name="ce40"/>
          <table:table-cell table:style-name="ce104"/>
          <table:table-cell table:style-name="ce285" office:value-type="string" calcext:value-type="string" table:number-columns-spanned="7" table:number-rows-spanned="1">
            <text:p>Moves</text:p>
          </table:table-cell>
          <table:covered-table-cell table:number-columns-repeated="6"/>
          <table:table-cell table:number-columns-repeated="1004"/>
        </table:table-row>
        <table:table-row table:style-name="ro4">
          <table:table-cell table:style-name="ce16" office:value-type="float" office:value="6" calcext:value-type="float">
            <text:p>6</text:p>
          </table:table-cell>
          <table:table-cell table:style-name="ce206" table:formula="of:=IFERROR(IF(MATCH(&quot;a6&quot;; [.$A$18:.$A$99]; 0);(IF(ISEVEN(MATCH(&quot;a6&quot;; [.$A$18:.$A$99]; 0)); &quot;O&quot;; &quot;X&quot;))); &quot;a6&quot;)" office:value-type="string" office:string-value="a6" calcext:value-type="string">
            <text:p>a6</text:p>
          </table:table-cell>
          <table:table-cell table:style-name="ce216" table:formula="of:=IFERROR(IF(MATCH(&quot;b6&quot;; [.$A$18:.$A$99]; 0);(IF(ISEVEN(MATCH(&quot;b6&quot;; [.$A$18:.$A$99]; 0)); &quot;O&quot;; &quot;X&quot;))); &quot;b6&quot;)" office:value-type="string" office:string-value="b6" calcext:value-type="string">
            <text:p>b6</text:p>
          </table:table-cell>
          <table:table-cell table:style-name="ce225" table:formula="of:=IFERROR(IF(MATCH(&quot;c6&quot;; [.$A$18:.$A$99]; 0);(IF(ISEVEN(MATCH(&quot;c6&quot;; [.$A$18:.$A$99]; 0)); &quot;O&quot;; &quot;X&quot;))); &quot;c6&quot;)" office:value-type="string" office:string-value="c6" calcext:value-type="string">
            <text:p>c6</text:p>
          </table:table-cell>
          <table:table-cell table:style-name="ce1"/>
          <table:table-cell table:style-name="ce234" table:formula="of:=IFERROR(IF(MATCH(&quot;d6&quot;; [.$A$18:.$A$99]; 0);(IF(ISEVEN(MATCH(&quot;d6&quot;; [.$A$18:.$A$99]; 0)); &quot;O&quot;; &quot;X&quot;))); &quot;d6&quot;)" office:value-type="string" office:string-value="d6" calcext:value-type="string">
            <text:p>d6</text:p>
          </table:table-cell>
          <table:table-cell table:style-name="ce243" table:formula="of:=IFERROR(IF(MATCH(&quot;e6&quot;; [.$A$18:.$A$99]; 0);(IF(ISEVEN(MATCH(&quot;e6&quot;; [.$A$18:.$A$99]; 0)); &quot;O&quot;; &quot;X&quot;))); &quot;e6&quot;)" office:value-type="string" office:string-value="e6" calcext:value-type="string">
            <text:p>e6</text:p>
          </table:table-cell>
          <table:table-cell table:style-name="ce252" table:formula="of:=IFERROR(IF(MATCH(&quot;f6&quot;; [.$A$18:.$A$99]; 0);(IF(ISEVEN(MATCH(&quot;f6&quot;; [.$A$18:.$A$99]; 0)); &quot;O&quot;; &quot;X&quot;))); &quot;f6&quot;)" office:value-type="string" office:string-value="f6" calcext:value-type="string">
            <text:p>f6</text:p>
          </table:table-cell>
          <table:table-cell table:style-name="ce1"/>
          <table:table-cell table:style-name="ce261" table:formula="of:=IFERROR(IF(MATCH(&quot;g6&quot;; [.$A$18:.$A$99]; 0);(IF(ISEVEN(MATCH(&quot;g6&quot;; [.$A$18:.$A$99]; 0)); &quot;O&quot;; &quot;X&quot;))); &quot;g6&quot;)" office:value-type="string" office:string-value="g6" calcext:value-type="string">
            <text:p>g6</text:p>
          </table:table-cell>
          <table:table-cell table:style-name="ce270" table:formula="of:=IFERROR(IF(MATCH(&quot;h6&quot;; [.$A$18:.$A$99]; 0);(IF(ISEVEN(MATCH(&quot;h6&quot;; [.$A$18:.$A$99]; 0)); &quot;O&quot;; &quot;X&quot;))); &quot;h6&quot;)" office:value-type="string" office:string-value="h6" calcext:value-type="string">
            <text:p>h6</text:p>
          </table:table-cell>
          <table:table-cell table:style-name="ce279" table:formula="of:=IFERROR(IF(MATCH(&quot;i6&quot;; [.$A$18:.$A$99]; 0);(IF(ISEVEN(MATCH(&quot;i6&quot;; [.$A$18:.$A$99]; 0)); &quot;O&quot;; &quot;X&quot;))); &quot;i6&quot;)" office:value-type="string" office:string-value="i6" calcext:value-type="string">
            <text:p>i6</text:p>
          </table:table-cell>
          <table:table-cell table:style-name="ce104"/>
          <table:table-cell table:style-name="ce286"/>
          <table:table-cell table:style-name="ce288" table:number-columns-repeated="2"/>
          <table:table-cell table:style-name="ce290"/>
          <table:table-cell table:style-name="ce288" table:number-columns-repeated="3"/>
          <table:table-cell table:number-columns-repeated="1004"/>
        </table:table-row>
        <table:table-row table:style-name="ro4">
          <table:table-cell table:style-name="ce16" office:value-type="float" office:value="5" calcext:value-type="float">
            <text:p>5</text:p>
          </table:table-cell>
          <table:table-cell table:style-name="ce207" table:formula="of:=IFERROR(IF(MATCH(&quot;a5&quot;; [.$A$18:.$A$99]; 0);(IF(ISEVEN(MATCH(&quot;a5&quot;; [.$A$18:.$A$99]; 0)); &quot;O&quot;; &quot;X&quot;))); &quot;a5&quot;)" office:value-type="string" office:string-value="a5" calcext:value-type="string">
            <text:p>a5</text:p>
          </table:table-cell>
          <table:table-cell table:style-name="ce217" table:formula="of:=IFERROR(IF(MATCH(&quot;b5&quot;; [.$A$18:.$A$99]; 0);(IF(ISEVEN(MATCH(&quot;b5&quot;; [.$A$18:.$A$99]; 0)); &quot;O&quot;; &quot;X&quot;))); &quot;b5&quot;)" office:value-type="string" office:string-value="b5" calcext:value-type="string">
            <text:p>b5</text:p>
          </table:table-cell>
          <table:table-cell table:style-name="ce226" table:formula="of:=IFERROR(IF(MATCH(&quot;c5&quot;; [.$A$18:.$A$99]; 0);(IF(ISEVEN(MATCH(&quot;c5&quot;; [.$A$18:.$A$99]; 0)); &quot;O&quot;; &quot;X&quot;))); &quot;c5&quot;)" office:value-type="string" office:string-value="c5" calcext:value-type="string">
            <text:p>c5</text:p>
          </table:table-cell>
          <table:table-cell table:style-name="ce1"/>
          <table:table-cell table:style-name="ce235" table:formula="of:=IFERROR(IF(MATCH(&quot;d5&quot;; [.$A$18:.$A$99]; 0);(IF(ISEVEN(MATCH(&quot;d5&quot;; [.$A$18:.$A$99]; 0)); &quot;O&quot;; &quot;X&quot;))); &quot;d5&quot;)" office:value-type="string" office:string-value="d5" calcext:value-type="string">
            <text:p>d5</text:p>
          </table:table-cell>
          <table:table-cell table:style-name="ce244" table:formula="of:=IFERROR(IF(MATCH(&quot;e5&quot;; [.$A$18:.$A$99]; 0);(IF(ISEVEN(MATCH(&quot;e5&quot;; [.$A$18:.$A$99]; 0)); &quot;O&quot;; &quot;X&quot;))); &quot;e5&quot;)" office:value-type="string" office:string-value="e5" calcext:value-type="string">
            <text:p>e5</text:p>
          </table:table-cell>
          <table:table-cell table:style-name="ce253" table:formula="of:=IFERROR(IF(MATCH(&quot;f5&quot;; [.$A$18:.$A$99]; 0);(IF(ISEVEN(MATCH(&quot;f5&quot;; [.$A$18:.$A$99]; 0)); &quot;O&quot;; &quot;X&quot;))); &quot;f5&quot;)" office:value-type="string" office:string-value="f5" calcext:value-type="string">
            <text:p>f5</text:p>
          </table:table-cell>
          <table:table-cell table:style-name="ce1"/>
          <table:table-cell table:style-name="ce262" table:formula="of:=IFERROR(IF(MATCH(&quot;g5&quot;; [.$A$18:.$A$99]; 0);(IF(ISEVEN(MATCH(&quot;g5&quot;; [.$A$18:.$A$99]; 0)); &quot;O&quot;; &quot;X&quot;))); &quot;g5&quot;)" office:value-type="string" office:string-value="g5" calcext:value-type="string">
            <text:p>g5</text:p>
          </table:table-cell>
          <table:table-cell table:style-name="ce271" table:formula="of:=IFERROR(IF(MATCH(&quot;h5&quot;; [.$A$18:.$A$99]; 0);(IF(ISEVEN(MATCH(&quot;h5&quot;; [.$A$18:.$A$99]; 0)); &quot;O&quot;; &quot;X&quot;))); &quot;h5&quot;)" office:value-type="string" office:string-value="h5" calcext:value-type="string">
            <text:p>h5</text:p>
          </table:table-cell>
          <table:table-cell table:style-name="ce280" table:formula="of:=IFERROR(IF(MATCH(&quot;i5&quot;; [.$A$18:.$A$99]; 0);(IF(ISEVEN(MATCH(&quot;i5&quot;; [.$A$18:.$A$99]; 0)); &quot;O&quot;; &quot;X&quot;))); &quot;i5&quot;)" office:value-type="string" office:string-value="i5" calcext:value-type="string">
            <text:p>i5</text:p>
          </table:table-cell>
          <table:table-cell table:style-name="ce104"/>
          <table:table-cell table:style-name="ce287" table:number-columns-repeated="3"/>
          <table:table-cell table:style-name="ce289"/>
          <table:table-cell table:style-name="ce287" table:number-columns-repeated="3"/>
          <table:table-cell table:number-columns-repeated="1004"/>
        </table:table-row>
        <table:table-row table:style-name="ro4">
          <table:table-cell table:style-name="ce16" office:value-type="float" office:value="4" calcext:value-type="float">
            <text:p>4</text:p>
          </table:table-cell>
          <table:table-cell table:style-name="ce208" table:formula="of:=IFERROR(IF(MATCH(&quot;a4&quot;; [.$A$18:.$A$99]; 0);(IF(ISEVEN(MATCH(&quot;a4&quot;; [.$A$18:.$A$99]; 0)); &quot;O&quot;; &quot;X&quot;))); &quot;a4&quot;)" office:value-type="string" office:string-value="a4" calcext:value-type="string">
            <text:p>a4</text:p>
          </table:table-cell>
          <table:table-cell table:style-name="ce218" table:formula="of:=IFERROR(IF(MATCH(&quot;b4&quot;; [.$A$18:.$A$99]; 0);(IF(ISEVEN(MATCH(&quot;b4&quot;; [.$A$18:.$A$99]; 0)); &quot;O&quot;; &quot;X&quot;))); &quot;b4&quot;)" office:value-type="string" office:string-value="b4" calcext:value-type="string">
            <text:p>b4</text:p>
          </table:table-cell>
          <table:table-cell table:style-name="ce227" table:formula="of:=IFERROR(IF(MATCH(&quot;c4&quot;; [.$A$18:.$A$99]; 0);(IF(ISEVEN(MATCH(&quot;c4&quot;; [.$A$18:.$A$99]; 0)); &quot;O&quot;; &quot;X&quot;))); &quot;c4&quot;)" office:value-type="string" office:string-value="c4" calcext:value-type="string">
            <text:p>c4</text:p>
          </table:table-cell>
          <table:table-cell table:style-name="ce1"/>
          <table:table-cell table:style-name="ce236" table:formula="of:=IFERROR(IF(MATCH(&quot;d4&quot;; [.$A$18:.$A$99]; 0);(IF(ISEVEN(MATCH(&quot;d4&quot;; [.$A$18:.$A$99]; 0)); &quot;O&quot;; &quot;X&quot;))); &quot;d4&quot;)" office:value-type="string" office:string-value="d4" calcext:value-type="string">
            <text:p>d4</text:p>
          </table:table-cell>
          <table:table-cell table:style-name="ce245" table:formula="of:=IFERROR(IF(MATCH(&quot;e4&quot;; [.$A$18:.$A$99]; 0);(IF(ISEVEN(MATCH(&quot;e4&quot;; [.$A$18:.$A$99]; 0)); &quot;O&quot;; &quot;X&quot;))); &quot;e4&quot;)" office:value-type="string" office:string-value="e4" calcext:value-type="string">
            <text:p>e4</text:p>
          </table:table-cell>
          <table:table-cell table:style-name="ce254" table:formula="of:=IFERROR(IF(MATCH(&quot;f4&quot;; [.$A$18:.$A$99]; 0);(IF(ISEVEN(MATCH(&quot;f4&quot;; [.$A$18:.$A$99]; 0)); &quot;O&quot;; &quot;X&quot;))); &quot;f4&quot;)" office:value-type="string" office:string-value="f4" calcext:value-type="string">
            <text:p>f4</text:p>
          </table:table-cell>
          <table:table-cell table:style-name="ce1"/>
          <table:table-cell table:style-name="ce263" table:formula="of:=IFERROR(IF(MATCH(&quot;g4&quot;; [.$A$18:.$A$99]; 0);(IF(ISEVEN(MATCH(&quot;g4&quot;; [.$A$18:.$A$99]; 0)); &quot;O&quot;; &quot;X&quot;))); &quot;g4&quot;)" office:value-type="string" office:string-value="g4" calcext:value-type="string">
            <text:p>g4</text:p>
          </table:table-cell>
          <table:table-cell table:style-name="ce272" table:formula="of:=IFERROR(IF(MATCH(&quot;h4&quot;; [.$A$18:.$A$99]; 0);(IF(ISEVEN(MATCH(&quot;h4&quot;; [.$A$18:.$A$99]; 0)); &quot;O&quot;; &quot;X&quot;))); &quot;h4&quot;)" office:value-type="string" office:string-value="h4" calcext:value-type="string">
            <text:p>h4</text:p>
          </table:table-cell>
          <table:table-cell table:style-name="ce281" table:formula="of:=IFERROR(IF(MATCH(&quot;i4&quot;; [.$A$18:.$A$99]; 0);(IF(ISEVEN(MATCH(&quot;i4&quot;; [.$A$18:.$A$99]; 0)); &quot;O&quot;; &quot;X&quot;))); &quot;i4&quot;)" office:value-type="string" office:string-value="i4" calcext:value-type="string">
            <text:p>i4</text:p>
          </table:table-cell>
          <table:table-cell table:style-name="ce104"/>
          <table:table-cell table:style-name="ce288" table:number-columns-repeated="3"/>
          <table:table-cell table:style-name="ce290"/>
          <table:table-cell table:style-name="ce288" table:number-columns-repeated="3"/>
          <table:table-cell table:number-columns-repeated="1004"/>
        </table:table-row>
        <table:table-row table:style-name="ro3">
          <table:table-cell table:style-name="ce16"/>
          <table:table-cell table:style-name="ce20"/>
          <table:table-cell table:style-name="ce212"/>
          <table:table-cell table:style-name="ce40"/>
          <table:table-cell table:style-name="ce1"/>
          <table:table-cell table:style-name="ce20"/>
          <table:table-cell table:style-name="ce212"/>
          <table:table-cell table:style-name="ce40"/>
          <table:table-cell table:style-name="ce1"/>
          <table:table-cell table:style-name="ce20"/>
          <table:table-cell table:style-name="ce212"/>
          <table:table-cell table:style-name="ce40"/>
          <table:table-cell table:style-name="ce104"/>
          <table:table-cell table:style-name="ce287" table:number-columns-repeated="3"/>
          <table:table-cell table:style-name="ce289"/>
          <table:table-cell table:style-name="ce287" table:number-columns-repeated="3"/>
          <table:table-cell table:number-columns-repeated="1004"/>
        </table:table-row>
        <table:table-row table:style-name="ro4">
          <table:table-cell table:style-name="ce16" office:value-type="float" office:value="3" calcext:value-type="float">
            <text:p>3</text:p>
          </table:table-cell>
          <table:table-cell table:style-name="ce209" table:formula="of:=IFERROR(IF(MATCH(&quot;a3&quot;; [.$A$18:.$A$99]; 0);(IF(ISEVEN(MATCH(&quot;a3&quot;; [.$A$18:.$A$99]; 0)); &quot;O&quot;; &quot;X&quot;))); &quot;a3&quot;)" office:value-type="string" office:string-value="a3" calcext:value-type="string">
            <text:p>a3</text:p>
          </table:table-cell>
          <table:table-cell table:style-name="ce219" table:formula="of:=IFERROR(IF(MATCH(&quot;b3&quot;; [.$A$18:.$A$99]; 0);(IF(ISEVEN(MATCH(&quot;b3&quot;; [.$A$18:.$A$99]; 0)); &quot;O&quot;; &quot;X&quot;))); &quot;b3&quot;)" office:value-type="string" office:string-value="b3" calcext:value-type="string">
            <text:p>b3</text:p>
          </table:table-cell>
          <table:table-cell table:style-name="ce228" table:formula="of:=IFERROR(IF(MATCH(&quot;c3&quot;; [.$A$18:.$A$99]; 0);(IF(ISEVEN(MATCH(&quot;c3&quot;; [.$A$18:.$A$99]; 0)); &quot;O&quot;; &quot;X&quot;))); &quot;c3&quot;)" office:value-type="string" office:string-value="c3" calcext:value-type="string">
            <text:p>c3</text:p>
          </table:table-cell>
          <table:table-cell table:style-name="ce1"/>
          <table:table-cell table:style-name="ce237" table:formula="of:=IFERROR(IF(MATCH(&quot;d3&quot;; [.$A$18:.$A$99]; 0);(IF(ISEVEN(MATCH(&quot;d3&quot;; [.$A$18:.$A$99]; 0)); &quot;O&quot;; &quot;X&quot;))); &quot;d3&quot;)" office:value-type="string" office:string-value="d3" calcext:value-type="string">
            <text:p>d3</text:p>
          </table:table-cell>
          <table:table-cell table:style-name="ce246" table:formula="of:=IFERROR(IF(MATCH(&quot;e3&quot;; [.$A$18:.$A$99]; 0);(IF(ISEVEN(MATCH(&quot;e3&quot;; [.$A$18:.$A$99]; 0)); &quot;O&quot;; &quot;X&quot;))); &quot;e3&quot;)" office:value-type="string" office:string-value="e3" calcext:value-type="string">
            <text:p>e3</text:p>
          </table:table-cell>
          <table:table-cell table:style-name="ce255" table:formula="of:=IFERROR(IF(MATCH(&quot;f3&quot;; [.$A$18:.$A$99]; 0);(IF(ISEVEN(MATCH(&quot;f3&quot;; [.$A$18:.$A$99]; 0)); &quot;O&quot;; &quot;X&quot;))); &quot;f3&quot;)" office:value-type="string" office:string-value="f3" calcext:value-type="string">
            <text:p>f3</text:p>
          </table:table-cell>
          <table:table-cell table:style-name="ce1"/>
          <table:table-cell table:style-name="ce264" table:formula="of:=IFERROR(IF(MATCH(&quot;g3&quot;; [.$A$18:.$A$99]; 0);(IF(ISEVEN(MATCH(&quot;g3&quot;; [.$A$18:.$A$99]; 0)); &quot;O&quot;; &quot;X&quot;))); &quot;g3&quot;)" office:value-type="string" office:string-value="g3" calcext:value-type="string">
            <text:p>g3</text:p>
          </table:table-cell>
          <table:table-cell table:style-name="ce273" table:formula="of:=IFERROR(IF(MATCH(&quot;h3&quot;; [.$A$18:.$A$99]; 0);(IF(ISEVEN(MATCH(&quot;h3&quot;; [.$A$18:.$A$99]; 0)); &quot;O&quot;; &quot;X&quot;))); &quot;h3&quot;)" office:value-type="string" office:string-value="h3" calcext:value-type="string">
            <text:p>h3</text:p>
          </table:table-cell>
          <table:table-cell table:style-name="ce282" table:formula="of:=IFERROR(IF(MATCH(&quot;i3&quot;; [.$A$18:.$A$99]; 0);(IF(ISEVEN(MATCH(&quot;i3&quot;; [.$A$18:.$A$99]; 0)); &quot;O&quot;; &quot;X&quot;))); &quot;i3&quot;)" office:value-type="string" office:string-value="i3" calcext:value-type="string">
            <text:p>i3</text:p>
          </table:table-cell>
          <table:table-cell table:style-name="ce104"/>
          <table:table-cell table:style-name="ce288" table:number-columns-repeated="3"/>
          <table:table-cell table:style-name="ce290"/>
          <table:table-cell table:style-name="ce288" table:number-columns-repeated="3"/>
          <table:table-cell table:number-columns-repeated="1004"/>
        </table:table-row>
        <table:table-row table:style-name="ro4">
          <table:table-cell table:style-name="ce16" office:value-type="float" office:value="2" calcext:value-type="float">
            <text:p>2</text:p>
          </table:table-cell>
          <table:table-cell table:style-name="ce210" table:formula="of:=IFERROR(IF(MATCH(&quot;a2&quot;; [.$A$18:.$A$99]; 0);(IF(ISEVEN(MATCH(&quot;a2&quot;; [.$A$18:.$A$99]; 0)); &quot;O&quot;; &quot;X&quot;))); &quot;a2&quot;)" office:value-type="string" office:string-value="a2" calcext:value-type="string">
            <text:p>a2</text:p>
          </table:table-cell>
          <table:table-cell table:style-name="ce220" table:formula="of:=IFERROR(IF(MATCH(&quot;b2&quot;; [.$A$18:.$A$99]; 0);(IF(ISEVEN(MATCH(&quot;b2&quot;; [.$A$18:.$A$99]; 0)); &quot;O&quot;; &quot;X&quot;))); &quot;b2&quot;)" office:value-type="string" office:string-value="b2" calcext:value-type="string">
            <text:p>b2</text:p>
          </table:table-cell>
          <table:table-cell table:style-name="ce229" table:formula="of:=IFERROR(IF(MATCH(&quot;c2&quot;; [.$A$18:.$A$99]; 0);(IF(ISEVEN(MATCH(&quot;c2&quot;; [.$A$18:.$A$99]; 0)); &quot;O&quot;; &quot;X&quot;))); &quot;c2&quot;)" office:value-type="string" office:string-value="c2" calcext:value-type="string">
            <text:p>c2</text:p>
          </table:table-cell>
          <table:table-cell table:style-name="ce1"/>
          <table:table-cell table:style-name="ce238" table:formula="of:=IFERROR(IF(MATCH(&quot;d2&quot;; [.$A$18:.$A$99]; 0);(IF(ISEVEN(MATCH(&quot;d2&quot;; [.$A$18:.$A$99]; 0)); &quot;O&quot;; &quot;X&quot;))); &quot;d2&quot;)" office:value-type="string" office:string-value="d2" calcext:value-type="string">
            <text:p>d2</text:p>
          </table:table-cell>
          <table:table-cell table:style-name="ce247" table:formula="of:=IFERROR(IF(MATCH(&quot;e2&quot;; [.$A$18:.$A$99]; 0);(IF(ISEVEN(MATCH(&quot;e2&quot;; [.$A$18:.$A$99]; 0)); &quot;O&quot;; &quot;X&quot;))); &quot;e2&quot;)" office:value-type="string" office:string-value="e2" calcext:value-type="string">
            <text:p>e2</text:p>
          </table:table-cell>
          <table:table-cell table:style-name="ce256" table:formula="of:=IFERROR(IF(MATCH(&quot;f2&quot;; [.$A$18:.$A$99]; 0);(IF(ISEVEN(MATCH(&quot;f2&quot;; [.$A$18:.$A$99]; 0)); &quot;O&quot;; &quot;X&quot;))); &quot;f2&quot;)" office:value-type="string" office:string-value="f2" calcext:value-type="string">
            <text:p>f2</text:p>
          </table:table-cell>
          <table:table-cell table:style-name="ce1"/>
          <table:table-cell table:style-name="ce265" table:formula="of:=IFERROR(IF(MATCH(&quot;g2&quot;; [.$A$18:.$A$99]; 0);(IF(ISEVEN(MATCH(&quot;g2&quot;; [.$A$18:.$A$99]; 0)); &quot;O&quot;; &quot;X&quot;))); &quot;g2&quot;)" office:value-type="string" office:string-value="g2" calcext:value-type="string">
            <text:p>g2</text:p>
          </table:table-cell>
          <table:table-cell table:style-name="ce274" table:formula="of:=IFERROR(IF(MATCH(&quot;h2&quot;; [.$A$18:.$A$99]; 0);(IF(ISEVEN(MATCH(&quot;h2&quot;; [.$A$18:.$A$99]; 0)); &quot;O&quot;; &quot;X&quot;))); &quot;h2&quot;)" office:value-type="string" office:string-value="h2" calcext:value-type="string">
            <text:p>h2</text:p>
          </table:table-cell>
          <table:table-cell table:style-name="ce283" table:formula="of:=IFERROR(IF(MATCH(&quot;i2&quot;; [.$A$18:.$A$99]; 0);(IF(ISEVEN(MATCH(&quot;i2&quot;; [.$A$18:.$A$99]; 0)); &quot;O&quot;; &quot;X&quot;))); &quot;i2&quot;)" office:value-type="string" office:string-value="i2" calcext:value-type="string">
            <text:p>i2</text:p>
          </table:table-cell>
          <table:table-cell table:style-name="ce104"/>
          <table:table-cell table:style-name="ce287" table:number-columns-repeated="7"/>
          <table:table-cell table:number-columns-repeated="1004"/>
        </table:table-row>
        <table:table-row table:style-name="ro4">
          <table:table-cell table:style-name="ce16" office:value-type="float" office:value="1" calcext:value-type="float">
            <text:p>1</text:p>
          </table:table-cell>
          <table:table-cell table:style-name="ce211" table:formula="of:=IFERROR(IF(MATCH(&quot;a1&quot;; [.$A$18:.$A$99]; 0);(IF(ISEVEN(MATCH(&quot;a1&quot;; [.$A$18:.$A$99]; 0)); &quot;O&quot;; &quot;X&quot;))); &quot;a1&quot;)" office:value-type="string" office:string-value="a1" calcext:value-type="string">
            <text:p>a1</text:p>
          </table:table-cell>
          <table:table-cell table:style-name="ce221" table:formula="of:=IFERROR(IF(MATCH(&quot;b1&quot;; [.$A$18:.$A$99]; 0);(IF(ISEVEN(MATCH(&quot;b1&quot;; [.$A$18:.$A$99]; 0)); &quot;O&quot;; &quot;X&quot;))); &quot;b1&quot;)" office:value-type="string" office:string-value="b1" calcext:value-type="string">
            <text:p>b1</text:p>
          </table:table-cell>
          <table:table-cell table:style-name="ce230" table:formula="of:=IFERROR(IF(MATCH(&quot;c1&quot;; [.$A$18:.$A$99]; 0);(IF(ISEVEN(MATCH(&quot;c1&quot;; [.$A$18:.$A$99]; 0)); &quot;O&quot;; &quot;X&quot;))); &quot;c1&quot;)" office:value-type="string" office:string-value="c1" calcext:value-type="string">
            <text:p>c1</text:p>
          </table:table-cell>
          <table:table-cell table:style-name="ce1"/>
          <table:table-cell table:style-name="ce239" table:formula="of:=IFERROR(IF(MATCH(&quot;d1&quot;; [.$A$18:.$A$99]; 0);(IF(ISEVEN(MATCH(&quot;d1&quot;; [.$A$18:.$A$99]; 0)); &quot;O&quot;; &quot;X&quot;))); &quot;d1&quot;)" office:value-type="string" office:string-value="d1" calcext:value-type="string">
            <text:p>d1</text:p>
          </table:table-cell>
          <table:table-cell table:style-name="ce248" table:formula="of:=IFERROR(IF(MATCH(&quot;e1&quot;; [.$A$18:.$A$99]; 0);(IF(ISEVEN(MATCH(&quot;e1&quot;; [.$A$18:.$A$99]; 0)); &quot;O&quot;; &quot;X&quot;))); &quot;e1&quot;)" office:value-type="string" office:string-value="e1" calcext:value-type="string">
            <text:p>e1</text:p>
          </table:table-cell>
          <table:table-cell table:style-name="ce257" table:formula="of:=IFERROR(IF(MATCH(&quot;f1&quot;; [.$A$18:.$A$99]; 0);(IF(ISEVEN(MATCH(&quot;f1&quot;; [.$A$18:.$A$99]; 0)); &quot;O&quot;; &quot;X&quot;))); &quot;f1&quot;)" office:value-type="string" office:string-value="f1" calcext:value-type="string">
            <text:p>f1</text:p>
          </table:table-cell>
          <table:table-cell table:style-name="ce1"/>
          <table:table-cell table:style-name="ce266" table:formula="of:=IFERROR(IF(MATCH(&quot;g1&quot;; [.$A$18:.$A$99]; 0);(IF(ISEVEN(MATCH(&quot;g1&quot;; [.$A$18:.$A$99]; 0)); &quot;O&quot;; &quot;X&quot;))); &quot;g1&quot;)" office:value-type="string" office:string-value="g1" calcext:value-type="string">
            <text:p>g1</text:p>
          </table:table-cell>
          <table:table-cell table:style-name="ce275" table:formula="of:=IFERROR(IF(MATCH(&quot;h1&quot;; [.$A$18:.$A$99]; 0);(IF(ISEVEN(MATCH(&quot;h1&quot;; [.$A$18:.$A$99]; 0)); &quot;O&quot;; &quot;X&quot;))); &quot;h1&quot;)" office:value-type="string" office:string-value="h1" calcext:value-type="string">
            <text:p>h1</text:p>
          </table:table-cell>
          <table:table-cell table:style-name="ce284" table:formula="of:=IFERROR(IF(MATCH(&quot;i1&quot;; [.$A$18:.$A$99]; 0);(IF(ISEVEN(MATCH(&quot;i1&quot;; [.$A$18:.$A$99]; 0)); &quot;O&quot;; &quot;X&quot;))); &quot;i1&quot;)" office:value-type="string" office:string-value="i1" calcext:value-type="string">
            <text:p>i1</text:p>
          </table:table-cell>
          <table:table-cell table:style-name="ce104"/>
          <table:table-cell table:style-name="ce288" table:number-columns-repeated="7"/>
          <table:table-cell table:number-columns-repeated="1004"/>
        </table:table-row>
        <table:table-row table:style-name="ro3">
          <table:table-cell table:style-name="ce17"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7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f</text:p>
          </table:table-cell>
          <table:table-cell table:style-name="ce17"/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i</text:p>
          </table:table-cell>
          <table:table-cell table:style-name="ce104"/>
          <table:table-cell table:style-name="ce287" table:number-columns-repeated="7"/>
          <table:table-cell table:number-columns-repeated="1004"/>
        </table:table-row>
        <table:table-row table:style-name="ro3">
          <table:table-cell table:style-name="ce18" table:number-columns-repeated="12"/>
          <table:table-cell table:style-name="ce105"/>
          <table:table-cell table:style-name="ce288" table:number-columns-repeated="7"/>
          <table:table-cell table:number-columns-repeated="1004"/>
        </table:table-row>
        <table:table-row table:style-name="ro3">
          <table:table-cell table:style-name="ce19" table:number-columns-repeated="12"/>
          <table:table-cell table:style-name="ce106"/>
          <table:table-cell table:style-name="ce287" table:number-columns-repeated="7"/>
          <table:table-cell table:number-columns-repeated="1004"/>
        </table:table-row>
        <table:table-row table:style-name="ro3">
          <table:table-cell table:style-name="ce19" table:number-columns-repeated="12"/>
          <table:table-cell table:style-name="ce106"/>
          <table:table-cell table:style-name="ce288" table:number-columns-repeated="7"/>
          <table:table-cell table:number-columns-repeated="1004"/>
        </table:table-row>
        <table:table-row table:style-name="ro3">
          <table:table-cell table:style-name="ce19" table:number-columns-repeated="12"/>
          <table:table-cell table:style-name="ce106"/>
          <table:table-cell table:style-name="ce287" table:number-columns-repeated="2"/>
          <table:table-cell table:style-name="ce289"/>
          <table:table-cell table:style-name="ce287" table:number-columns-repeated="4"/>
          <table:table-cell table:number-columns-repeated="1004"/>
        </table:table-row>
        <table:table-row table:style-name="ro3">
          <table:table-cell table:style-name="ce19" table:formula="of:=[.$N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13" table:number-columns-repeated="7"/>
          <table:table-cell table:number-columns-repeated="1004"/>
        </table:table-row>
        <table:table-row table:style-name="ro3">
          <table:table-cell table:style-name="ce19" table:formula="of:=[.$N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13" table:number-columns-repeated="7"/>
          <table:table-cell table:number-columns-repeated="1004"/>
        </table:table-row>
        <table:table-row table:style-name="ro3">
          <table:table-cell table:style-name="ce19" table:formula="of:=[.$N8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13" table:number-columns-repeated="7"/>
          <table:table-cell table:number-columns-repeated="1004"/>
        </table:table-row>
        <table:table-row table:style-name="ro3">
          <table:table-cell table:style-name="ce19" table:formula="of:=[.$N9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0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1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2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3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4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5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$N1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8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9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0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1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2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3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4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5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O1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8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9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0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1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2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3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4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5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P1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8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9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0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1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2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3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4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5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Q1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8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9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0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1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2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3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4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5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R1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6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7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8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9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10]" office:value-type="float" office:value="0" calcext:value-type="float">
            <text:p>0</text:p>
          </table:table-cell>
          <table:table-cell table:style-name="ce19" table:number-columns-repeated="11"/>
          <table:table-cell table:style-name="ce106"/>
          <table:table-cell table:style-name="ce107" table:number-columns-repeated="7"/>
          <table:table-cell table:number-columns-repeated="1004"/>
        </table:table-row>
        <table:table-row table:style-name="ro3">
          <table:table-cell table:style-name="ce19" table:formula="of:=[.S11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2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3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4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5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6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S17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6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7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8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9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10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11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12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13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>
          <table:table-cell table:style-name="ce19" table:formula="of:=[.T14]" office:value-type="float" office:value="0" calcext:value-type="float">
            <text:p>0</text:p>
          </table:table-cell>
          <table:table-cell table:style-name="ce19" table:number-columns-repeated="11"/>
          <table:table-cell table:style-name="ce107" table:number-columns-repeated="8"/>
          <table:table-cell table:number-columns-repeated="1004"/>
        </table:table-row>
        <table:table-row table:style-name="ro3" table:number-rows-repeated="2">
          <table:table-cell table:style-name="ce19" table:number-columns-repeated="12"/>
          <table:table-cell table:style-name="ce107" table:number-columns-repeated="8"/>
          <table:table-cell table:number-columns-repeated="1004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me 2 (Empty Board)'.B2:'Game 2 (Empty Board)'.D4">
            <calcext:condition calcext:apply-style-name="ConditionalStyle_1" calcext:value="formula-is(AND([.B2]=&quot;X&quot;;[.$C$1]=&quot;&quot;))" calcext:base-cell-address="'Game 2 (Empty Board)'.B2"/>
          </calcext:conditional-format>
          <calcext:conditional-format calcext:target-range-address="'Game 2 (Empty Board)'.B2:'Game 2 (Empty Board)'.D4">
            <calcext:condition calcext:apply-style-name="ConditionalStyle_2" calcext:value="formula-is(AND([.B2]=&quot;O&quot;;[.$C$1]=&quot;&quot;))" calcext:base-cell-address="'Game 2 (Empty Board)'.B2"/>
          </calcext:conditional-format>
          <calcext:conditional-format calcext:target-range-address="'Game 2 (Empty Board)'.B2:'Game 2 (Empty Board)'.D4">
            <calcext:condition calcext:apply-style-name="ConditionalStyle_3" calcext:value="formula-is([.$C$1]=&quot;X&quot;)" calcext:base-cell-address="'Game 2 (Empty Board)'.B2"/>
          </calcext:conditional-format>
          <calcext:conditional-format calcext:target-range-address="'Game 2 (Empty Board)'.B2:'Game 2 (Empty Board)'.D4">
            <calcext:condition calcext:apply-style-name="ConditionalStyle_4" calcext:value="formula-is([.$C$1]=&quot;O&quot;)" calcext:base-cell-address="'Game 2 (Empty Board)'.B2"/>
          </calcext:conditional-format>
          <calcext:conditional-format calcext:target-range-address="'Game 2 (Empty Board)'.C1:'Game 2 (Empty Board)'.C1 'Game 2 (Empty Board)'.G1:'Game 2 (Empty Board)'.G1 'Game 2 (Empty Board)'.K1:'Game 2 (Empty Board)'.K1 'Game 2 (Empty Board)'.C5:'Game 2 (Empty Board)'.C5 'Game 2 (Empty Board)'.G5:'Game 2 (Empty Board)'.G5 'Game 2 (Empty Board)'.K5:'Game 2 (Empty Board)'.K5 'Game 2 (Empty Board)'.C9:'Game 2 (Empty Board)'.C9 'Game 2 (Empty Board)'.G9:'Game 2 (Empty Board)'.G9 'Game 2 (Empty Board)'.K9:'Game 2 (Empty Board)'.K9">
            <calcext:condition calcext:apply-style-name="ConditionalStyle_5" calcext:value="=&quot;X&quot;" calcext:base-cell-address="'Game 2 (Empty Board)'.C1"/>
          </calcext:conditional-format>
          <calcext:conditional-format calcext:target-range-address="'Game 2 (Empty Board)'.C1:'Game 2 (Empty Board)'.C1 'Game 2 (Empty Board)'.G1:'Game 2 (Empty Board)'.G1 'Game 2 (Empty Board)'.K1:'Game 2 (Empty Board)'.K1 'Game 2 (Empty Board)'.C5:'Game 2 (Empty Board)'.C5 'Game 2 (Empty Board)'.G5:'Game 2 (Empty Board)'.G5 'Game 2 (Empty Board)'.K5:'Game 2 (Empty Board)'.K5 'Game 2 (Empty Board)'.C9:'Game 2 (Empty Board)'.C9 'Game 2 (Empty Board)'.G9:'Game 2 (Empty Board)'.G9 'Game 2 (Empty Board)'.K9:'Game 2 (Empty Board)'.K9">
            <calcext:condition calcext:apply-style-name="ConditionalStyle_6" calcext:value="=&quot;O&quot;" calcext:base-cell-address="'Game 2 (Empty Board)'.C1"/>
          </calcext:conditional-format>
          <calcext:conditional-format calcext:target-range-address="'Game 2 (Empty Board)'.B2:'Game 2 (Empty Board)'.D4">
            <calcext:condition calcext:apply-style-name="ConditionalStyle_7" calcext:value="formula-is(([.$C$1]=&quot;-&quot;))" calcext:base-cell-address="'Game 2 (Empty Board)'.B2"/>
          </calcext:conditional-format>
          <calcext:conditional-format calcext:target-range-address="'Game 2 (Empty Board)'.N5:'Game 2 (Empty Board)'.N17 'Game 2 (Empty Board)'.O6:'Game 2 (Empty Board)'.T17">
            <calcext:condition calcext:apply-style-name="ConditionalStyle_1" calcext:value="formula-is(ISEVEN(ROW()))" calcext:base-cell-address="'Game 2 (Empty Board)'.N5"/>
          </calcext:conditional-format>
          <calcext:conditional-format calcext:target-range-address="'Game 2 (Empty Board)'.N6:'Game 2 (Empty Board)'.T17">
            <calcext:condition calcext:apply-style-name="ConditionalStyle_2" calcext:value="formula-is(ISODD(ROW()))" calcext:base-cell-address="'Game 2 (Empty Board)'.N6"/>
          </calcext:conditional-format>
          <calcext:conditional-format calcext:target-range-address="'Game 2 (Empty Board)'.B6:'Game 2 (Empty Board)'.D8">
            <calcext:condition calcext:apply-style-name="ConditionalStyle_1" calcext:value="formula-is(AND([.B6]=&quot;X&quot;;[.$C$5]=&quot;&quot;))" calcext:base-cell-address="'Game 2 (Empty Board)'.B6"/>
          </calcext:conditional-format>
          <calcext:conditional-format calcext:target-range-address="'Game 2 (Empty Board)'.B6:'Game 2 (Empty Board)'.D8">
            <calcext:condition calcext:apply-style-name="ConditionalStyle_2" calcext:value="formula-is(AND([.B6]=&quot;O&quot;;[.$C$5]=&quot;&quot;))" calcext:base-cell-address="'Game 2 (Empty Board)'.B6"/>
          </calcext:conditional-format>
          <calcext:conditional-format calcext:target-range-address="'Game 2 (Empty Board)'.B10:'Game 2 (Empty Board)'.D12">
            <calcext:condition calcext:apply-style-name="ConditionalStyle_1" calcext:value="formula-is(AND([.B10]=&quot;X&quot;;[.$C$9]=&quot;&quot;))" calcext:base-cell-address="'Game 2 (Empty Board)'.B10"/>
          </calcext:conditional-format>
          <calcext:conditional-format calcext:target-range-address="'Game 2 (Empty Board)'.B10:'Game 2 (Empty Board)'.D12">
            <calcext:condition calcext:apply-style-name="ConditionalStyle_2" calcext:value="formula-is(AND([.B10]=&quot;O&quot;;[.$C$9]=&quot;&quot;))" calcext:base-cell-address="'Game 2 (Empty Board)'.B10"/>
          </calcext:conditional-format>
          <calcext:conditional-format calcext:target-range-address="'Game 2 (Empty Board)'.F2:'Game 2 (Empty Board)'.H4">
            <calcext:condition calcext:apply-style-name="ConditionalStyle_1" calcext:value="formula-is(AND([.F2]=&quot;X&quot;;[.$G$1]=&quot;&quot;))" calcext:base-cell-address="'Game 2 (Empty Board)'.F2"/>
          </calcext:conditional-format>
          <calcext:conditional-format calcext:target-range-address="'Game 2 (Empty Board)'.F2:'Game 2 (Empty Board)'.H4">
            <calcext:condition calcext:apply-style-name="ConditionalStyle_2" calcext:value="formula-is(AND([.F2]=&quot;O&quot;;[.$G$1]=&quot;&quot;))" calcext:base-cell-address="'Game 2 (Empty Board)'.F2"/>
          </calcext:conditional-format>
          <calcext:conditional-format calcext:target-range-address="'Game 2 (Empty Board)'.F6:'Game 2 (Empty Board)'.H8">
            <calcext:condition calcext:apply-style-name="ConditionalStyle_1" calcext:value="formula-is(AND([.F6]=&quot;X&quot;;[.$G$5]=&quot;&quot;))" calcext:base-cell-address="'Game 2 (Empty Board)'.F6"/>
          </calcext:conditional-format>
          <calcext:conditional-format calcext:target-range-address="'Game 2 (Empty Board)'.F6:'Game 2 (Empty Board)'.H8">
            <calcext:condition calcext:apply-style-name="ConditionalStyle_2" calcext:value="formula-is(AND([.F6]=&quot;O&quot;;[.$G$5]=&quot;&quot;))" calcext:base-cell-address="'Game 2 (Empty Board)'.F6"/>
          </calcext:conditional-format>
          <calcext:conditional-format calcext:target-range-address="'Game 2 (Empty Board)'.F10:'Game 2 (Empty Board)'.H12">
            <calcext:condition calcext:apply-style-name="ConditionalStyle_1" calcext:value="formula-is(AND([.F10]=&quot;X&quot;;[.$G$9]=&quot;&quot;))" calcext:base-cell-address="'Game 2 (Empty Board)'.F10"/>
          </calcext:conditional-format>
          <calcext:conditional-format calcext:target-range-address="'Game 2 (Empty Board)'.F10:'Game 2 (Empty Board)'.H12">
            <calcext:condition calcext:apply-style-name="ConditionalStyle_2" calcext:value="formula-is(AND([.F10]=&quot;O&quot;;[.$G$9]=&quot;&quot;))" calcext:base-cell-address="'Game 2 (Empty Board)'.F10"/>
          </calcext:conditional-format>
          <calcext:conditional-format calcext:target-range-address="'Game 2 (Empty Board)'.B6:'Game 2 (Empty Board)'.D8">
            <calcext:condition calcext:apply-style-name="ConditionalStyle_3" calcext:value="formula-is([.$C$5]=&quot;X&quot;)" calcext:base-cell-address="'Game 2 (Empty Board)'.B6"/>
          </calcext:conditional-format>
          <calcext:conditional-format calcext:target-range-address="'Game 2 (Empty Board)'.B6:'Game 2 (Empty Board)'.D8">
            <calcext:condition calcext:apply-style-name="ConditionalStyle_4" calcext:value="formula-is([.$C$5]=&quot;O&quot;)" calcext:base-cell-address="'Game 2 (Empty Board)'.B6"/>
          </calcext:conditional-format>
          <calcext:conditional-format calcext:target-range-address="'Game 2 (Empty Board)'.B6:'Game 2 (Empty Board)'.D8">
            <calcext:condition calcext:apply-style-name="ConditionalStyle_7" calcext:value="formula-is(([.$C$5]=&quot;-&quot;))" calcext:base-cell-address="'Game 2 (Empty Board)'.B6"/>
          </calcext:conditional-format>
          <calcext:conditional-format calcext:target-range-address="'Game 2 (Empty Board)'.B10:'Game 2 (Empty Board)'.D12">
            <calcext:condition calcext:apply-style-name="ConditionalStyle_3" calcext:value="formula-is([.$C$9]=&quot;X&quot;)" calcext:base-cell-address="'Game 2 (Empty Board)'.B10"/>
          </calcext:conditional-format>
          <calcext:conditional-format calcext:target-range-address="'Game 2 (Empty Board)'.B10:'Game 2 (Empty Board)'.D12">
            <calcext:condition calcext:apply-style-name="ConditionalStyle_4" calcext:value="formula-is([.$C$9]=&quot;O&quot;)" calcext:base-cell-address="'Game 2 (Empty Board)'.B10"/>
          </calcext:conditional-format>
          <calcext:conditional-format calcext:target-range-address="'Game 2 (Empty Board)'.F2:'Game 2 (Empty Board)'.H4">
            <calcext:condition calcext:apply-style-name="ConditionalStyle_3" calcext:value="formula-is([.$G$1]=&quot;X&quot;)" calcext:base-cell-address="'Game 2 (Empty Board)'.F2"/>
          </calcext:conditional-format>
          <calcext:conditional-format calcext:target-range-address="'Game 2 (Empty Board)'.F2:'Game 2 (Empty Board)'.H4">
            <calcext:condition calcext:apply-style-name="ConditionalStyle_4" calcext:value="formula-is([.$G$1]=&quot;O&quot;)" calcext:base-cell-address="'Game 2 (Empty Board)'.F2"/>
          </calcext:conditional-format>
          <calcext:conditional-format calcext:target-range-address="'Game 2 (Empty Board)'.F6:'Game 2 (Empty Board)'.H8">
            <calcext:condition calcext:apply-style-name="ConditionalStyle_3" calcext:value="formula-is([.$G$5]=&quot;X&quot;)" calcext:base-cell-address="'Game 2 (Empty Board)'.F6"/>
          </calcext:conditional-format>
          <calcext:conditional-format calcext:target-range-address="'Game 2 (Empty Board)'.F6:'Game 2 (Empty Board)'.H8">
            <calcext:condition calcext:apply-style-name="ConditionalStyle_4" calcext:value="formula-is([.$G$5]=&quot;O&quot;)" calcext:base-cell-address="'Game 2 (Empty Board)'.F6"/>
          </calcext:conditional-format>
          <calcext:conditional-format calcext:target-range-address="'Game 2 (Empty Board)'.F10:'Game 2 (Empty Board)'.H12">
            <calcext:condition calcext:apply-style-name="ConditionalStyle_3" calcext:value="formula-is([.$G$9]=&quot;X&quot;)" calcext:base-cell-address="'Game 2 (Empty Board)'.F10"/>
          </calcext:conditional-format>
          <calcext:conditional-format calcext:target-range-address="'Game 2 (Empty Board)'.F10:'Game 2 (Empty Board)'.H12">
            <calcext:condition calcext:apply-style-name="ConditionalStyle_4" calcext:value="formula-is([.$G$9]=&quot;O&quot;)" calcext:base-cell-address="'Game 2 (Empty Board)'.F10"/>
          </calcext:conditional-format>
          <calcext:conditional-format calcext:target-range-address="'Game 2 (Empty Board)'.J2:'Game 2 (Empty Board)'.L4">
            <calcext:condition calcext:apply-style-name="ConditionalStyle_1" calcext:value="formula-is(AND([.J2]=&quot;X&quot;;[.$K$1]=&quot;&quot;))" calcext:base-cell-address="'Game 2 (Empty Board)'.J2"/>
          </calcext:conditional-format>
          <calcext:conditional-format calcext:target-range-address="'Game 2 (Empty Board)'.J2:'Game 2 (Empty Board)'.L4">
            <calcext:condition calcext:apply-style-name="ConditionalStyle_2" calcext:value="formula-is(AND([.J2]=&quot;O&quot;;[.$K$1]=&quot;&quot;))" calcext:base-cell-address="'Game 2 (Empty Board)'.J2"/>
          </calcext:conditional-format>
          <calcext:conditional-format calcext:target-range-address="'Game 2 (Empty Board)'.J2:'Game 2 (Empty Board)'.L4">
            <calcext:condition calcext:apply-style-name="ConditionalStyle_3" calcext:value="formula-is([.$K$1]=&quot;X&quot;)" calcext:base-cell-address="'Game 2 (Empty Board)'.J2"/>
          </calcext:conditional-format>
          <calcext:conditional-format calcext:target-range-address="'Game 2 (Empty Board)'.J2:'Game 2 (Empty Board)'.L4">
            <calcext:condition calcext:apply-style-name="ConditionalStyle_4" calcext:value="formula-is([.$K$1]=&quot;O&quot;)" calcext:base-cell-address="'Game 2 (Empty Board)'.J2"/>
          </calcext:conditional-format>
          <calcext:conditional-format calcext:target-range-address="'Game 2 (Empty Board)'.J6:'Game 2 (Empty Board)'.L8">
            <calcext:condition calcext:apply-style-name="ConditionalStyle_1" calcext:value="formula-is(AND([.J6]=&quot;X&quot;;[.$K$5]=&quot;&quot;))" calcext:base-cell-address="'Game 2 (Empty Board)'.J6"/>
          </calcext:conditional-format>
          <calcext:conditional-format calcext:target-range-address="'Game 2 (Empty Board)'.J6:'Game 2 (Empty Board)'.L8">
            <calcext:condition calcext:apply-style-name="ConditionalStyle_2" calcext:value="formula-is(AND([.J6]=&quot;O&quot;;[.$K$5]=&quot;&quot;))" calcext:base-cell-address="'Game 2 (Empty Board)'.J6"/>
          </calcext:conditional-format>
          <calcext:conditional-format calcext:target-range-address="'Game 2 (Empty Board)'.J6:'Game 2 (Empty Board)'.L8">
            <calcext:condition calcext:apply-style-name="ConditionalStyle_3" calcext:value="formula-is([.$K$5]=&quot;X&quot;)" calcext:base-cell-address="'Game 2 (Empty Board)'.J6"/>
          </calcext:conditional-format>
          <calcext:conditional-format calcext:target-range-address="'Game 2 (Empty Board)'.J6:'Game 2 (Empty Board)'.L8">
            <calcext:condition calcext:apply-style-name="ConditionalStyle_4" calcext:value="formula-is([.$K$5]=&quot;O&quot;)" calcext:base-cell-address="'Game 2 (Empty Board)'.J6"/>
          </calcext:conditional-format>
          <calcext:conditional-format calcext:target-range-address="'Game 2 (Empty Board)'.J10:'Game 2 (Empty Board)'.L12">
            <calcext:condition calcext:apply-style-name="ConditionalStyle_1" calcext:value="formula-is(AND([.J10]=&quot;X&quot;;[.$K$9]=&quot;&quot;))" calcext:base-cell-address="'Game 2 (Empty Board)'.J10"/>
          </calcext:conditional-format>
          <calcext:conditional-format calcext:target-range-address="'Game 2 (Empty Board)'.J10:'Game 2 (Empty Board)'.L12">
            <calcext:condition calcext:apply-style-name="ConditionalStyle_2" calcext:value="formula-is(AND([.J10]=&quot;O&quot;;[.$K$9]=&quot;&quot;))" calcext:base-cell-address="'Game 2 (Empty Board)'.J10"/>
          </calcext:conditional-format>
          <calcext:conditional-format calcext:target-range-address="'Game 2 (Empty Board)'.J10:'Game 2 (Empty Board)'.L12">
            <calcext:condition calcext:apply-style-name="ConditionalStyle_3" calcext:value="formula-is([.$K$9]=&quot;X&quot;)" calcext:base-cell-address="'Game 2 (Empty Board)'.J10"/>
          </calcext:conditional-format>
          <calcext:conditional-format calcext:target-range-address="'Game 2 (Empty Board)'.J10:'Game 2 (Empty Board)'.L12">
            <calcext:condition calcext:apply-style-name="ConditionalStyle_4" calcext:value="formula-is([.$K$9]=&quot;O&quot;)" calcext:base-cell-address="'Game 2 (Empty Board)'.J10"/>
          </calcext:conditional-format>
          <calcext:conditional-format calcext:target-range-address="'Game 2 (Empty Board)'.B10:'Game 2 (Empty Board)'.D12">
            <calcext:condition calcext:apply-style-name="ConditionalStyle_7" calcext:value="formula-is(([.$C$9]=&quot;-&quot;))" calcext:base-cell-address="'Game 2 (Empty Board)'.B10"/>
          </calcext:conditional-format>
          <calcext:conditional-format calcext:target-range-address="'Game 2 (Empty Board)'.F2:'Game 2 (Empty Board)'.H4">
            <calcext:condition calcext:apply-style-name="ConditionalStyle_8" calcext:value="formula-is(([.$G$1]=&quot;-&quot;))" calcext:base-cell-address="'Game 2 (Empty Board)'.F2"/>
          </calcext:conditional-format>
          <calcext:conditional-format calcext:target-range-address="'Game 2 (Empty Board)'.F6:'Game 2 (Empty Board)'.H8">
            <calcext:condition calcext:apply-style-name="ConditionalStyle_8" calcext:value="formula-is(([.$G$5]=&quot;-&quot;))" calcext:base-cell-address="'Game 2 (Empty Board)'.F6"/>
          </calcext:conditional-format>
          <calcext:conditional-format calcext:target-range-address="'Game 2 (Empty Board)'.F10:'Game 2 (Empty Board)'.H12">
            <calcext:condition calcext:apply-style-name="ConditionalStyle_8" calcext:value="formula-is(([.$G$9]=&quot;-&quot;))" calcext:base-cell-address="'Game 2 (Empty Board)'.F10"/>
          </calcext:conditional-format>
          <calcext:conditional-format calcext:target-range-address="'Game 2 (Empty Board)'.J10:'Game 2 (Empty Board)'.L12">
            <calcext:condition calcext:apply-style-name="ConditionalStyle_8" calcext:value="formula-is(([.$K$9]=&quot;-&quot;))" calcext:base-cell-address="'Game 2 (Empty Board)'.J10"/>
          </calcext:conditional-format>
          <calcext:conditional-format calcext:target-range-address="'Game 2 (Empty Board)'.J6:'Game 2 (Empty Board)'.L8">
            <calcext:condition calcext:apply-style-name="ConditionalStyle_8" calcext:value="formula-is(([.$K$5]=&quot;-&quot;))" calcext:base-cell-address="'Game 2 (Empty Board)'.J6"/>
          </calcext:conditional-format>
          <calcext:conditional-format calcext:target-range-address="'Game 2 (Empty Board)'.J2:'Game 2 (Empty Board)'.L4">
            <calcext:condition calcext:apply-style-name="ConditionalStyle_8" calcext:value="formula-is(([.$K$1]=&quot;-&quot;))" calcext:base-cell-address="'Game 2 (Empty Board)'.J2"/>
          </calcext:conditional-format>
          <calcext:conditional-format calcext:target-range-address="'Game 2 (Empty Board)'.B2:'Game 2 (Empty Board)'.B2 'Game 2 (Empty Board)'.B6:'Game 2 (Empty Board)'.B6 'Game 2 (Empty Board)'.B10:'Game 2 (Empty Board)'.B10 'Game 2 (Empty Board)'.F2:'Game 2 (Empty Board)'.F2 'Game 2 (Empty Board)'.F6:'Game 2 (Empty Board)'.F6 'Game 2 (Empty Board)'.F10:'Game 2 (Empty Board)'.F10 'Game 2 (Empty Board)'.J2:'Game 2 (Empty Board)'.J2 'Game 2 (Empty Board)'.J6:'Game 2 (Empty Board)'.J6 'Game 2 (Empty Board)'.J10:'Game 2 (Empty Board)'.J10">
            <calcext:condition calcext:apply-style-name="ConditionalStyle_9" calcext:value="formula-is(OR([.$C$1]=&quot;X&quot;;[.$C$1]=&quot;O&quot;))" calcext:base-cell-address="'Game 2 (Empty Board)'.B2"/>
          </calcext:conditional-format>
          <calcext:conditional-format calcext:target-range-address="'Game 2 (Empty Board)'.B7:'Game 2 (Empty Board)'.B7 'Game 2 (Empty Board)'.B11:'Game 2 (Empty Board)'.B11 'Game 2 (Empty Board)'.F11:'Game 2 (Empty Board)'.F11 'Game 2 (Empty Board)'.F7:'Game 2 (Empty Board)'.F7 'Game 2 (Empty Board)'.F3:'Game 2 (Empty Board)'.F3 'Game 2 (Empty Board)'.J3:'Game 2 (Empty Board)'.J3 'Game 2 (Empty Board)'.J7:'Game 2 (Empty Board)'.J7 'Game 2 (Empty Board)'.J11:'Game 2 (Empty Board)'.J11 'Game 2 (Empty Board)'.B3:'Game 2 (Empty Board)'.B3">
            <calcext:condition calcext:apply-style-name="ConditionalStyle_9" calcext:value="formula-is(OR([.$C$5]=&quot;X&quot;;[.$C$5]=&quot;O&quot;))" calcext:base-cell-address="'Game 2 (Empty Board)'.B3"/>
          </calcext:conditional-format>
          <calcext:conditional-format calcext:target-range-address="'Game 2 (Empty Board)'.B12:'Game 2 (Empty Board)'.B12 'Game 2 (Empty Board)'.B4:'Game 2 (Empty Board)'.B4 'Game 2 (Empty Board)'.B8:'Game 2 (Empty Board)'.B8 'Game 2 (Empty Board)'.F4:'Game 2 (Empty Board)'.F4 'Game 2 (Empty Board)'.J4:'Game 2 (Empty Board)'.J4 'Game 2 (Empty Board)'.J8:'Game 2 (Empty Board)'.J8 'Game 2 (Empty Board)'.F8:'Game 2 (Empty Board)'.F8 'Game 2 (Empty Board)'.F12:'Game 2 (Empty Board)'.F12 'Game 2 (Empty Board)'.J12:'Game 2 (Empty Board)'.J12">
            <calcext:condition calcext:apply-style-name="ConditionalStyle_9" calcext:value="formula-is(OR([.$C$9]=&quot;X&quot;;[.$C$9]=&quot;O&quot;))" calcext:base-cell-address="'Game 2 (Empty Board)'.B4"/>
          </calcext:conditional-format>
          <calcext:conditional-format calcext:target-range-address="'Game 2 (Empty Board)'.C3:'Game 2 (Empty Board)'.C3 'Game 2 (Empty Board)'.G3:'Game 2 (Empty Board)'.G3 'Game 2 (Empty Board)'.K3:'Game 2 (Empty Board)'.K3 'Game 2 (Empty Board)'.K7:'Game 2 (Empty Board)'.K7 'Game 2 (Empty Board)'.G7:'Game 2 (Empty Board)'.G7 'Game 2 (Empty Board)'.C7:'Game 2 (Empty Board)'.C7 'Game 2 (Empty Board)'.C11:'Game 2 (Empty Board)'.C11 'Game 2 (Empty Board)'.G11:'Game 2 (Empty Board)'.G11 'Game 2 (Empty Board)'.K11:'Game 2 (Empty Board)'.K11">
            <calcext:condition calcext:apply-style-name="ConditionalStyle_9" calcext:value="formula-is(OR([.$G$5]=&quot;X&quot;;[.$G$5]=&quot;O&quot;))" calcext:base-cell-address="'Game 2 (Empty Board)'.C3"/>
          </calcext:conditional-format>
          <calcext:conditional-format calcext:target-range-address="'Game 2 (Empty Board)'.C2:'Game 2 (Empty Board)'.C2 'Game 2 (Empty Board)'.C6:'Game 2 (Empty Board)'.C6 'Game 2 (Empty Board)'.C10:'Game 2 (Empty Board)'.C10 'Game 2 (Empty Board)'.G10:'Game 2 (Empty Board)'.G10 'Game 2 (Empty Board)'.G6:'Game 2 (Empty Board)'.G6 'Game 2 (Empty Board)'.G2:'Game 2 (Empty Board)'.G2 'Game 2 (Empty Board)'.K2:'Game 2 (Empty Board)'.K2 'Game 2 (Empty Board)'.K6:'Game 2 (Empty Board)'.K6 'Game 2 (Empty Board)'.K10:'Game 2 (Empty Board)'.K10">
            <calcext:condition calcext:apply-style-name="ConditionalStyle_9" calcext:value="formula-is(OR([.$G$1]=&quot;X&quot;;[.$G$1]=&quot;O&quot;))" calcext:base-cell-address="'Game 2 (Empty Board)'.C2"/>
          </calcext:conditional-format>
          <calcext:conditional-format calcext:target-range-address="'Game 2 (Empty Board)'.C4:'Game 2 (Empty Board)'.C4 'Game 2 (Empty Board)'.C8:'Game 2 (Empty Board)'.C8 'Game 2 (Empty Board)'.C12:'Game 2 (Empty Board)'.C12 'Game 2 (Empty Board)'.G12:'Game 2 (Empty Board)'.G12 'Game 2 (Empty Board)'.G8:'Game 2 (Empty Board)'.G8 'Game 2 (Empty Board)'.G4:'Game 2 (Empty Board)'.G4 'Game 2 (Empty Board)'.K4:'Game 2 (Empty Board)'.K4 'Game 2 (Empty Board)'.K8:'Game 2 (Empty Board)'.K8 'Game 2 (Empty Board)'.K12:'Game 2 (Empty Board)'.K12">
            <calcext:condition calcext:apply-style-name="ConditionalStyle_9" calcext:value="formula-is(OR([.$G$9]=&quot;X&quot;;[.$G$9]=&quot;O&quot;))" calcext:base-cell-address="'Game 2 (Empty Board)'.C4"/>
          </calcext:conditional-format>
          <calcext:conditional-format calcext:target-range-address="'Game 2 (Empty Board)'.D2:'Game 2 (Empty Board)'.D2 'Game 2 (Empty Board)'.D6:'Game 2 (Empty Board)'.D6 'Game 2 (Empty Board)'.D10:'Game 2 (Empty Board)'.D10 'Game 2 (Empty Board)'.H2:'Game 2 (Empty Board)'.H2 'Game 2 (Empty Board)'.H6:'Game 2 (Empty Board)'.H6 'Game 2 (Empty Board)'.H10:'Game 2 (Empty Board)'.H10 'Game 2 (Empty Board)'.L10:'Game 2 (Empty Board)'.L10 'Game 2 (Empty Board)'.L2:'Game 2 (Empty Board)'.L2 'Game 2 (Empty Board)'.L6:'Game 2 (Empty Board)'.L6">
            <calcext:condition calcext:apply-style-name="ConditionalStyle_9" calcext:value="formula-is(OR([.$K$1]=&quot;X&quot;;[.$K$1]=&quot;O&quot;))" calcext:base-cell-address="'Game 2 (Empty Board)'.D2"/>
          </calcext:conditional-format>
          <calcext:conditional-format calcext:target-range-address="'Game 2 (Empty Board)'.D3:'Game 2 (Empty Board)'.D3 'Game 2 (Empty Board)'.H3:'Game 2 (Empty Board)'.H3 'Game 2 (Empty Board)'.L3:'Game 2 (Empty Board)'.L3 'Game 2 (Empty Board)'.D7:'Game 2 (Empty Board)'.D7 'Game 2 (Empty Board)'.H7:'Game 2 (Empty Board)'.H7 'Game 2 (Empty Board)'.L7:'Game 2 (Empty Board)'.L7 'Game 2 (Empty Board)'.D11:'Game 2 (Empty Board)'.D11 'Game 2 (Empty Board)'.H11:'Game 2 (Empty Board)'.H11 'Game 2 (Empty Board)'.L11:'Game 2 (Empty Board)'.L11">
            <calcext:condition calcext:apply-style-name="ConditionalStyle_9" calcext:value="formula-is(OR([.$K$5]=&quot;X&quot;;[.$K$5]=&quot;O&quot;))" calcext:base-cell-address="'Game 2 (Empty Board)'.D3"/>
          </calcext:conditional-format>
          <calcext:conditional-format calcext:target-range-address="'Game 2 (Empty Board)'.D4:'Game 2 (Empty Board)'.D4 'Game 2 (Empty Board)'.D8:'Game 2 (Empty Board)'.D8 'Game 2 (Empty Board)'.D12:'Game 2 (Empty Board)'.D12 'Game 2 (Empty Board)'.H4:'Game 2 (Empty Board)'.H4 'Game 2 (Empty Board)'.H8:'Game 2 (Empty Board)'.H8 'Game 2 (Empty Board)'.H12:'Game 2 (Empty Board)'.H12 'Game 2 (Empty Board)'.L4:'Game 2 (Empty Board)'.L4 'Game 2 (Empty Board)'.L8:'Game 2 (Empty Board)'.L8 'Game 2 (Empty Board)'.L12:'Game 2 (Empty Board)'.L12">
            <calcext:condition calcext:apply-style-name="ConditionalStyle_9" calcext:value="formula-is(OR([.$K$9]=&quot;X&quot;;[.$K$9]=&quot;O&quot;))" calcext:base-cell-address="'Game 2 (Empty Board)'.D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date-style style:name="N126"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9ead3"/>
      <style:text-properties fo:color="#38761d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4cccc"/>
      <style:text-properties fo:color="#990000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93c47d"/>
      <style:text-properties fo:color="#274e13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e06666"/>
      <style:text-properties fo:color="#660000" fo:font-weight="bold" style:font-weight-asian="bold" style:font-weight-complex="bold"/>
    </style:style>
    <style:style style:name="ConditionalStyle_5f_5" style:display-name="ConditionalStyle_5" style:family="table-cell" style:parent-style-name="Default">
      <style:table-cell-properties fo:background-color="#38761d"/>
      <style:text-properties fo:color="#d9ead3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#990000"/>
      <style:text-properties fo:color="#f4cccc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cccccc"/>
      <style:text-properties fo:color="#000000" style:text-line-through-style="solid" style:text-line-through-type="single"/>
    </style:style>
    <style:style style:name="ConditionalStyle_5f_8" style:display-name="ConditionalStyle_8" style:family="table-cell" style:parent-style-name="Default">
      <style:table-cell-properties fo:background-color="#cccccc"/>
      <style:text-properties style:text-line-through-style="solid" style:text-line-through-type="single"/>
    </style:style>
    <style:style style:name="ConditionalStyle_5f_9" style:display-name="ConditionalStyle_9" style:family="table-cell" style:parent-style-name="Default">
      <style:table-cell-properties fo:background-color="#0b5394"/>
      <style:text-properties fo:color="#ffffff" fo:font-style="italic" style:font-style-asian="italic" style:font-style-complex="ital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ries_20_Summary" style:display-name="PageStyle_Series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_20_Game" style:display-name="PageStyle_Sample 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me_20_1_20__28_Empty_20_Board_29_" style:display-name="PageStyle_Game 1 (Empty Boar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me_20_2_20__28_Empty_20_Board_29_" style:display-name="PageStyle_Game 2 (Empty Board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721" meta:object-count="0"/>
    <meta:generator>LibreOfficeDev/6.0.5.2$Linux_X86_64 LibreOffice_project/</meta:generator>
  </office:meta>
</office:document-meta>
</file>